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3.1-Character-Class-Shorthan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13.1-Character-Class-Shorthands.A" style:family="table-column">
      <style:table-column-properties style:column-width="2.718cm"/>
    </style:style>
    <style:style style:name="Table-13.1-Character-Class-Shorthands.B" style:family="table-column">
      <style:table-column-properties style:column-width="14.282cm"/>
    </style:style>
    <style:style style:name="Table-13.1-Character-Class-Shorthands.1" style:family="table-row">
      <style:table-row-properties fo:background-color="transparent">
        <style:background-image/>
      </style:table-row-properties>
    </style:style>
    <style:style style:name="Table-13.1-Character-Class-Shorthan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1-Character-Class-Shorthan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1-Character-Class-Shorthan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1-Character-Class-Shorthands.A3" style:family="table-cell">
      <style:table-cell-properties fo:padding="0.101cm" fo:border-left="0.05pt solid #95bfec" fo:border-right="none" fo:border-top="none" fo:border-bottom="0.05pt dotted #0a2746" style:writing-mode="page"/>
    </style:style>
    <style:style style:name="Table-13.1-Character-Class-Shorthands.B3" style:family="table-cell">
      <style:table-cell-properties fo:padding="0.101cm" fo:border-left="0.05pt dotted #0a2746" fo:border-right="0.05pt solid #95bfec" fo:border-top="none" fo:border-bottom="0.05pt dotted #0a2746" style:writing-mode="page"/>
    </style:style>
    <style:style style:name="Table-13.1-Character-Class-Shorthands.A4" style:family="table-cell">
      <style:table-cell-properties fo:padding="0.101cm" fo:border-left="0.05pt solid #95bfec" fo:border-right="none" fo:border-top="none" fo:border-bottom="0.05pt dotted #0a2746" style:writing-mode="page"/>
    </style:style>
    <style:style style:name="Table-13.1-Character-Class-Shorthands.B4" style:family="table-cell">
      <style:table-cell-properties fo:padding="0.101cm" fo:border-left="0.05pt dotted #0a2746" fo:border-right="0.05pt solid #95bfec" fo:border-top="none" fo:border-bottom="0.05pt dotted #0a2746" style:writing-mode="page"/>
    </style:style>
    <style:style style:name="Table-13.1-Character-Class-Shorthands.A5" style:family="table-cell">
      <style:table-cell-properties fo:padding="0.101cm" fo:border-left="0.05pt solid #95bfec" fo:border-right="none" fo:border-top="none" fo:border-bottom="0.05pt dotted #0a2746" style:writing-mode="page"/>
    </style:style>
    <style:style style:name="Table-13.1-Character-Class-Shorthands.B5" style:family="table-cell">
      <style:table-cell-properties fo:padding="0.101cm" fo:border-left="0.05pt dotted #0a2746" fo:border-right="0.05pt solid #95bfec" fo:border-top="none" fo:border-bottom="0.05pt dotted #0a2746" style:writing-mode="page"/>
    </style:style>
    <style:style style:name="Table-13.1-Character-Class-Shorthands.A6" style:family="table-cell">
      <style:table-cell-properties fo:padding="0.101cm" fo:border-left="0.05pt solid #95bfec" fo:border-right="none" fo:border-top="none" fo:border-bottom="0.05pt dotted #0a2746" style:writing-mode="page"/>
    </style:style>
    <style:style style:name="Table-13.1-Character-Class-Shorthands.B6" style:family="table-cell">
      <style:table-cell-properties fo:padding="0.101cm" fo:border-left="0.05pt dotted #0a2746" fo:border-right="0.05pt solid #95bfec" fo:border-top="none" fo:border-bottom="0.05pt dotted #0a2746" style:writing-mode="page"/>
    </style:style>
    <style:style style:name="Table-13.1-Character-Class-Shorthands.A7" style:family="table-cell">
      <style:table-cell-properties fo:padding="0.101cm" fo:border-left="0.05pt solid #95bfec" fo:border-right="none" fo:border-top="none" fo:border-bottom="0.05pt dotted #0a2746" style:writing-mode="page"/>
    </style:style>
    <style:style style:name="Table-13.1-Character-Class-Shorthands.B7" style:family="table-cell">
      <style:table-cell-properties fo:padding="0.101cm" fo:border-left="0.05pt dotted #0a2746" fo:border-right="0.05pt solid #95bfec" fo:border-top="none" fo:border-bottom="0.05pt dotted #0a2746" style:writing-mode="page"/>
    </style:style>
    <style:style style:name="Table-13.1-Character-Class-Shorthands.A8" style:family="table-cell">
      <style:table-cell-properties fo:padding="0.101cm" fo:border-left="0.05pt solid #95bfec" fo:border-right="none" fo:border-top="none" fo:border-bottom="0.05pt dotted #0a2746" style:writing-mode="page"/>
    </style:style>
    <style:style style:name="Table-13.1-Character-Class-Shorthands.B8" style:family="table-cell">
      <style:table-cell-properties fo:padding="0.101cm" fo:border-left="0.05pt dotted #0a2746" fo:border-right="0.05pt solid #95bfec" fo:border-top="none" fo:border-bottom="0.05pt dotted #0a2746" style:writing-mode="page"/>
    </style:style>
    <style:style style:name="Table-13.1-Character-Class-Shorthands.A9" style:family="table-cell">
      <style:table-cell-properties fo:padding="0.101cm" fo:border-left="0.05pt solid #95bfec" fo:border-right="none" fo:border-top="none" fo:border-bottom="0.05pt solid #95bfec" style:writing-mode="page"/>
    </style:style>
    <style:style style:name="Table-13.1-Character-Class-Shorthands.B9" style:family="table-cell">
      <style:table-cell-properties fo:padding="0.101cm" fo:border-left="0.05pt dotted #0a2746" fo:border-right="0.05pt solid #95bfec" fo:border-top="none" fo:border-bottom="0.05pt solid #95bfec" style:writing-mode="page"/>
    </style:style>
    <style:style style:name="Table-13.2-Regular-Expression-Quantifiers" style:family="table">
      <style:table-properties style:width="17cm" fo:margin-top="0cm" fo:margin-bottom="0.499cm" table:align="center" fo:background-color="transparent" fo:keep-with-next="always">
        <style:background-image/>
      </style:table-properties>
    </style:style>
    <style:style style:name="Table-13.2-Regular-Expression-Quantifiers.A" style:family="table-column">
      <style:table-column-properties style:column-width="4.299cm"/>
    </style:style>
    <style:style style:name="Table-13.2-Regular-Expression-Quantifiers.B" style:family="table-column">
      <style:table-column-properties style:column-width="12.702cm"/>
    </style:style>
    <style:style style:name="Table-13.2-Regular-Expression-Quantifiers.1" style:family="table-row">
      <style:table-row-properties fo:background-color="transparent">
        <style:background-image/>
      </style:table-row-properties>
    </style:style>
    <style:style style:name="Table-13.2-Regular-Expression-Quantifie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2-Regular-Expression-Quantifie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2-Regular-Expression-Quantifie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2-Regular-Expression-Quantifiers.A3" style:family="table-cell">
      <style:table-cell-properties fo:padding="0.101cm" fo:border-left="0.05pt solid #95bfec" fo:border-right="none" fo:border-top="none" fo:border-bottom="0.05pt dotted #0a2746" style:writing-mode="page"/>
    </style:style>
    <style:style style:name="Table-13.2-Regular-Expression-Quantifiers.B3" style:family="table-cell">
      <style:table-cell-properties fo:padding="0.101cm" fo:border-left="0.05pt dotted #0a2746" fo:border-right="0.05pt solid #95bfec" fo:border-top="none" fo:border-bottom="0.05pt dotted #0a2746" style:writing-mode="page"/>
    </style:style>
    <style:style style:name="Table-13.2-Regular-Expression-Quantifiers.A4" style:family="table-cell">
      <style:table-cell-properties fo:padding="0.101cm" fo:border-left="0.05pt solid #95bfec" fo:border-right="none" fo:border-top="none" fo:border-bottom="0.05pt dotted #0a2746" style:writing-mode="page"/>
    </style:style>
    <style:style style:name="Table-13.2-Regular-Expression-Quantifiers.B4" style:family="table-cell">
      <style:table-cell-properties fo:padding="0.101cm" fo:border-left="0.05pt dotted #0a2746" fo:border-right="0.05pt solid #95bfec" fo:border-top="none" fo:border-bottom="0.05pt dotted #0a2746" style:writing-mode="page"/>
    </style:style>
    <style:style style:name="Table-13.2-Regular-Expression-Quantifiers.A5" style:family="table-cell">
      <style:table-cell-properties fo:padding="0.101cm" fo:border-left="0.05pt solid #95bfec" fo:border-right="none" fo:border-top="none" fo:border-bottom="0.05pt dotted #0a2746" style:writing-mode="page"/>
    </style:style>
    <style:style style:name="Table-13.2-Regular-Expression-Quantifiers.B5" style:family="table-cell">
      <style:table-cell-properties fo:padding="0.101cm" fo:border-left="0.05pt dotted #0a2746" fo:border-right="0.05pt solid #95bfec" fo:border-top="none" fo:border-bottom="0.05pt dotted #0a2746" style:writing-mode="page"/>
    </style:style>
    <style:style style:name="Table-13.2-Regular-Expression-Quantifiers.A6" style:family="table-cell">
      <style:table-cell-properties fo:padding="0.101cm" fo:border-left="0.05pt solid #95bfec" fo:border-right="none" fo:border-top="none" fo:border-bottom="0.05pt dotted #0a2746" style:writing-mode="page"/>
    </style:style>
    <style:style style:name="Table-13.2-Regular-Expression-Quantifiers.B6" style:family="table-cell">
      <style:table-cell-properties fo:padding="0.101cm" fo:border-left="0.05pt dotted #0a2746" fo:border-right="0.05pt solid #95bfec" fo:border-top="none" fo:border-bottom="0.05pt dotted #0a2746" style:writing-mode="page"/>
    </style:style>
    <style:style style:name="Table-13.2-Regular-Expression-Quantifiers.A7" style:family="table-cell">
      <style:table-cell-properties fo:padding="0.101cm" fo:border-left="0.05pt solid #95bfec" fo:border-right="none" fo:border-top="none" fo:border-bottom="0.05pt dotted #0a2746" style:writing-mode="page"/>
    </style:style>
    <style:style style:name="Table-13.2-Regular-Expression-Quantifiers.B7" style:family="table-cell">
      <style:table-cell-properties fo:padding="0.101cm" fo:border-left="0.05pt dotted #0a2746" fo:border-right="0.05pt solid #95bfec" fo:border-top="none" fo:border-bottom="0.05pt dotted #0a2746" style:writing-mode="page"/>
    </style:style>
    <style:style style:name="Table-13.2-Regular-Expression-Quantifiers.A8" style:family="table-cell">
      <style:table-cell-properties fo:padding="0.101cm" fo:border-left="0.05pt solid #95bfec" fo:border-right="none" fo:border-top="none" fo:border-bottom="0.05pt dotted #0a2746" style:writing-mode="page"/>
    </style:style>
    <style:style style:name="Table-13.2-Regular-Expression-Quantifiers.B8" style:family="table-cell">
      <style:table-cell-properties fo:padding="0.101cm" fo:border-left="0.05pt dotted #0a2746" fo:border-right="0.05pt solid #95bfec" fo:border-top="none" fo:border-bottom="0.05pt dotted #0a2746" style:writing-mode="page"/>
    </style:style>
    <style:style style:name="Table-13.2-Regular-Expression-Quantifiers.A9" style:family="table-cell">
      <style:table-cell-properties fo:padding="0.101cm" fo:border-left="0.05pt solid #95bfec" fo:border-right="none" fo:border-top="none" fo:border-bottom="0.05pt dotted #0a2746" style:writing-mode="page"/>
    </style:style>
    <style:style style:name="Table-13.2-Regular-Expression-Quantifiers.B9" style:family="table-cell">
      <style:table-cell-properties fo:padding="0.101cm" fo:border-left="0.05pt dotted #0a2746" fo:border-right="0.05pt solid #95bfec" fo:border-top="none" fo:border-bottom="0.05pt dotted #0a2746" style:writing-mode="page"/>
    </style:style>
    <style:style style:name="Table-13.2-Regular-Expression-Quantifiers.A10" style:family="table-cell">
      <style:table-cell-properties fo:padding="0.101cm" fo:border-left="0.05pt solid #95bfec" fo:border-right="none" fo:border-top="none" fo:border-bottom="0.05pt dotted #0a2746" style:writing-mode="page"/>
    </style:style>
    <style:style style:name="Table-13.2-Regular-Expression-Quantifiers.B10" style:family="table-cell">
      <style:table-cell-properties fo:padding="0.101cm" fo:border-left="0.05pt dotted #0a2746" fo:border-right="0.05pt solid #95bfec" fo:border-top="none" fo:border-bottom="0.05pt dotted #0a2746" style:writing-mode="page"/>
    </style:style>
    <style:style style:name="Table-13.2-Regular-Expression-Quantifiers.A11" style:family="table-cell">
      <style:table-cell-properties fo:padding="0.101cm" fo:border-left="0.05pt solid #95bfec" fo:border-right="none" fo:border-top="none" fo:border-bottom="0.05pt dotted #0a2746" style:writing-mode="page"/>
    </style:style>
    <style:style style:name="Table-13.2-Regular-Expression-Quantifiers.B11" style:family="table-cell">
      <style:table-cell-properties fo:padding="0.101cm" fo:border-left="0.05pt dotted #0a2746" fo:border-right="0.05pt solid #95bfec" fo:border-top="none" fo:border-bottom="0.05pt dotted #0a2746" style:writing-mode="page"/>
    </style:style>
    <style:style style:name="Table-13.2-Regular-Expression-Quantifiers.A12" style:family="table-cell">
      <style:table-cell-properties fo:padding="0.101cm" fo:border-left="0.05pt solid #95bfec" fo:border-right="none" fo:border-top="none" fo:border-bottom="0.05pt dotted #0a2746" style:writing-mode="page"/>
    </style:style>
    <style:style style:name="Table-13.2-Regular-Expression-Quantifiers.B12" style:family="table-cell">
      <style:table-cell-properties fo:padding="0.101cm" fo:border-left="0.05pt dotted #0a2746" fo:border-right="0.05pt solid #95bfec" fo:border-top="none" fo:border-bottom="0.05pt dotted #0a2746" style:writing-mode="page"/>
    </style:style>
    <style:style style:name="Table-13.2-Regular-Expression-Quantifiers.A13" style:family="table-cell">
      <style:table-cell-properties fo:padding="0.101cm" fo:border-left="0.05pt solid #95bfec" fo:border-right="none" fo:border-top="none" fo:border-bottom="0.05pt dotted #0a2746" style:writing-mode="page"/>
    </style:style>
    <style:style style:name="Table-13.2-Regular-Expression-Quantifiers.B13" style:family="table-cell">
      <style:table-cell-properties fo:padding="0.101cm" fo:border-left="0.05pt dotted #0a2746" fo:border-right="0.05pt solid #95bfec" fo:border-top="none" fo:border-bottom="0.05pt dotted #0a2746" style:writing-mode="page"/>
    </style:style>
    <style:style style:name="Table-13.2-Regular-Expression-Quantifiers.A14" style:family="table-cell">
      <style:table-cell-properties fo:padding="0.101cm" fo:border-left="0.05pt solid #95bfec" fo:border-right="none" fo:border-top="none" fo:border-bottom="0.05pt dotted #0a2746" style:writing-mode="page"/>
    </style:style>
    <style:style style:name="Table-13.2-Regular-Expression-Quantifiers.B14" style:family="table-cell">
      <style:table-cell-properties fo:padding="0.101cm" fo:border-left="0.05pt dotted #0a2746" fo:border-right="0.05pt solid #95bfec" fo:border-top="none" fo:border-bottom="0.05pt dotted #0a2746" style:writing-mode="page"/>
    </style:style>
    <style:style style:name="Table-13.2-Regular-Expression-Quantifiers.A15" style:family="table-cell">
      <style:table-cell-properties fo:padding="0.101cm" fo:border-left="0.05pt solid #95bfec" fo:border-right="none" fo:border-top="none" fo:border-bottom="0.05pt solid #95bfec" style:writing-mode="page"/>
    </style:style>
    <style:style style:name="Table-13.2-Regular-Expression-Quantifiers.B15" style:family="table-cell">
      <style:table-cell-properties fo:padding="0.101cm" fo:border-left="0.05pt dotted #0a2746" fo:border-right="0.05pt solid #95bfec" fo:border-top="none" fo:border-bottom="0.05pt solid #95bfec" style:writing-mode="page"/>
    </style:style>
    <style:style style:name="Table-13.3-Regular-Expression-Assertions" style:family="table">
      <style:table-properties style:width="17cm" fo:margin-top="0cm" fo:margin-bottom="0.499cm" table:align="center" fo:background-color="transparent" fo:keep-with-next="always">
        <style:background-image/>
      </style:table-properties>
    </style:style>
    <style:style style:name="Table-13.3-Regular-Expression-Assertions.A" style:family="table-column">
      <style:table-column-properties style:column-width="2.307cm"/>
    </style:style>
    <style:style style:name="Table-13.3-Regular-Expression-Assertions.B" style:family="table-column">
      <style:table-column-properties style:column-width="14.693cm"/>
    </style:style>
    <style:style style:name="Table-13.3-Regular-Expression-Assertions.1" style:family="table-row">
      <style:table-row-properties fo:background-color="transparent">
        <style:background-image/>
      </style:table-row-properties>
    </style:style>
    <style:style style:name="Table-13.3-Regular-Expression-Asser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3-Regular-Expression-Asser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3-Regular-Expression-Asser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3-Regular-Expression-Assertions.A3" style:family="table-cell">
      <style:table-cell-properties fo:padding="0.101cm" fo:border-left="0.05pt solid #95bfec" fo:border-right="none" fo:border-top="none" fo:border-bottom="0.05pt dotted #0a2746" style:writing-mode="page"/>
    </style:style>
    <style:style style:name="Table-13.3-Regular-Expression-Assertions.B3" style:family="table-cell">
      <style:table-cell-properties fo:padding="0.101cm" fo:border-left="0.05pt dotted #0a2746" fo:border-right="0.05pt solid #95bfec" fo:border-top="none" fo:border-bottom="0.05pt dotted #0a2746" style:writing-mode="page"/>
    </style:style>
    <style:style style:name="Table-13.3-Regular-Expression-Assertions.A4" style:family="table-cell">
      <style:table-cell-properties fo:padding="0.101cm" fo:border-left="0.05pt solid #95bfec" fo:border-right="none" fo:border-top="none" fo:border-bottom="0.05pt dotted #0a2746" style:writing-mode="page"/>
    </style:style>
    <style:style style:name="Table-13.3-Regular-Expression-Assertions.B4" style:family="table-cell">
      <style:table-cell-properties fo:padding="0.101cm" fo:border-left="0.05pt dotted #0a2746" fo:border-right="0.05pt solid #95bfec" fo:border-top="none" fo:border-bottom="0.05pt dotted #0a2746" style:writing-mode="page"/>
    </style:style>
    <style:style style:name="Table-13.3-Regular-Expression-Assertions.A5" style:family="table-cell">
      <style:table-cell-properties fo:padding="0.101cm" fo:border-left="0.05pt solid #95bfec" fo:border-right="none" fo:border-top="none" fo:border-bottom="0.05pt dotted #0a2746" style:writing-mode="page"/>
    </style:style>
    <style:style style:name="Table-13.3-Regular-Expression-Assertions.B5" style:family="table-cell">
      <style:table-cell-properties fo:padding="0.101cm" fo:border-left="0.05pt dotted #0a2746" fo:border-right="0.05pt solid #95bfec" fo:border-top="none" fo:border-bottom="0.05pt dotted #0a2746" style:writing-mode="page"/>
    </style:style>
    <style:style style:name="Table-13.3-Regular-Expression-Assertions.A6" style:family="table-cell">
      <style:table-cell-properties fo:padding="0.101cm" fo:border-left="0.05pt solid #95bfec" fo:border-right="none" fo:border-top="none" fo:border-bottom="0.05pt dotted #0a2746" style:writing-mode="page"/>
    </style:style>
    <style:style style:name="Table-13.3-Regular-Expression-Assertions.B6" style:family="table-cell">
      <style:table-cell-properties fo:padding="0.101cm" fo:border-left="0.05pt dotted #0a2746" fo:border-right="0.05pt solid #95bfec" fo:border-top="none" fo:border-bottom="0.05pt dotted #0a2746" style:writing-mode="page"/>
    </style:style>
    <style:style style:name="Table-13.3-Regular-Expression-Assertions.A7" style:family="table-cell">
      <style:table-cell-properties fo:padding="0.101cm" fo:border-left="0.05pt solid #95bfec" fo:border-right="none" fo:border-top="none" fo:border-bottom="0.05pt dotted #0a2746" style:writing-mode="page"/>
    </style:style>
    <style:style style:name="Table-13.3-Regular-Expression-Assertions.B7" style:family="table-cell">
      <style:table-cell-properties fo:padding="0.101cm" fo:border-left="0.05pt dotted #0a2746" fo:border-right="0.05pt solid #95bfec" fo:border-top="none" fo:border-bottom="0.05pt dotted #0a2746" style:writing-mode="page"/>
    </style:style>
    <style:style style:name="Table-13.3-Regular-Expression-Assertions.A8" style:family="table-cell">
      <style:table-cell-properties fo:padding="0.101cm" fo:border-left="0.05pt solid #95bfec" fo:border-right="none" fo:border-top="none" fo:border-bottom="0.05pt dotted #0a2746" style:writing-mode="page"/>
    </style:style>
    <style:style style:name="Table-13.3-Regular-Expression-Assertions.B8" style:family="table-cell">
      <style:table-cell-properties fo:padding="0.101cm" fo:border-left="0.05pt dotted #0a2746" fo:border-right="0.05pt solid #95bfec" fo:border-top="none" fo:border-bottom="0.05pt dotted #0a2746" style:writing-mode="page"/>
    </style:style>
    <style:style style:name="Table-13.3-Regular-Expression-Assertions.A9" style:family="table-cell">
      <style:table-cell-properties fo:padding="0.101cm" fo:border-left="0.05pt solid #95bfec" fo:border-right="none" fo:border-top="none" fo:border-bottom="0.05pt dotted #0a2746" style:writing-mode="page"/>
    </style:style>
    <style:style style:name="Table-13.3-Regular-Expression-Assertions.B9" style:family="table-cell">
      <style:table-cell-properties fo:padding="0.101cm" fo:border-left="0.05pt dotted #0a2746" fo:border-right="0.05pt solid #95bfec" fo:border-top="none" fo:border-bottom="0.05pt dotted #0a2746" style:writing-mode="page"/>
    </style:style>
    <style:style style:name="Table-13.3-Regular-Expression-Assertions.A10" style:family="table-cell">
      <style:table-cell-properties fo:padding="0.101cm" fo:border-left="0.05pt solid #95bfec" fo:border-right="none" fo:border-top="none" fo:border-bottom="0.05pt dotted #0a2746" style:writing-mode="page"/>
    </style:style>
    <style:style style:name="Table-13.3-Regular-Expression-Assertions.B10" style:family="table-cell">
      <style:table-cell-properties fo:padding="0.101cm" fo:border-left="0.05pt dotted #0a2746" fo:border-right="0.05pt solid #95bfec" fo:border-top="none" fo:border-bottom="0.05pt dotted #0a2746" style:writing-mode="page"/>
    </style:style>
    <style:style style:name="Table-13.3-Regular-Expression-Assertions.A11" style:family="table-cell">
      <style:table-cell-properties fo:padding="0.101cm" fo:border-left="0.05pt solid #95bfec" fo:border-right="none" fo:border-top="none" fo:border-bottom="0.05pt dotted #0a2746" style:writing-mode="page"/>
    </style:style>
    <style:style style:name="Table-13.3-Regular-Expression-Assertions.B11" style:family="table-cell">
      <style:table-cell-properties fo:padding="0.101cm" fo:border-left="0.05pt dotted #0a2746" fo:border-right="0.05pt solid #95bfec" fo:border-top="none" fo:border-bottom="0.05pt dotted #0a2746" style:writing-mode="page"/>
    </style:style>
    <style:style style:name="Table-13.3-Regular-Expression-Assertions.A12" style:family="table-cell">
      <style:table-cell-properties fo:padding="0.101cm" fo:border-left="0.05pt solid #95bfec" fo:border-right="none" fo:border-top="none" fo:border-bottom="0.05pt solid #95bfec" style:writing-mode="page"/>
    </style:style>
    <style:style style:name="Table-13.3-Regular-Expression-Assertions.B12" style:family="table-cell">
      <style:table-cell-properties fo:padding="0.101cm" fo:border-left="0.05pt dotted #0a2746" fo:border-right="0.05pt solid #95bfec" fo:border-top="none" fo:border-bottom="0.05pt solid #95bfec" style:writing-mode="page"/>
    </style:style>
    <style:style style:name="Table-13.4-The-Regular-Expression-Module_2019_s-Functions" style:display-name="Table-13.4-The-Regular-Expression-Module’s-Functions" style:family="table">
      <style:table-properties style:width="17cm" fo:margin-top="0cm" fo:margin-bottom="0cm" fo:break-before="page" table:align="center" fo:background-color="transparent" fo:keep-with-next="always" style:may-break-between-rows="false">
        <style:background-image/>
      </style:table-properties>
    </style:style>
    <style:style style:name="Table-13.4-The-Regular-Expression-Module_2019_s-Functions.A" style:display-name="Table-13.4-The-Regular-Expression-Module’s-Functions.A" style:family="table-column">
      <style:table-column-properties style:column-width="3.304cm"/>
    </style:style>
    <style:style style:name="Table-13.4-The-Regular-Expression-Module_2019_s-Functions.B" style:display-name="Table-13.4-The-Regular-Expression-Module’s-Functions.B" style:family="table-column">
      <style:table-column-properties style:column-width="13.697cm"/>
    </style:style>
    <style:style style:name="Table-13.4-The-Regular-Expression-Module_2019_s-Functions.1" style:display-name="Table-13.4-The-Regular-Expression-Module’s-Functions.1" style:family="table-row">
      <style:table-row-properties fo:background-color="transparent">
        <style:background-image/>
      </style:table-row-properties>
    </style:style>
    <style:style style:name="Table-13.4-The-Regular-Expression-Module_2019_s-Functions.A1" style:display-name="Table-13.4-The-Regular-Expression-Module’s-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4-The-Regular-Expression-Module_2019_s-Functions.A2" style:display-name="Table-13.4-The-Regular-Expression-Module’s-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4-The-Regular-Expression-Module_2019_s-Functions.B2" style:display-name="Table-13.4-The-Regular-Expression-Module’s-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4-The-Regular-Expression-Module_2019_s-Functions.A3" style:display-name="Table-13.4-The-Regular-Expression-Module’s-Functions.A3" style:family="table-cell">
      <style:table-cell-properties fo:padding="0.101cm" fo:border-left="0.05pt solid #95bfec" fo:border-right="none" fo:border-top="none" fo:border-bottom="0.05pt dotted #0a2746" style:writing-mode="page"/>
    </style:style>
    <style:style style:name="Table-13.4-The-Regular-Expression-Module_2019_s-Functions.B3" style:display-name="Table-13.4-The-Regular-Expression-Module’s-Functions.B3"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4" style:display-name="Table-13.4-The-Regular-Expression-Module’s-Functions.A4" style:family="table-cell">
      <style:table-cell-properties fo:padding="0.101cm" fo:border-left="0.05pt solid #95bfec" fo:border-right="none" fo:border-top="none" fo:border-bottom="0.05pt dotted #0a2746" style:writing-mode="page"/>
    </style:style>
    <style:style style:name="Table-13.4-The-Regular-Expression-Module_2019_s-Functions.B4" style:display-name="Table-13.4-The-Regular-Expression-Module’s-Functions.B4"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5" style:display-name="Table-13.4-The-Regular-Expression-Module’s-Functions.A5" style:family="table-cell">
      <style:table-cell-properties fo:padding="0.101cm" fo:border-left="0.05pt solid #95bfec" fo:border-right="none" fo:border-top="none" fo:border-bottom="0.05pt dotted #0a2746" style:writing-mode="page"/>
    </style:style>
    <style:style style:name="Table-13.4-The-Regular-Expression-Module_2019_s-Functions.B5" style:display-name="Table-13.4-The-Regular-Expression-Module’s-Functions.B5"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6" style:display-name="Table-13.4-The-Regular-Expression-Module’s-Functions.A6" style:family="table-cell">
      <style:table-cell-properties fo:padding="0.101cm" fo:border-left="0.05pt solid #95bfec" fo:border-right="none" fo:border-top="none" fo:border-bottom="0.05pt dotted #0a2746" style:writing-mode="page"/>
    </style:style>
    <style:style style:name="Table-13.4-The-Regular-Expression-Module_2019_s-Functions.B6" style:display-name="Table-13.4-The-Regular-Expression-Module’s-Functions.B6"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7" style:display-name="Table-13.4-The-Regular-Expression-Module’s-Functions.A7" style:family="table-cell">
      <style:table-cell-properties fo:padding="0.101cm" fo:border-left="0.05pt solid #95bfec" fo:border-right="none" fo:border-top="none" fo:border-bottom="0.05pt dotted #0a2746" style:writing-mode="page"/>
    </style:style>
    <style:style style:name="Table-13.4-The-Regular-Expression-Module_2019_s-Functions.B7" style:display-name="Table-13.4-The-Regular-Expression-Module’s-Functions.B7"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8" style:display-name="Table-13.4-The-Regular-Expression-Module’s-Functions.A8" style:family="table-cell">
      <style:table-cell-properties fo:padding="0.101cm" fo:border-left="0.05pt solid #95bfec" fo:border-right="none" fo:border-top="none" fo:border-bottom="0.05pt dotted #0a2746" style:writing-mode="page"/>
    </style:style>
    <style:style style:name="Table-13.4-The-Regular-Expression-Module_2019_s-Functions.B8" style:display-name="Table-13.4-The-Regular-Expression-Module’s-Functions.B8"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9" style:display-name="Table-13.4-The-Regular-Expression-Module’s-Functions.A9" style:family="table-cell">
      <style:table-cell-properties fo:padding="0.101cm" fo:border-left="0.05pt solid #95bfec" fo:border-right="none" fo:border-top="none" fo:border-bottom="0.05pt dotted #0a2746" style:writing-mode="page"/>
    </style:style>
    <style:style style:name="Table-13.4-The-Regular-Expression-Module_2019_s-Functions.B9" style:display-name="Table-13.4-The-Regular-Expression-Module’s-Functions.B9"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0" style:display-name="Table-13.4-The-Regular-Expression-Module’s-Functions.A10" style:family="table-cell">
      <style:table-cell-properties fo:padding="0.101cm" fo:border-left="0.05pt solid #95bfec" fo:border-right="none" fo:border-top="none" fo:border-bottom="0.05pt dotted #0a2746" style:writing-mode="page"/>
    </style:style>
    <style:style style:name="Table-13.4-The-Regular-Expression-Module_2019_s-Functions.B10" style:display-name="Table-13.4-The-Regular-Expression-Module’s-Functions.B10"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1" style:display-name="Table-13.4-The-Regular-Expression-Module’s-Functions.A11" style:family="table-cell">
      <style:table-cell-properties fo:padding="0.101cm" fo:border-left="0.05pt solid #95bfec" fo:border-right="none" fo:border-top="none" fo:border-bottom="0.05pt solid #95bfec" style:writing-mode="page"/>
    </style:style>
    <style:style style:name="Table-13.4-The-Regular-Expression-Module_2019_s-Functions.B11" style:display-name="Table-13.4-The-Regular-Expression-Module’s-Functions.B11" style:family="table-cell">
      <style:table-cell-properties fo:padding="0.101cm" fo:border-left="0.05pt dotted #0a2746" fo:border-right="0.05pt solid #95bfec" fo:border-top="none" fo:border-bottom="0.05pt solid #95bfec" style:writing-mode="page"/>
    </style:style>
    <style:style style:name="Table-13.5-The-Regular-Expression-Module_2019_s-Flags" style:display-name="Table-13.5-The-Regular-Expression-Module’s-Flags" style:family="table">
      <style:table-properties style:width="17cm" fo:margin-top="0.3cm" fo:margin-bottom="0cm" table:align="center" fo:background-color="transparent" fo:keep-with-next="auto" style:may-break-between-rows="false">
        <style:background-image/>
      </style:table-properties>
    </style:style>
    <style:style style:name="Table-13.5-The-Regular-Expression-Module_2019_s-Flags.A" style:display-name="Table-13.5-The-Regular-Expression-Module’s-Flags.A" style:family="table-column">
      <style:table-column-properties style:column-width="5.701cm"/>
    </style:style>
    <style:style style:name="Table-13.5-The-Regular-Expression-Module_2019_s-Flags.B" style:display-name="Table-13.5-The-Regular-Expression-Module’s-Flags.B" style:family="table-column">
      <style:table-column-properties style:column-width="11.299cm"/>
    </style:style>
    <style:style style:name="Table-13.5-The-Regular-Expression-Module_2019_s-Flags.1" style:display-name="Table-13.5-The-Regular-Expression-Module’s-Flags.1" style:family="table-row">
      <style:table-row-properties fo:background-color="transparent">
        <style:background-image/>
      </style:table-row-properties>
    </style:style>
    <style:style style:name="Table-13.5-The-Regular-Expression-Module_2019_s-Flags.A1" style:display-name="Table-13.5-The-Regular-Expression-Module’s-Flag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5-The-Regular-Expression-Module_2019_s-Flags.A2" style:display-name="Table-13.5-The-Regular-Expression-Module’s-Flag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5-The-Regular-Expression-Module_2019_s-Flags.B2" style:display-name="Table-13.5-The-Regular-Expression-Module’s-Flag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5-The-Regular-Expression-Module_2019_s-Flags.A3" style:display-name="Table-13.5-The-Regular-Expression-Module’s-Flags.A3" style:family="table-cell">
      <style:table-cell-properties fo:padding="0.101cm" fo:border-left="0.05pt solid #95bfec" fo:border-right="none" fo:border-top="none" fo:border-bottom="0.05pt dotted #0a2746" style:writing-mode="page"/>
    </style:style>
    <style:style style:name="Table-13.5-The-Regular-Expression-Module_2019_s-Flags.B3" style:display-name="Table-13.5-The-Regular-Expression-Module’s-Flags.B3" style:family="table-cell">
      <style:table-cell-properties fo:padding="0.101cm" fo:border-left="0.05pt dotted #0a2746" fo:border-right="0.05pt solid #95bfec" fo:border-top="none" fo:border-bottom="0.05pt dotted #0a2746" style:writing-mode="page"/>
    </style:style>
    <style:style style:name="Table-13.5-The-Regular-Expression-Module_2019_s-Flags.A4" style:display-name="Table-13.5-The-Regular-Expression-Module’s-Flags.A4" style:family="table-cell">
      <style:table-cell-properties fo:padding="0.101cm" fo:border-left="0.05pt solid #95bfec" fo:border-right="none" fo:border-top="none" fo:border-bottom="0.05pt dotted #0a2746" style:writing-mode="page"/>
    </style:style>
    <style:style style:name="Table-13.5-The-Regular-Expression-Module_2019_s-Flags.B4" style:display-name="Table-13.5-The-Regular-Expression-Module’s-Flags.B4" style:family="table-cell">
      <style:table-cell-properties fo:padding="0.101cm" fo:border-left="0.05pt dotted #0a2746" fo:border-right="0.05pt solid #95bfec" fo:border-top="none" fo:border-bottom="0.05pt dotted #0a2746" style:writing-mode="page"/>
    </style:style>
    <style:style style:name="Table-13.5-The-Regular-Expression-Module_2019_s-Flags.A5" style:display-name="Table-13.5-The-Regular-Expression-Module’s-Flags.A5" style:family="table-cell">
      <style:table-cell-properties fo:padding="0.101cm" fo:border-left="0.05pt solid #95bfec" fo:border-right="none" fo:border-top="none" fo:border-bottom="0.05pt dotted #0a2746" style:writing-mode="page"/>
    </style:style>
    <style:style style:name="Table-13.5-The-Regular-Expression-Module_2019_s-Flags.B5" style:display-name="Table-13.5-The-Regular-Expression-Module’s-Flags.B5" style:family="table-cell">
      <style:table-cell-properties fo:padding="0.101cm" fo:border-left="0.05pt dotted #0a2746" fo:border-right="0.05pt solid #95bfec" fo:border-top="none" fo:border-bottom="0.05pt dotted #0a2746" style:writing-mode="page"/>
    </style:style>
    <style:style style:name="Table-13.5-The-Regular-Expression-Module_2019_s-Flags.A6" style:display-name="Table-13.5-The-Regular-Expression-Module’s-Flags.A6" style:family="table-cell">
      <style:table-cell-properties fo:padding="0.101cm" fo:border-left="0.05pt solid #95bfec" fo:border-right="none" fo:border-top="none" fo:border-bottom="0.05pt dotted #0a2746" style:writing-mode="page"/>
    </style:style>
    <style:style style:name="Table-13.5-The-Regular-Expression-Module_2019_s-Flags.B6" style:display-name="Table-13.5-The-Regular-Expression-Module’s-Flags.B6" style:family="table-cell">
      <style:table-cell-properties fo:padding="0.101cm" fo:border-left="0.05pt dotted #0a2746" fo:border-right="0.05pt solid #95bfec" fo:border-top="none" fo:border-bottom="0.05pt dotted #0a2746" style:writing-mode="page"/>
    </style:style>
    <style:style style:name="Table-13.5-The-Regular-Expression-Module_2019_s-Flags.A7" style:display-name="Table-13.5-The-Regular-Expression-Module’s-Flags.A7" style:family="table-cell">
      <style:table-cell-properties fo:padding="0.101cm" fo:border-left="0.05pt solid #95bfec" fo:border-right="none" fo:border-top="none" fo:border-bottom="0.05pt solid #95bfec" style:writing-mode="page"/>
    </style:style>
    <style:style style:name="Table-13.5-The-Regular-Expression-Module_2019_s-Flags.B7" style:display-name="Table-13.5-The-Regular-Expression-Module’s-Flags.B7" style:family="table-cell">
      <style:table-cell-properties fo:padding="0.101cm" fo:border-left="0.05pt dotted #0a2746" fo:border-right="0.05pt solid #95bfec" fo:border-top="none" fo:border-bottom="0.05pt solid #95bfec" style:writing-mode="page"/>
    </style:style>
    <style:style style:name="Table-13.6-Regular-Expression-Object-Methods" style:family="table">
      <style:table-properties style:width="17cm" fo:margin-top="0cm" fo:margin-bottom="0.499cm" table:align="center" fo:background-color="transparent" fo:keep-with-next="auto" style:may-break-between-rows="false">
        <style:background-image/>
      </style:table-properties>
    </style:style>
    <style:style style:name="Table-13.6-Regular-Expression-Object-Methods.A" style:family="table-column">
      <style:table-column-properties style:column-width="3.602cm"/>
    </style:style>
    <style:style style:name="Table-13.6-Regular-Expression-Object-Methods.B" style:family="table-column">
      <style:table-column-properties style:column-width="13.399cm"/>
    </style:style>
    <style:style style:name="Table-13.6-Regular-Expression-Object-Methods.1" style:family="table-row">
      <style:table-row-properties fo:background-color="transparent">
        <style:background-image/>
      </style:table-row-properties>
    </style:style>
    <style:style style:name="Table-13.6-Regular-Express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6-Regular-Express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6-Regular-Express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6-Regular-Expression-Object-Methods.A3" style:family="table-cell">
      <style:table-cell-properties fo:padding="0.101cm" fo:border-left="0.05pt solid #95bfec" fo:border-right="none" fo:border-top="none" fo:border-bottom="0.05pt dotted #0a2746" style:writing-mode="page"/>
    </style:style>
    <style:style style:name="Table-13.6-Regular-Expression-Object-Methods.B3" style:family="table-cell">
      <style:table-cell-properties fo:padding="0.101cm" fo:border-left="0.05pt dotted #0a2746" fo:border-right="0.05pt solid #95bfec" fo:border-top="none" fo:border-bottom="0.05pt dotted #0a2746" style:writing-mode="page"/>
    </style:style>
    <style:style style:name="Table-13.6-Regular-Expression-Object-Methods.A4" style:family="table-cell">
      <style:table-cell-properties fo:padding="0.101cm" fo:border-left="0.05pt solid #95bfec" fo:border-right="none" fo:border-top="none" fo:border-bottom="0.05pt dotted #0a2746" style:writing-mode="page"/>
    </style:style>
    <style:style style:name="Table-13.6-Regular-Expression-Object-Methods.B4" style:family="table-cell">
      <style:table-cell-properties fo:padding="0.101cm" fo:border-left="0.05pt dotted #0a2746" fo:border-right="0.05pt solid #95bfec" fo:border-top="none" fo:border-bottom="0.05pt dotted #0a2746" style:writing-mode="page"/>
    </style:style>
    <style:style style:name="Table-13.6-Regular-Expression-Object-Methods.A5" style:family="table-cell">
      <style:table-cell-properties fo:padding="0.101cm" fo:border-left="0.05pt solid #95bfec" fo:border-right="none" fo:border-top="none" fo:border-bottom="0.05pt dotted #0a2746" style:writing-mode="page"/>
    </style:style>
    <style:style style:name="Table-13.6-Regular-Expression-Object-Methods.B5" style:family="table-cell">
      <style:table-cell-properties fo:padding="0.101cm" fo:border-left="0.05pt dotted #0a2746" fo:border-right="0.05pt solid #95bfec" fo:border-top="none" fo:border-bottom="0.05pt dotted #0a2746" style:writing-mode="page"/>
    </style:style>
    <style:style style:name="Table-13.6-Regular-Expression-Object-Methods.A6" style:family="table-cell">
      <style:table-cell-properties fo:padding="0.101cm" fo:border-left="0.05pt solid #95bfec" fo:border-right="none" fo:border-top="none" fo:border-bottom="0.05pt dotted #0a2746" style:writing-mode="page"/>
    </style:style>
    <style:style style:name="Table-13.6-Regular-Expression-Object-Methods.B6" style:family="table-cell">
      <style:table-cell-properties fo:padding="0.101cm" fo:border-left="0.05pt dotted #0a2746" fo:border-right="0.05pt solid #95bfec" fo:border-top="none" fo:border-bottom="0.05pt dotted #0a2746" style:writing-mode="page"/>
    </style:style>
    <style:style style:name="Table-13.6-Regular-Expression-Object-Methods.A7" style:family="table-cell">
      <style:table-cell-properties fo:padding="0.101cm" fo:border-left="0.05pt solid #95bfec" fo:border-right="none" fo:border-top="none" fo:border-bottom="0.05pt dotted #0a2746" style:writing-mode="page"/>
    </style:style>
    <style:style style:name="Table-13.6-Regular-Expression-Object-Methods.B7" style:family="table-cell">
      <style:table-cell-properties fo:padding="0.101cm" fo:border-left="0.05pt dotted #0a2746" fo:border-right="0.05pt solid #95bfec" fo:border-top="none" fo:border-bottom="0.05pt dotted #0a2746" style:writing-mode="page"/>
    </style:style>
    <style:style style:name="Table-13.6-Regular-Expression-Object-Methods.A8" style:family="table-cell">
      <style:table-cell-properties fo:padding="0.101cm" fo:border-left="0.05pt solid #95bfec" fo:border-right="none" fo:border-top="none" fo:border-bottom="0.05pt dotted #0a2746" style:writing-mode="page"/>
    </style:style>
    <style:style style:name="Table-13.6-Regular-Expression-Object-Methods.B8" style:family="table-cell">
      <style:table-cell-properties fo:padding="0.101cm" fo:border-left="0.05pt dotted #0a2746" fo:border-right="0.05pt solid #95bfec" fo:border-top="none" fo:border-bottom="0.05pt dotted #0a2746" style:writing-mode="page"/>
    </style:style>
    <style:style style:name="Table-13.6-Regular-Expression-Object-Methods.A9" style:family="table-cell">
      <style:table-cell-properties fo:padding="0.101cm" fo:border-left="0.05pt solid #95bfec" fo:border-right="none" fo:border-top="none" fo:border-bottom="0.05pt dotted #0a2746" style:writing-mode="page"/>
    </style:style>
    <style:style style:name="Table-13.6-Regular-Expression-Object-Methods.B9" style:family="table-cell">
      <style:table-cell-properties fo:padding="0.101cm" fo:border-left="0.05pt dotted #0a2746" fo:border-right="0.05pt solid #95bfec" fo:border-top="none" fo:border-bottom="0.05pt dotted #0a2746" style:writing-mode="page"/>
    </style:style>
    <style:style style:name="Table-13.6-Regular-Expression-Object-Methods.A10" style:family="table-cell">
      <style:table-cell-properties fo:padding="0.101cm" fo:border-left="0.05pt solid #95bfec" fo:border-right="none" fo:border-top="none" fo:border-bottom="0.05pt dotted #0a2746" style:writing-mode="page"/>
    </style:style>
    <style:style style:name="Table-13.6-Regular-Expression-Object-Methods.B10" style:family="table-cell">
      <style:table-cell-properties fo:padding="0.101cm" fo:border-left="0.05pt dotted #0a2746" fo:border-right="0.05pt solid #95bfec" fo:border-top="none" fo:border-bottom="0.05pt dotted #0a2746" style:writing-mode="page"/>
    </style:style>
    <style:style style:name="Table-13.6-Regular-Expression-Object-Methods.A11" style:family="table-cell">
      <style:table-cell-properties fo:padding="0.101cm" fo:border-left="0.05pt solid #95bfec" fo:border-right="none" fo:border-top="none" fo:border-bottom="0.05pt dotted #0a2746" style:writing-mode="page"/>
    </style:style>
    <style:style style:name="Table-13.6-Regular-Expression-Object-Methods.B11" style:family="table-cell">
      <style:table-cell-properties fo:padding="0.101cm" fo:border-left="0.05pt dotted #0a2746" fo:border-right="0.05pt solid #95bfec" fo:border-top="none" fo:border-bottom="0.05pt dotted #0a2746" style:writing-mode="page"/>
    </style:style>
    <style:style style:name="Table-13.6-Regular-Expression-Object-Methods.A12" style:family="table-cell">
      <style:table-cell-properties fo:padding="0.101cm" fo:border-left="0.05pt solid #95bfec" fo:border-right="none" fo:border-top="none" fo:border-bottom="0.05pt solid #95bfec" style:writing-mode="page"/>
    </style:style>
    <style:style style:name="Table-13.6-Regular-Expression-Object-Methods.B12" style:family="table-cell">
      <style:table-cell-properties fo:padding="0.101cm" fo:border-left="0.05pt dotted #0a2746" fo:border-right="0.05pt solid #95bfec" fo:border-top="none" fo:border-bottom="0.05pt solid #95bfec" style:writing-mode="page"/>
    </style:style>
    <style:style style:name="Table-13.7-Match-Object-Attributes-and-Methods" style:family="table">
      <style:table-properties style:width="17cm" fo:margin-top="0cm" fo:margin-bottom="0.7cm" fo:break-before="auto" fo:break-after="auto" table:align="center" fo:background-color="transparent" fo:keep-with-next="always" style:may-break-between-rows="false">
        <style:background-image/>
      </style:table-properties>
    </style:style>
    <style:style style:name="Table-13.7-Match-Object-Attributes-and-Methods.A" style:family="table-column">
      <style:table-column-properties style:column-width="3.304cm"/>
    </style:style>
    <style:style style:name="Table-13.7-Match-Object-Attributes-and-Methods.B" style:family="table-column">
      <style:table-column-properties style:column-width="13.697cm"/>
    </style:style>
    <style:style style:name="Table-13.7-Match-Object-Attributes-and-Methods.1" style:family="table-row">
      <style:table-row-properties fo:background-color="transparent">
        <style:background-image/>
      </style:table-row-properties>
    </style:style>
    <style:style style:name="Table-13.7-Match-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7-Match-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7-Match-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7-Match-Object-Attributes-and-Methods.A3" style:family="table-cell">
      <style:table-cell-properties fo:padding="0.101cm" fo:border-left="0.05pt solid #95bfec" fo:border-right="none" fo:border-top="none" fo:border-bottom="0.05pt dotted #0a2746" style:writing-mode="page"/>
    </style:style>
    <style:style style:name="Table-13.7-Match-Object-Attributes-and-Methods.B3" style:family="table-cell">
      <style:table-cell-properties fo:padding="0.101cm" fo:border-left="0.05pt dotted #0a2746" fo:border-right="0.05pt solid #95bfec" fo:border-top="none" fo:border-bottom="0.05pt dotted #0a2746" style:writing-mode="page"/>
    </style:style>
    <style:style style:name="Table-13.7-Match-Object-Attributes-and-Methods.A4" style:family="table-cell">
      <style:table-cell-properties fo:padding="0.101cm" fo:border-left="0.05pt solid #95bfec" fo:border-right="none" fo:border-top="none" fo:border-bottom="0.05pt dotted #0a2746" style:writing-mode="page"/>
    </style:style>
    <style:style style:name="Table-13.7-Match-Object-Attributes-and-Methods.B4" style:family="table-cell">
      <style:table-cell-properties fo:padding="0.101cm" fo:border-left="0.05pt dotted #0a2746" fo:border-right="0.05pt solid #95bfec" fo:border-top="none" fo:border-bottom="0.05pt dotted #0a2746" style:writing-mode="page"/>
    </style:style>
    <style:style style:name="Table-13.7-Match-Object-Attributes-and-Methods.A5" style:family="table-cell">
      <style:table-cell-properties fo:padding="0.101cm" fo:border-left="0.05pt solid #95bfec" fo:border-right="none" fo:border-top="none" fo:border-bottom="0.05pt dotted #0a2746" style:writing-mode="page"/>
    </style:style>
    <style:style style:name="Table-13.7-Match-Object-Attributes-and-Methods.B5" style:family="table-cell">
      <style:table-cell-properties fo:padding="0.101cm" fo:border-left="0.05pt dotted #0a2746" fo:border-right="0.05pt solid #95bfec" fo:border-top="none" fo:border-bottom="0.05pt dotted #0a2746" style:writing-mode="page"/>
    </style:style>
    <style:style style:name="Table-13.7-Match-Object-Attributes-and-Methods.A6" style:family="table-cell">
      <style:table-cell-properties fo:padding="0.101cm" fo:border-left="0.05pt solid #95bfec" fo:border-right="none" fo:border-top="none" fo:border-bottom="0.05pt dotted #0a2746" style:writing-mode="page"/>
    </style:style>
    <style:style style:name="Table-13.7-Match-Object-Attributes-and-Methods.B6" style:family="table-cell">
      <style:table-cell-properties fo:padding="0.101cm" fo:border-left="0.05pt dotted #0a2746" fo:border-right="0.05pt solid #95bfec" fo:border-top="none" fo:border-bottom="0.05pt dotted #0a2746" style:writing-mode="page"/>
    </style:style>
    <style:style style:name="Table-13.7-Match-Object-Attributes-and-Methods.A7" style:family="table-cell">
      <style:table-cell-properties fo:padding="0.101cm" fo:border-left="0.05pt solid #95bfec" fo:border-right="none" fo:border-top="none" fo:border-bottom="0.05pt dotted #0a2746" style:writing-mode="page"/>
    </style:style>
    <style:style style:name="Table-13.7-Match-Object-Attributes-and-Methods.B7" style:family="table-cell">
      <style:table-cell-properties fo:padding="0.101cm" fo:border-left="0.05pt dotted #0a2746" fo:border-right="0.05pt solid #95bfec" fo:border-top="none" fo:border-bottom="0.05pt dotted #0a2746" style:writing-mode="page"/>
    </style:style>
    <style:style style:name="Table-13.7-Match-Object-Attributes-and-Methods.A8" style:family="table-cell">
      <style:table-cell-properties fo:padding="0.101cm" fo:border-left="0.05pt solid #95bfec" fo:border-right="none" fo:border-top="none" fo:border-bottom="0.05pt dotted #0a2746" style:writing-mode="page"/>
    </style:style>
    <style:style style:name="Table-13.7-Match-Object-Attributes-and-Methods.B8" style:family="table-cell">
      <style:table-cell-properties fo:padding="0.101cm" fo:border-left="0.05pt dotted #0a2746" fo:border-right="0.05pt solid #95bfec" fo:border-top="none" fo:border-bottom="0.05pt dotted #0a2746" style:writing-mode="page"/>
    </style:style>
    <style:style style:name="Table-13.7-Match-Object-Attributes-and-Methods.A9" style:family="table-cell">
      <style:table-cell-properties fo:padding="0.101cm" fo:border-left="0.05pt solid #95bfec" fo:border-right="none" fo:border-top="none" fo:border-bottom="0.05pt dotted #0a2746" style:writing-mode="page"/>
    </style:style>
    <style:style style:name="Table-13.7-Match-Object-Attributes-and-Methods.B9" style:family="table-cell">
      <style:table-cell-properties fo:padding="0.101cm" fo:border-left="0.05pt dotted #0a2746" fo:border-right="0.05pt solid #95bfec" fo:border-top="none" fo:border-bottom="0.05pt dotted #0a2746" style:writing-mode="page"/>
    </style:style>
    <style:style style:name="Table-13.7-Match-Object-Attributes-and-Methods.A10" style:family="table-cell">
      <style:table-cell-properties fo:padding="0.101cm" fo:border-left="0.05pt solid #95bfec" fo:border-right="none" fo:border-top="none" fo:border-bottom="0.05pt dotted #0a2746" style:writing-mode="page"/>
    </style:style>
    <style:style style:name="Table-13.7-Match-Object-Attributes-and-Methods.B10" style:family="table-cell">
      <style:table-cell-properties fo:padding="0.101cm" fo:border-left="0.05pt dotted #0a2746" fo:border-right="0.05pt solid #95bfec" fo:border-top="none" fo:border-bottom="0.05pt dotted #0a2746" style:writing-mode="page"/>
    </style:style>
    <style:style style:name="Table-13.7-Match-Object-Attributes-and-Methods.A11" style:family="table-cell">
      <style:table-cell-properties fo:padding="0.101cm" fo:border-left="0.05pt solid #95bfec" fo:border-right="none" fo:border-top="none" fo:border-bottom="0.05pt dotted #0a2746" style:writing-mode="page"/>
    </style:style>
    <style:style style:name="Table-13.7-Match-Object-Attributes-and-Methods.B11" style:family="table-cell">
      <style:table-cell-properties fo:padding="0.101cm" fo:border-left="0.05pt dotted #0a2746" fo:border-right="0.05pt solid #95bfec" fo:border-top="none" fo:border-bottom="0.05pt dotted #0a2746" style:writing-mode="page"/>
    </style:style>
    <style:style style:name="Table-13.7-Match-Object-Attributes-and-Methods.A12" style:family="table-cell">
      <style:table-cell-properties fo:padding="0.101cm" fo:border-left="0.05pt solid #95bfec" fo:border-right="none" fo:border-top="none" fo:border-bottom="0.05pt dotted #0a2746" style:writing-mode="page"/>
    </style:style>
    <style:style style:name="Table-13.7-Match-Object-Attributes-and-Methods.B12" style:family="table-cell">
      <style:table-cell-properties fo:padding="0.101cm" fo:border-left="0.05pt dotted #0a2746" fo:border-right="0.05pt solid #95bfec" fo:border-top="none" fo:border-bottom="0.05pt dotted #0a2746" style:writing-mode="page"/>
    </style:style>
    <style:style style:name="Table-13.7-Match-Object-Attributes-and-Methods.A13" style:family="table-cell">
      <style:table-cell-properties fo:padding="0.101cm" fo:border-left="0.05pt solid #95bfec" fo:border-right="none" fo:border-top="none" fo:border-bottom="0.05pt dotted #0a2746" style:writing-mode="page"/>
    </style:style>
    <style:style style:name="Table-13.7-Match-Object-Attributes-and-Methods.B13" style:family="table-cell">
      <style:table-cell-properties fo:padding="0.101cm" fo:border-left="0.05pt dotted #0a2746" fo:border-right="0.05pt solid #95bfec" fo:border-top="none" fo:border-bottom="0.05pt dotted #0a2746" style:writing-mode="page"/>
    </style:style>
    <style:style style:name="Table-13.7-Match-Object-Attributes-and-Methods.A14" style:family="table-cell">
      <style:table-cell-properties fo:padding="0.101cm" fo:border-left="0.05pt solid #95bfec" fo:border-right="none" fo:border-top="none" fo:border-bottom="0.05pt dotted #0a2746" style:writing-mode="page"/>
    </style:style>
    <style:style style:name="Table-13.7-Match-Object-Attributes-and-Methods.B14" style:family="table-cell">
      <style:table-cell-properties fo:padding="0.101cm" fo:border-left="0.05pt dotted #0a2746" fo:border-right="0.05pt solid #95bfec" fo:border-top="none" fo:border-bottom="0.05pt dotted #0a2746" style:writing-mode="page"/>
    </style:style>
    <style:style style:name="Table-13.7-Match-Object-Attributes-and-Methods.A15" style:family="table-cell">
      <style:table-cell-properties fo:padding="0.101cm" fo:border-left="0.05pt solid #95bfec" fo:border-right="none" fo:border-top="none" fo:border-bottom="0.05pt solid #95bfec" style:writing-mode="page"/>
    </style:style>
    <style:style style:name="Table-13.7-Match-Object-Attributes-and-Methods.B15"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8a83a"/>
    </style:style>
    <style:style style:name="P4" style:family="paragraph" style:parent-style-name="Text_20_body_20_indent" style:list-style-name="L1">
      <style:text-properties officeooo:paragraph-rsid="0018a83a"/>
    </style:style>
    <style:style style:name="P5" style:family="paragraph">
      <style:paragraph-properties fo:margin-top="0cm" fo:margin-bottom="0.499cm"/>
    </style:style>
    <style:style style:name="P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7" style:family="paragraph" style:parent-style-name="Text_20_body">
      <style:paragraph-properties fo:margin-top="0cm" fo:margin-bottom="0.499cm" style:contextual-spacing="false"/>
      <style:text-properties officeooo:paragraph-rsid="0018a83a"/>
    </style:style>
    <style:style style:name="P8" style:family="paragraph" style:parent-style-name="Heading_20_2">
      <style:text-properties style:font-name="DejaVu Sans Condensed" officeooo:paragraph-rsid="0018a83a"/>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0" style:family="paragraph" style:parent-style-name="Heading_20_3">
      <loext:graphic-properties draw:fill-hatch-name="hatch"/>
      <style:text-properties fo:font-variant="normal" fo:text-transform="none" officeooo:rsid="01e2d5ac" officeooo:paragraph-rsid="0018a83a"/>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style:parent-style-name="Text_20_body" style:master-page-name="">
      <loext:graphic-properties draw:fill-hatch-name="hatch"/>
      <style:paragraph-properties fo:widows="2" style:page-number="auto"/>
      <style:text-properties officeooo:paragraph-rsid="0019715e"/>
    </style:style>
    <style:style style:name="P13" style:family="paragraph" style:parent-style-name="Table_20_Heading">
      <style:text-properties officeooo:paragraph-rsid="0019715e"/>
    </style:style>
    <style:style style:name="P14" style:family="paragraph" style:parent-style-name="Table_20_index_20_heading">
      <style:text-properties officeooo:paragraph-rsid="0019715e"/>
    </style:style>
    <style:style style:name="P15" style:family="paragraph" style:parent-style-name="Table_20_Contents">
      <loext:graphic-properties draw:fill-hatch-name="hatch"/>
      <style:paragraph-properties fo:text-align="center" style:justify-single-word="false" fo:padding="0.101cm" fo:border="none"/>
      <style:text-properties fo:font-weight="bold" officeooo:paragraph-rsid="0019715e" style:font-weight-asian="bold" style:font-weight-complex="bold"/>
    </style:style>
    <style:style style:name="P1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17" style:family="paragraph" style:parent-style-name="Table_20_Contents">
      <loext:graphic-properties draw:fill-hatch-name="hatch"/>
      <style:paragraph-properties fo:padding="0.101cm" fo:border="none"/>
      <style:text-properties officeooo:paragraph-rsid="0019715e"/>
    </style:style>
    <style:style style:name="P18" style:family="paragraph" style:parent-style-name="Standard">
      <style:paragraph-properties fo:margin-top="0cm" fo:margin-bottom="0cm" style:contextual-spacing="false"/>
      <style:text-properties officeooo:paragraph-rsid="0019715e"/>
    </style:style>
    <style:style style:name="P19" style:family="paragraph" style:parent-style-name="Text_20_body">
      <loext:graphic-properties draw:fill-hatch-name="hatch"/>
      <style:paragraph-properties fo:widows="2"/>
      <style:text-properties officeooo:paragraph-rsid="0019715e"/>
    </style:style>
    <style:style style:name="P20" style:family="paragraph" style:parent-style-name="Table_20_Contents">
      <style:text-properties officeooo:paragraph-rsid="0019715e"/>
    </style:style>
    <style:style style:name="P21" style:family="paragraph" style:parent-style-name="Text_20_body_20_indent">
      <style:text-properties officeooo:paragraph-rsid="0018a83a"/>
    </style:style>
    <style:style style:name="P22" style:family="paragraph" style:parent-style-name="Text_20_body" style:master-page-name="">
      <loext:graphic-properties draw:fill-hatch-name="hatch"/>
      <style:paragraph-properties fo:widows="2" style:page-number="auto"/>
      <style:text-properties officeooo:paragraph-rsid="0018a83a"/>
    </style:style>
    <style:style style:name="P23" style:family="paragraph" style:parent-style-name="Text_20_body">
      <style:paragraph-properties fo:text-align="center" style:justify-single-word="false"/>
      <style:text-properties officeooo:paragraph-rsid="0018a83a"/>
    </style:style>
    <style:style style:name="P24" style:family="paragraph" style:parent-style-name="Text_20_body">
      <style:text-properties officeooo:paragraph-rsid="001af9ab"/>
    </style:style>
    <style:style style:name="P25" style:family="paragraph" style:parent-style-name="Table_20_Heading">
      <style:text-properties officeooo:paragraph-rsid="001af9ab"/>
    </style:style>
    <style:style style:name="P26" style:family="paragraph" style:parent-style-name="Table_20_index_20_heading">
      <style:text-properties officeooo:paragraph-rsid="001af9ab"/>
    </style:style>
    <style:style style:name="P27" style:family="paragraph" style:parent-style-name="Table_20_Contents">
      <style:text-properties officeooo:paragraph-rsid="001af9ab"/>
    </style:style>
    <style:style style:name="P28" style:family="paragraph" style:parent-style-name="Standard">
      <style:paragraph-properties fo:margin-top="0cm" fo:margin-bottom="0cm" style:contextual-spacing="false"/>
      <style:text-properties officeooo:paragraph-rsid="001af9ab"/>
    </style:style>
    <style:style style:name="P29" style:family="paragraph" style:parent-style-name="Code_20_Box_20_2">
      <style:text-properties fo:font-size="9pt" fo:font-weight="bold" officeooo:paragraph-rsid="0018a83a" style:font-size-asian="9pt" style:font-weight-asian="bold" style:font-size-complex="9pt" style:font-weight-complex="bold"/>
    </style:style>
    <style:style style:name="P30" style:family="paragraph" style:parent-style-name="Code_20_Box_20_2">
      <style:paragraph-properties>
        <style:tab-stops>
          <style:tab-stop style:position="2.499cm"/>
          <style:tab-stop style:position="7.498cm"/>
        </style:tab-stops>
      </style:paragraph-properties>
      <style:text-properties fo:font-size="9pt" fo:font-weight="bold" officeooo:paragraph-rsid="0018a83a" style:font-size-asian="9pt" style:font-weight-asian="bold" style:font-size-complex="9pt" style:font-weight-complex="bold"/>
    </style:style>
    <style:style style:name="P31" style:family="paragraph" style:parent-style-name="Code_20_Box_20_2">
      <style:text-properties officeooo:paragraph-rsid="0018a83a"/>
    </style:style>
    <style:style style:name="P32" style:family="paragraph" style:parent-style-name="Code_20_Box_20_2">
      <style:text-properties fo:font-size="10pt" officeooo:paragraph-rsid="0018a83a" style:font-size-asian="10pt" style:font-size-complex="10pt"/>
    </style:style>
    <style:style style:name="P33" style:family="paragraph" style:parent-style-name="Code_20_Box_20_2">
      <style:paragraph-properties>
        <style:tab-stops>
          <style:tab-stop style:position="9.019cm"/>
        </style:tab-stops>
      </style:paragraph-properties>
      <style:text-properties fo:font-size="10pt" officeooo:paragraph-rsid="0018a83a" style:font-size-asian="10pt" style:font-size-complex="10pt"/>
    </style:style>
    <style:style style:name="P34" style:family="paragraph" style:parent-style-name="Table_20_Heading">
      <style:text-properties officeooo:paragraph-rsid="001c7b58"/>
    </style:style>
    <style:style style:name="P35" style:family="paragraph" style:parent-style-name="Table_20_index_20_heading">
      <style:text-properties officeooo:paragraph-rsid="001c7b58"/>
    </style:style>
    <style:style style:name="P36" style:family="paragraph" style:parent-style-name="Table_20_Contents">
      <style:text-properties officeooo:paragraph-rsid="001c7b58"/>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Text_20_body">
      <style:text-properties officeooo:paragraph-rsid="001c7b58"/>
    </style:style>
    <style:style style:name="P40" style:family="paragraph" style:parent-style-name="Code_20_Box_20_2">
      <style:paragraph-properties>
        <style:tab-stops>
          <style:tab-stop style:position="2.514cm"/>
          <style:tab-stop style:position="15.012cm"/>
        </style:tab-stops>
      </style:paragraph-properties>
      <style:text-properties fo:font-size="9pt" officeooo:paragraph-rsid="0018a83a" style:font-size-asian="9pt" style:font-size-complex="9pt"/>
    </style:style>
    <style:style style:name="P41" style:family="paragraph" style:parent-style-name="Table_20_index_20_heading">
      <style:text-properties officeooo:rsid="02265a09" officeooo:paragraph-rsid="001c7b58"/>
    </style:style>
    <style:style style:name="P42" style:family="paragraph" style:parent-style-name="Text_20_body">
      <style:paragraph-properties fo:margin-top="0cm" fo:margin-bottom="0.499cm" style:contextual-spacing="false"/>
      <style:text-properties officeooo:paragraph-rsid="001c7b58"/>
    </style:style>
    <style:style style:name="P43" style:family="paragraph" style:parent-style-name="Code_20_Box_20_2" style:master-page-name="">
      <style:paragraph-properties style:page-number="auto" fo:keep-with-next="always"/>
      <style:text-properties officeooo:paragraph-rsid="0018a83a"/>
    </style:style>
    <style:style style:name="P44" style:family="paragraph" style:parent-style-name="Code_20_Box_20_2">
      <style:paragraph-properties>
        <style:tab-stops>
          <style:tab-stop style:position="13.737cm"/>
        </style:tab-stops>
      </style:paragraph-properties>
      <style:text-properties fo:font-size="10pt" officeooo:paragraph-rsid="0018a83a" style:font-size-asian="10pt" style:font-size-complex="10pt"/>
    </style:style>
    <style:style style:name="P45" style:family="paragraph" style:parent-style-name="Text_20_body" style:master-page-name="">
      <loext:graphic-properties draw:fill-hatch-name="hatch"/>
      <style:paragraph-properties fo:keep-together="always" style:page-number="auto"/>
      <style:text-properties officeooo:paragraph-rsid="0018a83a"/>
    </style:style>
    <style:style style:name="P46" style:family="paragraph" style:parent-style-name="Text_20_body_20_indent" style:list-style-name="L2">
      <style:text-properties officeooo:paragraph-rsid="0018a83a"/>
    </style:style>
    <style:style style:name="P47" style:family="paragraph" style:parent-style-name="Text_20_body_20_indent" style:list-style-name="L2">
      <style:paragraph-properties fo:margin-top="0cm" fo:margin-bottom="0.499cm" style:contextual-spacing="false"/>
      <style:text-properties officeooo:paragraph-rsid="0018a83a"/>
    </style:style>
    <style:style style:name="P48" style:family="paragraph" style:parent-style-name="Frame_20_contents">
      <style:text-properties officeooo:paragraph-rsid="02ff7c2d"/>
    </style:style>
    <style:style style:name="P4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0" style:family="paragraph" style:parent-style-name="Frame_20_contents">
      <style:paragraph-properties fo:text-align="center" style:justify-single-word="false"/>
      <style:text-properties officeooo:paragraph-rsid="02ff307d"/>
    </style:style>
    <style:style style:name="P51" style:family="paragraph" style:parent-style-name="Frame_20_contents">
      <style:text-properties officeooo:paragraph-rsid="0308ce04"/>
    </style:style>
    <style:style style:name="P52" style:family="paragraph" style:parent-style-name="Frame_20_contents">
      <style:text-properties officeooo:paragraph-rsid="02ff307d"/>
    </style:style>
    <style:style style:name="P5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4" style:family="paragraph">
      <style:paragraph-properties fo:margin-left="0.199cm" fo:margin-right="0.6cm" fo:margin-top="0cm" fo:margin-bottom="0cm" fo:text-indent="0cm"/>
    </style:style>
    <style:style style:name="P55" style:family="paragraph">
      <style:paragraph-properties fo:margin-left="0.199cm" fo:margin-right="0.6cm" fo:margin-top="0cm" fo:margin-bottom="0.499cm" fo:text-indent="0cm"/>
    </style:style>
    <style:style style:name="P5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text-indent="-0.499cm"/>
    </style:style>
    <style:style style:name="P6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4" style:family="paragraph">
      <style:paragraph-properties fo:margin-left="0.7cm" fo:margin-right="0.6cm" fo:margin-top="0cm" fo:margin-bottom="0cm" fo:line-height="115%" fo:text-indent="-0.499cm"/>
    </style:style>
    <style:style style:name="P65" style:family="paragraph">
      <style:paragraph-properties fo:margin-left="0.7cm" fo:margin-right="0.6cm" fo:text-indent="-0.499cm"/>
    </style:style>
    <style:style style:name="P6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fb36d"/>
    </style:style>
    <style:style style:name="T4" style:family="text">
      <style:text-properties style:font-name="Nimbus Sans" fo:font-size="10pt" style:font-size-asian="10pt" style:font-style-asian="normal" style:font-name-complex="Nimbus Sans" style:font-size-complex="10pt"/>
    </style:style>
    <style:style style:name="T5" style:family="text">
      <style:text-properties fo:font-variant="small-caps" style:font-name="Nimbus Sans" fo:font-size="10pt" style:font-size-asian="10pt" style:font-style-asian="normal" style:font-name-complex="Nimbus Sans"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background-color="#e5e5e5" loext:char-shading-value="0"/>
    </style:style>
    <style:style style:name="T10" style:family="text">
      <style:text-properties fo:font-weight="bold" officeooo:rsid="02158a08" style:font-weight-asian="bold" style:font-weight-complex="bold"/>
    </style:style>
    <style:style style:name="T11" style:family="text">
      <style:text-properties style:font-name="DejaVu Serif" fo:font-weight="bold" style:font-weight-asian="bold" style:font-weight-complex="bold"/>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fo:font-variant="normal" fo:text-transform="none"/>
    </style:style>
    <style:style style:name="T15" style:family="text">
      <style:text-properties style:text-line-through-style="solid" style:text-line-through-type="single"/>
    </style:style>
    <style:style style:name="T16" style:family="text">
      <style:text-properties officeooo:rsid="02158a08"/>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style:font-name="DejaVu Serif" fo:font-size="12pt" style:font-size-asian="12pt" style:font-size-complex="12pt"/>
    </style:style>
    <style:style style:name="T20" style:family="text">
      <style:text-properties fo:font-weight="bold" officeooo:rsid="021a1827" style:font-weight-asian="bold" style:font-weight-complex="bold"/>
    </style:style>
    <style:style style:name="T21" style:family="text">
      <style:text-properties officeooo:rsid="021a1827"/>
    </style:style>
    <style:style style:name="T22" style:family="text">
      <style:text-properties officeooo:rsid="02db5a07"/>
    </style:style>
    <style:style style:name="T23" style:family="text">
      <style:text-properties style:font-name="Nimbus Sans" fo:font-size="10pt" style:font-size-asian="10pt" style:font-name-complex="Nimbus Sans" style:font-size-complex="10pt"/>
    </style:style>
    <style:style style:name="T24" style:family="text">
      <style:text-properties fo:font-weight="bold" officeooo:rsid="021b2abf" style:font-weight-asian="bold" style:font-weight-complex="bold"/>
    </style:style>
    <style:style style:name="T25" style:family="text">
      <style:text-properties officeooo:rsid="025d1026"/>
    </style:style>
    <style:style style:name="T26" style:family="text">
      <style:text-properties officeooo:rsid="021ddc4d"/>
    </style:style>
    <style:style style:name="T27" style:family="text">
      <style:text-properties style:text-underline-style="solid" style:text-underline-width="auto" style:text-underline-color="font-color" fo:background-color="#e5e5e5" loext:char-shading-value="0"/>
    </style:style>
    <style:style style:name="T28" style:family="text">
      <style:text-properties fo:font-size="11pt" style:font-size-asian="11pt" style:font-size-complex="11pt"/>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officeooo:rsid="022221b0"/>
    </style:style>
    <style:style style:name="T31" style:family="text">
      <style:text-properties fo:font-weight="bold" officeooo:rsid="0224d67f" style:font-weight-asian="bold" style:font-weight-complex="bold"/>
    </style:style>
    <style:style style:name="T32" style:family="text">
      <style:text-properties fo:background-color="transparent" loext:char-shading-value="0"/>
    </style:style>
    <style:style style:name="T33" style:family="text">
      <style:text-properties officeooo:rsid="02265a09"/>
    </style:style>
    <style:style style:name="T34" style:family="text">
      <style:text-properties fo:font-weight="bold" officeooo:rsid="02265a09" style:font-weight-asian="bold" style:font-weight-complex="bold"/>
    </style:style>
    <style:style style:name="T35" style:family="text">
      <style:text-properties officeooo:rsid="0227ad10"/>
    </style:style>
    <style:style style:name="T36" style:family="text">
      <style:text-properties officeooo:rsid="02fae62d"/>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style:use-window-font-color="true" loext:opacity="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4" style:family="graphic" style:parent-style-name="H3frame">
      <style:graphic-properties style:vertical-pos="from-top" style:vertical-rel="paragraph-content" draw:opacity="0%" draw:wrap-influence-on-position="once-concurrent" loext:allow-overlap="true" draw:textarea-vertical-align="top"/>
    </style:style>
    <style:style style:name="fr5"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8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5.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3.54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draw:frame draw:style-name="fr1" draw:name="f13-h1" text:anchor-type="paragraph" svg:x="15cm" svg:y="-0.101cm" svg:width="2cm" draw:z-index="25"><draw:text-box fo:min-height="0.741cm"><text:p text:style-name="P2">||||</text:p></draw:text-box></draw:frame><text:bookmark-start text:name="Chapter 13"/>Regular Expressions<text:bookmark-end text:name="Chapter 13"/></text:h>
      <text:p text:style-name="P3">A regular expression is a compact notation for representing a collection of strings. What makes regular expressions so powerful is that a single regular expression can represent an unlimited number of strings—providing they meet the regular expression’s requirements. Regular expressions (which we will mostly call “<text:span text:style-name="T1">regexes</text:span>” from now on) are defined using a mini-language that is completely different from Python—but Python includes the re module through which we can seamlessly create and use regexes<text:note text:id="ftn1" text:note-class="footnote"><text:note-citation>1</text:note-citation><text:note-body><text:p text:style-name="Footnote">A good book on regular expressions is Mastering Regular Expressions by Jeffrey E. F. Friedl, ISBN 0596528124. It does not explicitly cover Python, but Python’s <text:span text:style-name="Console">re</text:span> module offers very similar functionality to the Perl regular expression engine that the book covers in depth.</text:p></text:note-body></text:note>.</text:p>
      <text:p text:style-name="P3">Regexes are used for five main purposes:</text:p>
      <text:list text:style-name="L1">
        <text:list-item>
          <text:p text:style-name="P4">Parsing: identifying and extracting pieces of text that match certain criteria—regexes are used for creating ad hoc parsers and also by traditional parsing tools</text:p>
        </text:list-item>
        <text:list-item>
          <text:p text:style-name="P4">Searching: locating substrings that can have more than one form, for example, finding any of “<text:span text:style-name="T1">pet.png</text:span>”, “<text:span text:style-name="T1">pet.jpg</text:span>”, “<text:span text:style-name="T1">pet.jpeg</text:span>”, or “<text:span text:style-name="T1">pet.svg</text:span>” while avoiding “<text:span text:style-name="T1">carpet.png</text:span>” and similar</text:p>
        </text:list-item>
        <text:list-item>
          <text:p text:style-name="P4">Searching and replacing: replacing everywhere the regex matches with a string, for example, finding “<text:span text:style-name="T1">bicycle</text:span>” or “<text:span text:style-name="T1">human powered vehicle</text:span>” and replacing either with “<text:span text:style-name="T1">bike</text:span>”</text:p>
        </text:list-item>
        <text:list-item>
          <text:p text:style-name="P4">Splitting strings: splitting a string at each place the regex matches, for example, splitting everywhere colon-space or equals (“<text:span text:style-name="Console">:</text:span>” or “<text:span text:style-name="Console">=</text:span>”) occurs</text:p>
        </text:list-item>
        <text:list-item>
          <text:p text:style-name="P4">Validation: checking whether a piece of text meets some criteria, for example, contains a currency symbol followed by digits</text:p>
        </text:list-item>
      </text:list>
      <text:p text:style-name="P3">The regexes used for searching, splitting, and validation are often fairly small and understandable,making them ideal for these purposes. However, although regexes are widely and successfully used to create parsers, they do have a limitation in that area: They are only able to deal with recursively structured <text:soft-page-break/>text if the maximum level of recursion is known. Also, large and complex regexes can be difficult to read and maintain. So apart from simple cases, for parsing the best approach is to use a tool designed for the purpose—for example, use a dedicated <text:span text:style-name="T2">xml</text:span> parser for <text:span text:style-name="T2">xml</text:span>. If such a parser isn’t available, then an alternative to using regexes is to use a generic parsing tool, an approach that is covered in Chapter 14 [<text:a xlink:type="simple" xlink:href="#Chapter 14" text:style-name="Internet_20_link" text:visited-style-name="Visited_20_Internet_20_Link"><text:span text:style-name="T3">517 ➤</text:span></text:a>].</text:p>
      <text:p text:style-name="P3"><draw:frame text:anchor-type="paragraph" draw:z-index="16" draw:name="p484 jump" draw:style-name="gr1" draw:text-style-name="P6" svg:width="1.571cm" svg:height="1.856cm" svg:x="-1.67cm" svg:y="-3.177cm"><draw:text-box draw:corner-radius="0.199cm"><text:p text:style-name="P5"><text:span text:style-name="T4">Parsing </text:span><text:span text:style-name="T5">xml </text:span><text:span text:style-name="T4">files</text:span></text:p><text:p><text:span text:style-name="T6"><text:a xlink:href="#0.0.Writing and Parsing xml Files|outline" xlink:type="simple">312 ⮜</text:a></text:span></text:p></draw:text-box></draw:frame>At its simplest a regular expression is an expression (e.g., a literal character), optionally followed by a quantifier. More complex regexes consist of any number of quantified expressions and may include assertions and may be influenced by flags.</text:p>
      <text:p text:style-name="P7">This chapter’s first section introduces and explains all the key regular expression concepts and shows pure regular expression syntax—it makes minimal reference to Python itself. Then the second section shows how to use regular expressions in the context of Python programming, drawing on all the material covered in the earlier sections. Readers familiar with regular expressions who just want to learn how they work in Python could skip to the second section [<text:a xlink:type="simple" xlink:href="#The Regular Expression Module" text:style-name="Internet_20_link" text:visited-style-name="Visited_20_Internet_20_Link"><text:span text:style-name="T3">504 ➤</text:span></text:a>]. The chapter covers the complete regex language offered by the <text:span text:style-name="Console">re</text:span> module, including all the assertions and flags. We indicate regular expressions in the text using <text:span text:style-name="Inline_20_Code"><text:span text:style-name="T7">bold</text:span></text:span>, show where they match using <text:span text:style-name="Inline_20_Code"><text:span text:style-name="T8">underlining</text:span></text:span>, and show captures using <text:span text:style-name="Inline_20_Code"><text:span text:style-name="T9">shading</text:span></text:span>.</text:p>
      <text:h text:style-name="P8" text:outline-level="2"><draw:frame draw:style-name="fr2" draw:name="f13-01-h2" text:anchor-type="paragraph" svg:y="-0.25cm" svg:width="1.401cm" draw:z-index="29"><draw:text-box fo:min-height="0.741cm"><text:p text:style-name="P9">|||</text:p></draw:text-box></draw:frame><text:bookmark-start text:name="__RefHeading___Toc105827_3888671934 Copy 1 Copy 1 Copy 1 Copy 1 Copy 1 Copy 1 Copy 1 Copy 1 Copy 1 Copy 1 Copy 1 Copy 1 Copy 1 Copy 1 Copy 1 Copy 1 Copy 1 Copy 1 Copy 1 Copy 1"/>Python’s Regular Expression Language<text:bookmark-end text:name="__RefHeading___Toc105827_3888671934 Copy 1 Copy 1 Copy 1 Copy 1 Copy 1 Copy 1 Copy 1 Copy 1 Copy 1 Copy 1 Copy 1 Copy 1 Copy 1 Copy 1 Copy 1 Copy 1 Copy 1 Copy 1 Copy 1 Copy 1"/></text:h>
      <text:p text:style-name="P3">In this section we look at the regular expression language in four subsections. The first subsection shows how to match individual characters or groups of characters, for example, match <text:span text:style-name="Console">a</text:span>, or match <text:span text:style-name="Console">b</text:span>, or match either <text:span text:style-name="Console">a</text:span> or <text:span text:style-name="Console">b</text:span>. The second subsection shows how to quantify matches, for example, match once, or match at least once, or match as many times as possible. The third subsection shows how to group sub-expressions and how to capture matching text, and the final subsection shows how to use the language’s assertions and flags to affect how regular expressions work.</text:p>
      <text:h text:style-name="P10" text:outline-level="3"><draw:frame draw:style-name="fr3" draw:name="f13-01-h3" text:anchor-type="paragraph" svg:x="15.801cm" svg:y="0.159cm" svg:width="1cm" draw:z-index="30"><draw:text-box fo:min-height="0.741cm"><text:p text:style-name="P11">||</text:p></draw:text-box></draw:frame>Characters and Character Classes</text:h>
      <text:p text:style-name="P3">The simplest expressions are just literal characters, such as <text:span text:style-name="Console">a</text:span> or <text:span text:style-name="Console">5</text:span>, and if no quantifier is explicitly given it is taken to be “match one occurrence”. For example, the regex <text:span text:style-name="Inline_20_Code"><text:span text:style-name="T7">tune</text:span></text:span> consists of four expressions, each implicitly quantified to match once, so it matches one <text:span text:style-name="Console">t</text:span> followed by one <text:span text:style-name="Console">u</text:span> followed by one <text:span text:style-name="Console">n</text:span> followed by one <text:span text:style-name="Console">e</text:span>, and hence matches the strings <text:span text:style-name="Inline_20_Code"><text:span text:style-name="T8">tune</text:span></text:span> and <text:span text:style-name="Inline_20_Code">at</text:span><text:span text:style-name="Inline_20_Code"><text:span text:style-name="T8">tune</text:span></text:span><text:span text:style-name="Inline_20_Code">d</text:span>.</text:p>
      <text:p text:style-name="P3"><draw:frame text:anchor-type="paragraph" draw:z-index="17" draw:name="p484 jump 2" draw:style-name="gr1" draw:text-style-name="P6" svg:width="1.571cm" svg:height="1.856cm" svg:x="-1.67cm" svg:y="-0.459cm"><draw:text-box draw:corner-radius="0.199cm"><text:p text:style-name="P5"><text:span text:style-name="T4">String esc­apes</text:span></text:p><text:p><text:span text:style-name="T6"><text:a xlink:href="#0.0.Writing and Parsing xml Files|outline" xlink:type="simple">312 ⮜</text:a></text:span></text:p></draw:text-box></draw:frame>Although most characters can be used as literals, some are “<text:span text:style-name="T1">special characters</text:span>”—these are symbols in the regex language and so must be escaped by preceding them with a backslash (<text:span text:style-name="Console">\</text:span>) to use them as literals. The special <text:soft-page-break/>characters are <text:span text:style-name="Inline_20_Code"><text:span text:style-name="T7">\.^$?+*{}[]()|</text:span></text:span>. Most of Python’s standard string escapes can also be used within regexes, for example, <text:span text:style-name="Inline_20_Code"><text:span text:style-name="T7">\n</text:span></text:span> for newline and <text:span text:style-name="Inline_20_Code"><text:span text:style-name="T7">\t</text:span></text:span> for tab, as well as hexadecimal escapes for characters using the <text:span text:style-name="Inline_20_Code"><text:span text:style-name="T7">\xHH</text:span></text:span>, <text:span text:style-name="Inline_20_Code"><text:span text:style-name="T7">\uHHHH</text:span></text:span>, and <text:span text:style-name="Inline_20_Code"><text:span text:style-name="T7">\</text:span></text:span><text:span text:style-name="Inline_20_Code"><text:span text:style-name="T10">⁠</text:span></text:span><text:span text:style-name="Inline_20_Code"><text:span text:style-name="T7">UHHHHHHHH</text:span></text:span> syntaxes.</text:p>
      <text:p text:style-name="P3">In many cases, rather than matching one particular character we want to match any one of a set of characters. This can be achieved by using a character class—one or more characters enclosed in square brackets. (This has nothing to do with a Python class, and is simply the regex term for “<text:span text:style-name="T1">set of characters</text:span>”).</text:p>
      <text:p text:style-name="P3">A character class is an expression, and like any other expression, if not explicitly quantified it matches exactly one character (which can be any of the characters in the character class). For example, the regex <text:span text:style-name="Inline_20_Code"><text:span text:style-name="T7">r[ea]d</text:span></text:span> matches both <text:span text:style-name="Inline_20_Code"><text:span text:style-name="T8">red</text:span></text:span> and <text:span text:style-name="Inline_20_Code"><text:span text:style-name="T8">radar</text:span></text:span>, but not <text:span text:style-name="Inline_20_Code">read</text:span>. Similarly, to match a single digit we can use the regex <text:span text:style-name="Inline_20_Code"><text:span text:style-name="T7">[0123456789]</text:span></text:span>. For convenience we can specify a range of characters using a hyphen, so the regex <text:span text:style-name="Inline_20_Code"><text:span text:style-name="T7">[0-9]</text:span></text:span> also matches a digit. It is possible to negate the meaning of a character class by following the opening bracket with a caret, so <text:span text:style-name="Inline_20_Code"><text:span text:style-name="T7">[^0-9]</text:span></text:span><text:span text:style-name="T11"> </text:span>matches any character that is not a digit.</text:p>
      <text:p text:style-name="P3">Note that inside a character class, apart from <text:span text:style-name="Inline_20_Code"><text:span text:style-name="T7">\</text:span></text:span>, the special characters lose their special meaning, although in the case of <text:span text:style-name="Inline_20_Code"><text:span text:style-name="T7">^</text:span></text:span> it acquires a new meaning (negation) if it is the first character in the character class, and otherwise is simply a literal caret. Also, <text:span text:style-name="Inline_20_Code"><text:span text:style-name="T7">-</text:span></text:span> signifies a character range unless it is the first character, in which case it is a literal hyphen.</text:p>
      <text:p text:style-name="P3">Since some sets of characters are required so frequently, several have shorthand forms—these are shown in Table 13.1 <text:span text:style-name="T3">(below)</text:span>. With one exception the shorthands can be used inside character sets, so for example, the regex <text:span text:style-name="Inline_20_Code"><text:span text:style-name="T7">[\</text:span></text:span><text:span text:style-name="Inline_20_Code"><text:span text:style-name="T10">⁠</text:span></text:span><text:span text:style-name="Inline_20_Code"><text:span text:style-name="T7">dA‑Fa-f]</text:span></text:span> matches any hexadecimal digit. The exception is <text:span text:style-name="Inline_20_Code"><text:span text:style-name="T7">.</text:span></text:span> which is a shorthand outside a character class but matches a literal <text:span text:style-name="Inline_20_Code">.</text:span> inside a character class.</text:p>
      <text:h text:style-name="P10" text:outline-level="3"><draw:frame draw:style-name="fr4" draw:name="f13-02-h3" text:anchor-type="paragraph" svg:y="-0.25cm" svg:width="1cm" draw:z-index="31"><draw:text-box fo:min-height="0.741cm"><text:p text:style-name="P11">||</text:p></draw:text-box></draw:frame>Quantifiers</text:h>
      <text:p text:style-name="P3">A quantifier has the form <text:span text:style-name="Inline_20_Code"><text:span text:style-name="T7">{m,n}</text:span></text:span> where <text:span text:style-name="Console">m</text:span> and <text:span text:style-name="Console">n</text:span> are the minimum and maximum times the expression the quantifier applies to must match. For example, both <text:span text:style-name="Inline_20_Code"><text:span text:style-name="T7">e{1,1}e{1,1}</text:span></text:span> and <text:span text:style-name="Inline_20_Code"><text:span text:style-name="T7">e{2,2}</text:span></text:span> match <text:span text:style-name="Inline_20_Code">f</text:span><text:span text:style-name="Inline_20_Code"><text:span text:style-name="T8">ee</text:span></text:span><text:span text:style-name="Inline_20_Code">l</text:span>, but neither matches <text:span text:style-name="Inline_20_Code">felt</text:span>.</text:p>
      <text:p text:style-name="P12">Writing a quantifier after every expression would soon become tedious, and is certainly difficult to read. Fortunately, the regex language supports several convenient shorthands. If only one number is given in the quantifier it is taken to be both the minimum and the maximum, so <text:span text:style-name="Inline_20_Code"><text:span text:style-name="T7">e{2}</text:span></text:span> is the same as <text:span text:style-name="Inline_20_Code"><text:span text:style-name="T7">e{2,2}</text:span></text:span>. And as we noted in the preceding section, if no quantifier is explicitly given, it </text:p>
      <table:table table:name="Table-13.1-Character-Class-Shorthands" table:style-name="Table-13.1-Character-Class-Shorthands">
        <table:table-column table:style-name="Table-13.1-Character-Class-Shorthands.A"/>
        <table:table-column table:style-name="Table-13.1-Character-Class-Shorthands.B"/>
        <table:table-header-rows>
          <text:soft-page-break/>
          <table:table-row table:style-name="Table-13.1-Character-Class-Shorthands.1">
            <table:table-cell table:style-name="Table-13.1-Character-Class-Shorthands.A1" table:number-columns-spanned="2" office:value-type="string">
              <text:p text:style-name="P13">Table <text:span text:style-name="Caption_20_characters"><text:sequence text:ref-name="refTable0" text:name="Table" text:formula="ooow:Table+1" style:num-format="1">13.1</text:sequence></text:span>: Character Class Shorthands</text:p>
            </table:table-cell>
            <table:covered-table-cell/>
          </table:table-row>
          <table:table-row table:style-name="Table-13.1-Character-Class-Shorthands.1">
            <table:table-cell table:style-name="Table-13.1-Character-Class-Shorthands.A2" office:value-type="string">
              <text:p text:style-name="P14">Symbol</text:p>
            </table:table-cell>
            <table:table-cell table:style-name="Table-13.1-Character-Class-Shorthands.B2" office:value-type="string">
              <text:p text:style-name="P14">Meaning</text:p>
            </table:table-cell>
          </table:table-row>
        </table:table-header-rows>
        <table:table-row table:style-name="Table-13.1-Character-Class-Shorthands.1">
          <table:table-cell table:style-name="Table-13.1-Character-Class-Shorthands.A3" office:value-type="string">
            <text:p text:style-name="P15"><draw:frame text:anchor-type="paragraph" draw:z-index="34" draw:name="p486 jump 1" draw:style-name="gr2" draw:text-style-name="P16" svg:width="1.571cm" svg:height="2.266cm" svg:x="17cm" svg:y="0cm"><draw:text-box draw:corner-radius="0.199cm"><text:p text:style-name="P5"><text:span text:style-name="T12">Meaning of the flags</text:span></text:p><text:p text:style-name="P5"><text:span text:style-name="T13"><text:a xlink:href="#Assertions and Flags" xlink:type="simple">500 ⮞</text:a></text:span></text:p></draw:text-box></draw:frame><text:span text:style-name="Console">.</text:span></text:p>
          </table:table-cell>
          <table:table-cell table:style-name="Table-13.1-Character-Class-Shorthands.B3" office:value-type="string">
            <text:p text:style-name="P17">Matches any character except newline; or any character at all with the re.DOTALL flag; or inside a character class matches a literal .</text:p>
          </table:table-cell>
        </table:table-row>
        <table:table-row table:style-name="Table-13.1-Character-Class-Shorthands.1">
          <table:table-cell table:style-name="Table-13.1-Character-Class-Shorthands.A4" office:value-type="string">
            <text:p text:style-name="P15"><text:span text:style-name="Console">\d</text:span></text:p>
          </table:table-cell>
          <table:table-cell table:style-name="Table-13.1-Character-Class-Shorthands.B4" office:value-type="string">
            <text:p text:style-name="P17">Matches a Unicode digit; or <text:span text:style-name="T7">[0-9]</text:span> with the <text:span text:style-name="Console">re.ASCII</text:span> flag</text:p>
          </table:table-cell>
        </table:table-row>
        <table:table-row table:style-name="Table-13.1-Character-Class-Shorthands.1">
          <table:table-cell table:style-name="Table-13.1-Character-Class-Shorthands.A3" office:value-type="string">
            <text:p text:style-name="P15"><text:span text:style-name="Console">\D</text:span></text:p>
          </table:table-cell>
          <table:table-cell table:style-name="Table-13.1-Character-Class-Shorthands.B5" office:value-type="string">
            <text:p text:style-name="P17">Matches a Unicode non-digit; or <text:span text:style-name="T7">[^0-9]</text:span> with the <text:span text:style-name="Console">re.ASCII</text:span> flag</text:p>
          </table:table-cell>
        </table:table-row>
        <table:table-row table:style-name="Table-13.1-Character-Class-Shorthands.1">
          <table:table-cell table:style-name="Table-13.1-Character-Class-Shorthands.A4" office:value-type="string">
            <text:p text:style-name="P15"><text:span text:style-name="Console">\s</text:span></text:p>
          </table:table-cell>
          <table:table-cell table:style-name="Table-13.1-Character-Class-Shorthands.B6" office:value-type="string">
            <text:p text:style-name="P18">Matches a Unicode whitespace; or <text:span text:style-name="T7">[ \t\n\r\f\v]</text:span> with the <text:span text:style-name="Console"><text:span text:style-name="T14">re</text:span></text:span><text:span text:style-name="Console"><text:span text:style-name="T2">.</text:span></text:span><text:span text:style-name="Console"><text:span text:style-name="T14">ASCII</text:span></text:span><text:span text:style-name="T2"> </text:span>flag</text:p>
          </table:table-cell>
        </table:table-row>
        <table:table-row table:style-name="Table-13.1-Character-Class-Shorthands.1">
          <table:table-cell table:style-name="Table-13.1-Character-Class-Shorthands.A3" office:value-type="string">
            <text:p text:style-name="P15"><text:span text:style-name="Console">\S</text:span></text:p>
          </table:table-cell>
          <table:table-cell table:style-name="Table-13.1-Character-Class-Shorthands.B7" office:value-type="string">
            <text:p text:style-name="P18">Matches a Unicode non-whitespace; or <text:span text:style-name="T7">[^ \t\n\r\f\v]</text:span> with the <text:span text:style-name="Console"><text:span text:style-name="T14">re</text:span></text:span><text:span text:style-name="Console"><text:span text:style-name="T2">.</text:span></text:span><text:span text:style-name="Console"><text:span text:style-name="T14">ASCII</text:span></text:span> flag</text:p>
          </table:table-cell>
        </table:table-row>
        <table:table-row table:style-name="Table-13.1-Character-Class-Shorthands.1">
          <table:table-cell table:style-name="Table-13.1-Character-Class-Shorthands.A4" office:value-type="string">
            <text:p text:style-name="P15"><text:span text:style-name="Console">\w</text:span></text:p>
          </table:table-cell>
          <table:table-cell table:style-name="Table-13.1-Character-Class-Shorthands.B8" office:value-type="string">
            <text:p text:style-name="P17">Matches a Unicode “<text:span text:style-name="T1">word</text:span>” character; or <text:span text:style-name="T7">[a-zA-Z0-9_]</text:span> with the <text:span text:style-name="Console">re.ASCII</text:span> flag</text:p>
          </table:table-cell>
        </table:table-row>
        <table:table-row table:style-name="Table-13.1-Character-Class-Shorthands.1">
          <table:table-cell table:style-name="Table-13.1-Character-Class-Shorthands.A9" office:value-type="string">
            <text:p text:style-name="P15"><text:span text:style-name="Console">\W</text:span></text:p>
          </table:table-cell>
          <table:table-cell table:style-name="Table-13.1-Character-Class-Shorthands.B9" office:value-type="string">
            <text:p text:style-name="P17">Matches a Unicode non-“<text:span text:style-name="T1">word</text:span>” character; or <text:span text:style-name="T7">[^a-zA-Z0-9_]</text:span> with the <text:span text:style-name="Console">re.ASCII</text:span> flag</text:p>
          </table:table-cell>
        </table:table-row>
      </table:table>
      <text:p text:style-name="P19">is assumed to be one (i.e., <text:span text:style-name="Inline_20_Code"><text:span text:style-name="T7">{1,1}</text:span></text:span> or <text:span text:style-name="Inline_20_Code"><text:span text:style-name="T7">{1}</text:span></text:span>); therefore, <text:span text:style-name="Inline_20_Code"><text:span text:style-name="T7">ee</text:span></text:span> is the same as <text:span text:style-name="Inline_20_Code"><text:span text:style-name="T7">e{1,1}e{1,1}</text:span></text:span> and <text:span text:style-name="Inline_20_Code"><text:span text:style-name="T7">e{1}e{1}</text:span></text:span>, so both <text:span text:style-name="Inline_20_Code"><text:span text:style-name="T7">e{2}</text:span></text:span> and <text:span text:style-name="Inline_20_Code"><text:span text:style-name="T7">ee</text:span></text:span> match <text:span text:style-name="Inline_20_Code">f</text:span><text:span text:style-name="Inline_20_Code"><text:span text:style-name="T8">ee</text:span></text:span><text:span text:style-name="Inline_20_Code">l</text:span> but not <text:span text:style-name="Inline_20_Code">felt</text:span>.</text:p>
      <text:p text:style-name="P3">Having a different minimum and maximum is often convenient. For example, to match <text:span text:style-name="Inline_20_Code"><text:span text:style-name="T1">travelled</text:span></text:span> and <text:span text:style-name="Inline_20_Code"><text:span text:style-name="T1">traveled</text:span></text:span> (both <text:span text:style-name="T15">legitimate</text:span> spellings), we could use either <text:span text:style-name="Inline_20_Code"><text:span text:style-name="T7">travel{1,2}ed</text:span></text:span> or <text:span text:style-name="Inline_20_Code"><text:span text:style-name="T7">travell{0,1}ed</text:span></text:span>. The <text:span text:style-name="Inline_20_Code"><text:span text:style-name="T7">{0,1}</text:span></text:span> quantification is so often used that it has its own shorthand form, <text:span text:style-name="Inline_20_Code"><text:span text:style-name="T7">?</text:span></text:span><text:span text:style-name="T7">,</text:span> so another way of writing the regex (and the one most likely to be used in Chapter practice) is <text:span text:style-name="Inline_20_Code"><text:span text:style-name="T7">travell?ed</text:span></text:span>.</text:p>
      <text:p text:style-name="P3">Two other quantification shorthands are provided: <text:span text:style-name="Inline_20_Code"><text:span text:style-name="T7">+</text:span></text:span> which stands for <text:span text:style-name="Inline_20_Code"><text:span text:style-name="T7">{1,n}</text:span></text:span> (“<text:span text:style-name="T1">at least one</text:span>”) and <text:span text:style-name="Inline_20_Code"><text:span text:style-name="T7">*</text:span></text:span> which stands for <text:span text:style-name="Inline_20_Code"><text:span text:style-name="T7">{0,n}</text:span></text:span> (“<text:span text:style-name="T1">any number of</text:span>”); in both cases <text:span text:style-name="Console">n</text:span> is the maximum possible number allowed for a quantifier, usually at least 32,767. All the quantifiers are shown in Table 13.2 <text:span text:style-name="T16">(below)</text:span>.</text:p>
      <text:p text:style-name="P3">The <text:span text:style-name="Inline_20_Code"><text:span text:style-name="T7">+</text:span></text:span> quantifier is very useful. For example, to match integers we could use <text:span text:style-name="Inline_20_Code"><text:span text:style-name="T7">\</text:span></text:span><text:span text:style-name="Inline_20_Code"><text:span text:style-name="T10">⁠</text:span></text:span><text:span text:style-name="Inline_20_Code"><text:span text:style-name="T7">d+</text:span></text:span> since this matches one or more digits. This regex could match in two places in the string <text:span text:style-name="Inline_20_Code">4588.91</text:span>, for example, <text:span text:style-name="Inline_20_Code"><text:span text:style-name="T8">4588</text:span></text:span><text:span text:style-name="Inline_20_Code">.91</text:span> and <text:span text:style-name="Inline_20_Code">4588.</text:span><text:span text:style-name="Inline_20_Code"><text:span text:style-name="T8">91</text:span></text:span>. Sometimes typos are the result of pressing a key too long. We could use the regex <text:span text:style-name="Inline_20_Code"><text:span text:style-name="T7">bevel+ed</text:span></text:span> to match the <text:span text:style-name="T15">legitimate</text:span> <text:span text:style-name="Inline_20_Code"><text:span text:style-name="T8">beveled</text:span></text:span> and <text:span text:style-name="Inline_20_Code"><text:span text:style-name="T8">bevelled</text:span></text:span>, and the incorrect <text:span text:style-name="Inline_20_Code"><text:span text:style-name="T8">bevellled</text:span></text:span>. If we wanted to standardi<text:span text:style-name="T16">s</text:span>e on the one <text:span text:style-name="Console">l</text:span> spelling, and match only occurrences that had two or more <text:span text:style-name="Console">l</text:span>’s, we could use <text:span text:style-name="Inline_20_Code"><text:span text:style-name="T7">bevell+ed</text:span></text:span> to find them.</text:p>
      <text:p text:style-name="P12">The <text:span text:style-name="Inline_20_Code"><text:span text:style-name="T7">*</text:span></text:span> quantifier is less useful, simply because it can so often lead to unexpected results. For example, supposing that we want to find lines that contain comments in Python files, we might try searching for <text:span text:style-name="Inline_20_Code"><text:span text:style-name="T7">#*</text:span></text:span>. But this regex will match any line whatsoever, including blank lines because the </text:p>
      <table:table table:name="Table-13.2-Regular-Expression-Quantifiers" table:style-name="Table-13.2-Regular-Expression-Quantifiers">
        <table:table-column table:style-name="Table-13.2-Regular-Expression-Quantifiers.A"/>
        <table:table-column table:style-name="Table-13.2-Regular-Expression-Quantifiers.B"/>
        <table:table-header-rows>
          <text:soft-page-break/>
          <table:table-row table:style-name="Table-13.2-Regular-Expression-Quantifiers.1">
            <table:table-cell table:style-name="Table-13.2-Regular-Expression-Quantifiers.A1" table:number-columns-spanned="2" office:value-type="string">
              <text:p text:style-name="P13">Table <text:span text:style-name="Caption_20_characters"><text:sequence text:ref-name="refTable1" text:name="Table" text:formula="ooow:Table+1" style:num-format="1">13.2</text:sequence></text:span>: Regular Expression Quantifiers</text:p>
            </table:table-cell>
            <table:covered-table-cell/>
          </table:table-row>
          <table:table-row table:style-name="Table-13.2-Regular-Expression-Quantifiers.1">
            <table:table-cell table:style-name="Table-13.2-Regular-Expression-Quantifiers.A2" office:value-type="string">
              <text:p text:style-name="P14">Syntax</text:p>
            </table:table-cell>
            <table:table-cell table:style-name="Table-13.2-Regular-Expression-Quantifiers.B2" office:value-type="string">
              <text:p text:style-name="P14">Meaning</text:p>
            </table:table-cell>
          </table:table-row>
        </table:table-header-rows>
        <table:table-row>
          <table:table-cell table:style-name="Table-13.2-Regular-Expression-Quantifiers.A3" office:value-type="string">
            <text:p text:style-name="P20"><text:span text:style-name="Console"><text:span text:style-name="T7">e? or e{0,1}</text:span></text:span></text:p>
          </table:table-cell>
          <table:table-cell table:style-name="Table-13.2-Regular-Expression-Quantifiers.B3" office:value-type="string">
            <text:p text:style-name="P20">Greedily match zero or one occurrence of expression <text:span text:style-name="Console">e</text:span></text:p>
          </table:table-cell>
        </table:table-row>
        <table:table-row>
          <table:table-cell table:style-name="Table-13.2-Regular-Expression-Quantifiers.A4" office:value-type="string">
            <text:p text:style-name="P20"><text:span text:style-name="Console"><text:span text:style-name="T7">e?? or e{0,1}?</text:span></text:span></text:p>
          </table:table-cell>
          <table:table-cell table:style-name="Table-13.2-Regular-Expression-Quantifiers.B4" office:value-type="string">
            <text:p text:style-name="P20">Non-greedily match zero or one occurrence of expression <text:span text:style-name="Console">e</text:span></text:p>
          </table:table-cell>
        </table:table-row>
        <table:table-row>
          <table:table-cell table:style-name="Table-13.2-Regular-Expression-Quantifiers.A5" office:value-type="string">
            <text:p text:style-name="P20"><text:span text:style-name="Console"><text:span text:style-name="T7">e+ or e{1,}</text:span></text:span></text:p>
          </table:table-cell>
          <table:table-cell table:style-name="Table-13.2-Regular-Expression-Quantifiers.B5" office:value-type="string">
            <text:p text:style-name="P20">Greedily match one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1,}?</text:span></text:span></text:p>
          </table:table-cell>
          <table:table-cell table:style-name="Table-13.2-Regular-Expression-Quantifiers.B6" office:value-type="string">
            <text:p text:style-name="P20">Non-greedily match one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 or e{0,}</text:span></text:span></text:p>
          </table:table-cell>
          <table:table-cell table:style-name="Table-13.2-Regular-Expression-Quantifiers.B7" office:value-type="string">
            <text:p text:style-name="P20">Greedily match zero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0,}?</text:span></text:span></text:p>
          </table:table-cell>
          <table:table-cell table:style-name="Table-13.2-Regular-Expression-Quantifiers.B8" office:value-type="string">
            <text:p text:style-name="P20">Non-greedily match zero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9" office:value-type="string">
            <text:p text:style-name="P20">Match exactly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text:span></text:span></text:p>
          </table:table-cell>
          <table:table-cell table:style-name="Table-13.2-Regular-Expression-Quantifiers.B10" office:value-type="string">
            <text:p text:style-name="P20">Greedily match at least <text:span text:style-name="Console">m</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11" office:value-type="string">
            <text:p text:style-name="P20">Non-greedily match at least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n}</text:span></text:span></text:p>
          </table:table-cell>
          <table:table-cell table:style-name="Table-13.2-Regular-Expression-Quantifiers.B12" office:value-type="string">
            <text:p text:style-name="P20">Greedily match at most <text:span text:style-name="Console">n</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n}?</text:span></text:span></text:p>
          </table:table-cell>
          <table:table-cell table:style-name="Table-13.2-Regular-Expression-Quantifiers.B13" office:value-type="string">
            <text:p text:style-name="P20">Non-greedily match at most <text:span text:style-name="Console">n</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n}</text:span></text:span></text:p>
          </table:table-cell>
          <table:table-cell table:style-name="Table-13.2-Regular-Expression-Quantifiers.B14" office:value-type="string">
            <text:p text:style-name="P20">Greedily match at least <text:span text:style-name="Console">m</text:span> and at most <text:span text:style-name="Console">n</text:span> occurrences of expression <text:span text:style-name="Console">e</text:span></text:p>
          </table:table-cell>
        </table:table-row>
        <table:table-row>
          <table:table-cell table:style-name="Table-13.2-Regular-Expression-Quantifiers.A15" office:value-type="string">
            <text:p text:style-name="P20"><text:span text:style-name="Console"><text:span text:style-name="T7">e{m,n}?</text:span></text:span></text:p>
          </table:table-cell>
          <table:table-cell table:style-name="Table-13.2-Regular-Expression-Quantifiers.B15" office:value-type="string">
            <text:p text:style-name="P20">Non-greedily match at least <text:span text:style-name="Console">m</text:span> and at most <text:span text:style-name="Console">n</text:span> occurrences of expression <text:span text:style-name="Console">e</text:span></text:p>
          </table:table-cell>
        </table:table-row>
      </table:table>
      <text:p text:style-name="P19">meaning is “<text:span text:style-name="T1">match any number of #s</text:span>”—and that includes none. As a rule of thumb for those new to regexes, avoid using <text:span text:style-name="Inline_20_Code"><text:span text:style-name="T7">*</text:span></text:span> at all, and if you do use it (or if you use <text:span text:style-name="Inline_20_Code"><text:span text:style-name="T7">?</text:span></text:span>), make sure there is at least one other expression in the regex that has a non-zero quantifier—so at least one quantifier other than <text:span text:style-name="Inline_20_Code"><text:span text:style-name="T7">*</text:span></text:span> or <text:span text:style-name="Inline_20_Code"><text:span text:style-name="T7">?</text:span></text:span> since both of these can match their expression zero times.</text:p>
      <text:p text:style-name="P3">It is often possible to convert <text:span text:style-name="Inline_20_Code"><text:span text:style-name="T7">*</text:span></text:span> uses to <text:span text:style-name="Inline_20_Code"><text:span text:style-name="T7">+</text:span></text:span> uses and vice versa. For example, we could match “<text:span text:style-name="T1">tasselled</text:span>” with at least one <text:span text:style-name="Console">l</text:span> using <text:span text:style-name="Inline_20_Code"><text:span text:style-name="T7">tassell*ed</text:span></text:span> or <text:span text:style-name="Inline_20_Code"><text:span text:style-name="T7">tassel+ed</text:span></text:span>, and match those with two or more <text:span text:style-name="Console">l</text:span>’s using <text:span text:style-name="Inline_20_Code"><text:span text:style-name="T7">tasselll*ed</text:span></text:span> or <text:span text:style-name="Inline_20_Code"><text:span text:style-name="T7">tassell+ed</text:span></text:span>.</text:p>
      <text:p text:style-name="Text_20_body"><text:span text:style-name="T13">If we use the regex </text:span><text:span text:style-name="Inline_20_Code"><text:span text:style-name="T17">\d+</text:span></text:span><text:span text:style-name="T13"> it will match </text:span><text:span text:style-name="Inline_20_Code"><text:span text:style-name="T18">136</text:span></text:span><text:span text:style-name="T13">. But why does it match all the digits, rather than just the first one? By default, all quantifiers are greedy—they match as many characters as they can. We can make any quantifier non-greedy (also called minimal) by following it with a </text:span><text:span text:style-name="Inline_20_Code"><text:span text:style-name="T17">?</text:span></text:span><text:span text:style-name="T13"> symbol. (The question mark has two different meanings—on its own it is a shorthand for the </text:span><text:span text:style-name="Inline_20_Code"><text:span text:style-name="T17">{0,1}</text:span></text:span><text:span text:style-name="T13"> quantifier, and when it follows a quantifier it tells the quantifier to be non-greedy.) For example, </text:span><text:span text:style-name="Inline_20_Code"><text:span text:style-name="T17">\d+?</text:span></text:span><text:span text:style-name="T13"> can match the string </text:span><text:span text:style-name="Inline_20_Code"><text:span text:style-name="T13">136</text:span></text:span><text:span text:style-name="T13"> in three different places: </text:span><text:span text:style-name="Inline_20_Code"><text:span text:style-name="T18">1</text:span></text:span><text:span text:style-name="Inline_20_Code"><text:span text:style-name="T13">36</text:span></text:span><text:span text:style-name="T13">, </text:span><text:span text:style-name="Inline_20_Code"><text:span text:style-name="T13">1</text:span></text:span><text:span text:style-name="Inline_20_Code"><text:span text:style-name="T18">3</text:span></text:span><text:span text:style-name="Inline_20_Code"><text:span text:style-name="T13">6</text:span></text:span><text:span text:style-name="T13">, and </text:span><text:span text:style-name="Inline_20_Code"><text:span text:style-name="T13">13</text:span></text:span><text:span text:style-name="Inline_20_Code"><text:span text:style-name="T18">6</text:span></text:span><text:span text:style-name="T13">. Here is another example: </text:span><text:span text:style-name="Inline_20_Code"><text:span text:style-name="T17">\d??</text:span></text:span><text:span text:style-name="T13"> matches zero or one </text:span><text:soft-page-break/><text:span text:style-name="T13">digits, but prefers to match </text:span><text:span text:style-name="T19">None</text:span><text:span text:style-name="T13"> since it is non-greedy—on its own it suffers the same problem as </text:span><text:span text:style-name="Inline_20_Code"><text:span text:style-name="T17">*</text:span></text:span><text:span text:style-name="T13"> in that it will match nothing, that is, any text at all.</text:span></text:p>
      <text:p text:style-name="P3">Non-greedy quantifiers can be useful for quick and dirty <text:span text:style-name="T2">xml</text:span> and <text:span text:style-name="T2">html </text:span>parsing. For example, to match all the image tags, writing <text:span text:style-name="Inline_20_Code"><text:span text:style-name="T7">&lt;img.*&gt;</text:span></text:span> (match one “<text:span text:style-name="Console">.</text:span>”, then one “<text:span text:style-name="Console">i</text:span>”, then one “<text:span text:style-name="Console">m</text:span>”, then one “<text:span text:style-name="Console">g</text:span>”, then zero or more of any character apart from newline, then one “<text:span text:style-name="Console">&gt;</text:span>”) will not work because the <text:span text:style-name="Inline_20_Code"><text:span text:style-name="T7">.*</text:span></text:span> part is greedy and will match everything including the tag’s closing <text:span text:style-name="Console">&gt;</text:span>, and will keep going until it reaches the last <text:span text:style-name="Console">&gt;</text:span> in the entire text.</text:p>
      <text:p text:style-name="P3">Three solutions present themselves (apart from using a proper parser). One is <text:span text:style-name="Inline_20_Code"><text:span text:style-name="T7">&lt;img[^&gt;]*&gt;</text:span></text:span> (match <text:span text:style-name="Inline_20_Code">&lt;img</text:span>, then any number of non-<text:span text:style-name="Console">&gt;</text:span> characters and then the tag’s closing <text:span text:style-name="Console">&gt;</text:span> character), another is <text:span text:style-name="Inline_20_Code"><text:span text:style-name="T7">&lt;img.*?&gt;</text:span></text:span> (match <text:span text:style-name="Inline_20_Code">&lt;img</text:span>, then any number of characters, but non-greedily, so it will stop immediately before the tag’s closing <text:span text:style-name="Console">&gt;</text:span>, and then the <text:span text:style-name="Console">&gt;</text:span>), and a third combines both, as in <text:span text:style-name="Inline_20_Code"><text:span text:style-name="T7">&lt;img[^&gt;]*?&gt;</text:span></text:span>. None of them is correct, though, since they can all match <text:span text:style-name="Inline_20_Code">&lt;img&gt;</text:span>, which is not valid. Since we know that an image tag must have a <text:span text:style-name="Console">src</text:span> attribute, a more accurate regex is <text:span text:style-name="Inline_20_Code"><text:span text:style-name="T7">&lt;img\s+[^&gt;]*?src=\w+[^&gt;]*?&gt;</text:span></text:span>. This matches the literal characters <text:span text:style-name="Inline_20_Code">&lt;img</text:span>, then one or more whitespace characters, then non-greedily zero or more of anything except <text:span text:style-name="Console">&gt;</text:span> (to skip any other attributes such as <text:span text:style-name="Console">alt</text:span>), then the <text:span text:style-name="Console">src</text:span> attribute (the literal characters <text:span text:style-name="Inline_20_Code">src=</text:span> then at least one “<text:span text:style-name="T1">word</text:span>” character), and then any other non-<text:span text:style-name="Console">&gt;</text:span> characters (including none) to account for any other attributes, and finally the closing <text:span text:style-name="Inline_20_Code"><text:span text:style-name="T7">&gt;</text:span></text:span>.</text:p>
      <text:h text:style-name="P10" text:outline-level="3"><draw:frame draw:style-name="fr4" draw:name="f13-03-h3" text:anchor-type="paragraph" svg:y="-0.25cm" svg:width="1cm" draw:z-index="32"><draw:text-box fo:min-height="0.741cm"><text:p text:style-name="P11">||</text:p></draw:text-box></draw:frame>Grouping and Capturing</text:h>
      <text:p text:style-name="P3">In practical applications we often need regexes that can match any one of two or more alternatives, and we often need to capture the match or some part of the match for further processing. Also, we sometimes want a quantifier to apply to several expressions. All of these can be achieved by grouping with <text:span text:style-name="Inline_20_Code"><text:span text:style-name="T7">()</text:span></text:span>, and in the case of alternatives using alternation with <text:span text:style-name="Inline_20_Code"><text:span text:style-name="T7">|</text:span></text:span>.</text:p>
      <text:p text:style-name="P3">Alternation is especially useful when we want to match any one of several quite different alternatives. For example, the regex <text:span text:style-name="Inline_20_Code"><text:span text:style-name="T7">aircraft|airplane|jet</text:span></text:span> will match any text that contains “<text:span text:style-name="T1">aircraft</text:span>” or “<text:span text:style-name="T1">airplane</text:span>” or “<text:span text:style-name="T1">jet</text:span>”. The same thing can be achieved using the regex <text:span text:style-name="Inline_20_Code"><text:span text:style-name="T7">air(craft|plane)|jet</text:span></text:span>. Here, the parentheses are used to group expressions, so we have two outer expressions, <text:span text:style-name="Inline_20_Code"><text:span text:style-name="T7">air(craft|plane)</text:span></text:span> and<text:span text:style-name="Visited_20_Internet_20_Link"> </text:span><text:span text:style-name="Inline_20_Code"><text:span text:style-name="T7">jet</text:span></text:span>. The first of these has an inner expression, <text:span text:style-name="Inline_20_Code"><text:span text:style-name="T7">craft|plane</text:span></text:span>, and because this is preceded by <text:span text:style-name="Inline_20_Code"><text:span text:style-name="T7">air</text:span></text:span> the first outer expression can match only “<text:span text:style-name="T1">aircraft</text:span>” or “<text:span text:style-name="T1">airplane</text:span>”.</text:p>
      <text:p text:style-name="P3">Parentheses serve two different purposes—to group expressions and to capture the text that matches an expression. We will use the term group to refer to a grouped expression whether it captures or not, and capture and capture group to refer to a captured group. If we used the regex <text:span text:style-name="Inline_20_Code"><text:span text:style-name="T7">(aircraft|airplane|jet)</text:span></text:span> it would not only match any of the three expressions, but <text:soft-page-break/>would also capture whichever one was matched for later reference. Compare this with the regex <text:span text:style-name="Inline_20_Code"><text:span text:style-name="T7">(air(craft|plane)|jet)</text:span></text:span> which has two captures if the first expression matches (“<text:span text:style-name="T1">aircraft</text:span>” or “<text:span text:style-name="T1">airplane</text:span>” as the first capture and “<text:span text:style-name="T1">craft</text:span>” or “<text:span text:style-name="T1">plane</text:span>” as the second capture), and one capture if the second expression matches (“<text:span text:style-name="T1">jet</text:span>”). We can switch off the capturing effect by following an opening parenthesis with <text:span text:style-name="Inline_20_Code"><text:span text:style-name="T7">?:</text:span></text:span>, so for example, <text:span text:style-name="Inline_20_Code"><text:span text:style-name="T7">(air(?:craft|plane)|jet)</text:span></text:span> will have only one capture if it matches (“<text:span text:style-name="T1">aircraft</text:span>” or “<text:span text:style-name="T1">airplane</text:span>” or “<text:span text:style-name="T1">jet</text:span>”).</text:p>
      <text:p text:style-name="P3">A grouped expression is an expression and so can be quantified. Like any other expression the quantity is assumed to be one unless explicitly given. For example, if we have read a text file with lines of the form <text:span text:style-name="T1">key=value</text:span>, where each key is alphanumeric, the regex <text:span text:style-name="Inline_20_Code"><text:span text:style-name="T7">(\w+)=(.+)</text:span></text:span> will match every line that has a non-empty key and a non-empty value. (Recall that <text:span text:style-name="Inline_20_Code"><text:span text:style-name="T7">.</text:span></text:span> matches anything except newlines.) And for every line that matches, two captures are made, the first being the key and the second being the value.</text:p>
      <text:p text:style-name="P3"><text:bookmark-start text:name="key-value regex"/>For example, the <text:span text:style-name="T1">key=value</text:span> regular expression<text:bookmark-end text:name="key-value regex"/> will match the entire line <text:span text:style-name="Inline_20_Code"><text:span text:style-name="T9">topic</text:span></text:span><text:span text:style-name="Inline_20_Code">=</text:span><text:span text:style-name="Inline_20_Code"><text:span text:style-name="T9"> physical geography</text:span></text:span> with the two captures shown shaded. Notice that the second capture includes some whitespace, and that whitespace before the <text:span text:style-name="Inline_20_Code">=</text:span> is not accepted. We could refine the regex to be more flexible in accepting whitespace, and to strip off unwanted whitespace using a somewhat longer version:</text:p>
      <text:p text:style-name="P21"><text:span text:style-name="Inline_20_Code">[ \t]*(\w+)[ \t]*=[ \t]*(.+)</text:span></text:p>
      <text:p text:style-name="P3"><draw:frame text:anchor-type="paragraph" draw:z-index="18" draw:name="p489 jump" draw:style-name="gr3" draw:text-style-name="P16" svg:width="1.571cm" svg:height="1.878cm" svg:x="17cm" svg:y="0cm"><draw:text-box draw:corner-radius="0.199cm"><text:p text:style-name="P5"><text:span text:style-name="T12">Regex flags</text:span></text:p><text:p text:style-name="P5"><text:span text:style-name="T13"><text:a xlink:href="#1.1.1.1.Obtaining and Installing Python 3|outline" xlink:type="simple">146 ⮞</text:a></text:span></text:p></draw:text-box></draw:frame>This matches the same line as before and also lines that have white-space around the <text:span text:style-name="Console">=</text:span> sign, but with the first capture having no leading or trailing whitespace, and the second capture having no leading whitespace. For example: <text:span text:style-name="Inline_20_Code"><text:span text:style-name="T9">topic</text:span></text:span><text:span text:style-name="Inline_20_Code"> = </text:span><text:span text:style-name="Inline_20_Code"><text:span text:style-name="T9">physical geography</text:span></text:span>. We have been careful to keep the white-space matching parts outside the capturing parentheses, and to allow for lines that have no whitespace at all. We did not use <text:span text:style-name="Inline_20_Code"><text:span text:style-name="T7">\s</text:span></text:span> to match whitespace because that matches newlines (<text:span text:style-name="Inline_20_Code"><text:span text:style-name="T7">\n</text:span></text:span>) which could lead to incorrect matches that span lines (e.g., if the <text:span text:style-name="Console">re.MULTILINE</text:span> flag is used). And for the value we did not use <text:span text:style-name="Inline_20_Code"><text:span text:style-name="T7">\S</text:span></text:span> to match non-whitespace because we want to allow for values that contain whitespace (e.g., English sentences). To avoid the second capture having trailing whitespace we would need a more sophisticated regex; we will see this in the next subsection.</text:p>
      <text:p text:style-name="P22">Captures can be referred to using back-references, that is, by referring back to an earlier capture group<text:note text:id="ftn2" text:note-class="footnote"><text:note-citation>2</text:note-citation><text:note-body><text:p text:style-name="Footnote">Note that back-references cannot be used inside character classes, that is, inside <text:span text:style-name="Inline_20_Code">[]</text:span></text:p></text:note-body></text:note>. One syntax for back-references inside regexes themselves is <text:span text:style-name="Inline_20_Code"><text:span text:style-name="T7">\i</text:span></text:span> where <text:span text:style-name="Console">i</text:span> is the capture number. Captures are numbered starting from one and increasing by one going from left to right as each new (capturing) left parenthesis is encountered. For example, to simplistically match duplicated words we can use the regex <text:span text:style-name="Inline_20_Code"><text:span text:style-name="T7">(\w+)\s+\1</text:span></text:span> which matches a “<text:span text:style-name="T1">word</text:span>”, then at least one whitespace, and then the same word as was captured. (Capture number <text:span text:style-name="Console">0</text:span> is created automatically without the need for <text:soft-page-break/>parentheses; it holds the entire match, that is, what we show underlined.) We will see a more sophisticated way to match duplicate words later.</text:p>
      <text:p text:style-name="P3">In long or complicated regexes it is often more convenient to use names rather than numbers for captures. This can also make maintenance easier since adding or removing capturing parentheses may change the numbers but won’t affect names. To name a capture we follow the opening parenthesis with <text:span text:style-name="Inline_20_Code"><text:span text:style-name="T7">?P&lt;name&gt;</text:span></text:span>. For example, <text:span text:style-name="Inline_20_Code"><text:span text:style-name="T7">(?P&lt;key&gt;\w+)=(?P&lt;value&gt;.+)</text:span></text:span> has two captures called "<text:span text:style-name="T1">key</text:span>" and "<text:span text:style-name="T1">value</text:span>". The syntax for back-references to named captures inside a regex is <text:span text:style-name="Inline_20_Code"><text:span text:style-name="T7">(?P=name)</text:span></text:span>. For example, <text:span text:style-name="Inline_20_Code"><text:span text:style-name="T7">(?P&lt;word&gt;\w+)\s+(?P=word)</text:span></text:span> matches duplicate words using a capture called "<text:span text:style-name="T1">word</text:span>".</text:p>
      <text:h text:style-name="P10" text:outline-level="3"><draw:frame draw:style-name="fr4" draw:name="f13-04-h3" text:anchor-type="paragraph" svg:y="-0.25cm" svg:width="1cm" draw:z-index="33"><draw:text-box fo:min-height="0.741cm"><text:p text:style-name="P11">||</text:p></draw:text-box></draw:frame><text:bookmark-start text:name="Assertions and Flags"/>Assertions and Flags<text:bookmark-end text:name="Assertions and Flags"/></text:h>
      <text:p text:style-name="P3">One problem that affects many of the regexes we have looked at so far is that they can match more or different text than we intended. For example, the regex <text:span text:style-name="Inline_20_Code"><text:span text:style-name="T7">aircraft|airplane|jet</text:span></text:span> will match “<text:span text:style-name="T1">waterjet</text:span>” and “<text:span text:style-name="T1">jetski</text:span>” as well as “<text:span text:style-name="T1">jet</text:span>”. This kind of problem can be solved by using assertions. An assertion does not match any text, but instead says something about the text at the point where the assertion occurs.</text:p>
      <text:p text:style-name="P3">One assertion is <text:span text:style-name="Inline_20_Code"><text:span text:style-name="T7">\b</text:span></text:span> (word boundary), which asserts that the character that precedes it must be a “<text:span text:style-name="T1">word</text:span>” (<text:span text:style-name="Inline_20_Code"><text:span text:style-name="T7">\w</text:span></text:span>) and the character that follows it must be a non“<text:span text:style-name="T1">word</text:span>” (<text:span text:style-name="Inline_20_Code"><text:span text:style-name="T7">\W</text:span></text:span>), or vice versa. For example, although the regex <text:span text:style-name="Inline_20_Code"><text:span text:style-name="T7">jet</text:span></text:span> can match twice in the text <text:span text:style-name="Inline_20_Code">the jet and jetski are noisy</text:span>, that is, <text:span text:style-name="Inline_20_Code">the </text:span><text:span text:style-name="Inline_20_Code"><text:span text:style-name="T8">jet</text:span></text:span><text:span text:style-name="Inline_20_Code"> and </text:span><text:span text:style-name="Inline_20_Code"><text:span text:style-name="T8">jet</text:span></text:span><text:span text:style-name="Inline_20_Code">ski are noisy</text:span>, the regex <text:span text:style-name="Inline_20_Code"><text:span text:style-name="T7">\bjet\b</text:span></text:span> will match only once, <text:span text:style-name="Inline_20_Code">the </text:span><text:span text:style-name="Inline_20_Code"><text:span text:style-name="T8">jet</text:span></text:span><text:span text:style-name="Inline_20_Code"> and jetski are noisy</text:span>. In the context of the original regex, we could write it either as <text:span text:style-name="Inline_20_Code"><text:span text:style-name="T7">\baircraft\b|\bairplane\b|\bjet\b</text:span></text:span> or more clearly as <text:span text:style-name="Inline_20_Code"><text:span text:style-name="T7">\</text:span></text:span><text:span text:style-name="Inline_20_Code"><text:span text:style-name="T20">⁠</text:span></text:span><text:span text:style-name="Inline_20_Code"><text:span text:style-name="T7">b(?:aircraft|airplane|jet)\b</text:span></text:span>, that is, word boundary, non-capturing expression, word boundary.</text:p>
      <text:p text:style-name="P3">Many other assertions are supported, as shown in Table 13.3 <text:span text:style-name="T21">(below)</text:span>. We could use assertions to improve the clarity of a <text:span text:style-name="Inline_20_Code"><text:span text:style-name="T7">key=value</text:span></text:span> regex, for example, by changing it to <text:span text:style-name="Inline_20_Code"><text:span text:style-name="T7">^(\w+)=([^\n]+)</text:span></text:span> and setting the <text:span text:style-name="Console">re.MULTILINE</text:span> flag to ensure that each <text:span text:style-name="T1">key=value</text:span> is taken from a single line with no possibility of spanning lines—providing no part of the regex matches a newline, so we can’t use, say, <text:span text:style-name="Inline_20_Code"><text:span text:style-name="T7">\s</text:span></text:span>. (The flags are shown in Table 13.5 [123 ➤]; their syntaxes are described at the end of this subsection, and examples are given in the next section.) And if we want to strip whitespace from the ends and use named captures, the regex becomes:</text:p>
      <text:p text:style-name="P23"><text:span text:style-name="Inline_20_Code"><text:span text:style-name="T7">^[ \t]*(?P&lt;key&gt;\w+)[ \t]*=[ \t]*(?P&lt;value&gt;[^\n]+)(?&lt;![ \t])</text:span></text:span></text:p>
      <text:p text:style-name="P24"><draw:frame text:anchor-type="paragraph" draw:z-index="19" draw:name="p490 jump" draw:style-name="gr3" draw:text-style-name="P16" svg:width="1.571cm" svg:height="1.878cm" svg:x="17cm" svg:y="0cm"><draw:text-box draw:corner-radius="0.199cm"><text:p text:style-name="P5"><text:span text:style-name="T12">Regex flags</text:span></text:p><text:p text:style-name="P5"><text:span text:style-name="T13"><text:a xlink:href="#1.1.1.1.Obtaining and Installing Python 3|outline" xlink:type="simple">146 ⮞</text:a></text:span></text:p></draw:text-box></draw:frame>Even though this regex is designed for a fairly simple task, it looks quite complicated. One way to make it more maintainable is to include comments in it. This can be done by adding inline comments using the syntax <text:span text:style-name="Inline_20_Code">(?</text:span><text:span text:style-name="Inline_20_Code"><text:span text:style-name="T22">⁠</text:span></text:span><text:span text:style-name="Inline_20_Code">#the comment)</text:span>, but in practice comments like this can easily make the <text:soft-page-break/>regex even more difficult to read. A much nicer solution is to use the <text:span text:style-name="Console">re.VERBOSE</text:span> flag—this allows us to freely use whitespace and normal Python comments in regexes, with the one constraint that if we need to match </text:p>
      <table:table table:name="Table-13.3-Regular-Expression-Assertions" table:style-name="Table-13.3-Regular-Expression-Assertions">
        <table:table-column table:style-name="Table-13.3-Regular-Expression-Assertions.A"/>
        <table:table-column table:style-name="Table-13.3-Regular-Expression-Assertions.B"/>
        <table:table-header-rows>
          <table:table-row table:style-name="Table-13.3-Regular-Expression-Assertions.1">
            <table:table-cell table:style-name="Table-13.3-Regular-Expression-Assertions.A1" table:number-columns-spanned="2" office:value-type="string">
              <text:p text:style-name="P25">Table <text:span text:style-name="Caption_20_characters"><text:sequence text:ref-name="refTable2" text:name="Table" text:formula="ooow:Table+1" style:num-format="1">13.3</text:sequence></text:span>: Regular Expression Assertions</text:p>
            </table:table-cell>
            <table:covered-table-cell/>
          </table:table-row>
          <table:table-row table:style-name="Table-13.3-Regular-Expression-Assertions.1">
            <table:table-cell table:style-name="Table-13.3-Regular-Expression-Assertions.A2" office:value-type="string">
              <text:p text:style-name="P26">Symbo<text:span text:style-name="T21">l</text:span></text:p>
            </table:table-cell>
            <table:table-cell table:style-name="Table-13.3-Regular-Expression-Assertions.B2" office:value-type="string">
              <text:p text:style-name="P26">Meaning</text:p>
            </table:table-cell>
          </table:table-row>
        </table:table-header-rows>
        <table:table-row table:style-name="Table-13.3-Regular-Expression-Assertions.1">
          <table:table-cell table:style-name="Table-13.3-Regular-Expression-Assertions.A3" office:value-type="string">
            <text:p text:style-name="P27"><draw:frame text:anchor-type="paragraph" draw:z-index="35" draw:name="p492 jump 1" draw:style-name="gr3" draw:text-style-name="P16" svg:width="1.571cm" svg:height="1.878cm" svg:x="17cm" svg:y="0cm"><draw:text-box draw:corner-radius="0.199cm"><text:p text:style-name="P5"><text:span text:style-name="T12">Regex flags</text:span></text:p><text:p text:style-name="P5"><text:span text:style-name="T13"><text:a xlink:href="#1.1.1.1.Obtaining and Installing Python 3|outline" xlink:type="simple">146 ⮞</text:a></text:span></text:p></draw:text-box></draw:frame><text:span text:style-name="Console">^</text:span></text:p>
          </table:table-cell>
          <table:table-cell table:style-name="Table-13.3-Regular-Expression-Assertions.B3" office:value-type="string">
            <text:p text:style-name="P27">Matches at the start; also matches after each newline with the <text:span text:style-name="Console">re.MULTILINE</text:span> flag</text:p>
          </table:table-cell>
        </table:table-row>
        <table:table-row table:style-name="Table-13.3-Regular-Expression-Assertions.1">
          <table:table-cell table:style-name="Table-13.3-Regular-Expression-Assertions.A4" office:value-type="string">
            <text:p text:style-name="P27"><text:span text:style-name="Console">$</text:span></text:p>
          </table:table-cell>
          <table:table-cell table:style-name="Table-13.3-Regular-Expression-Assertions.B4" office:value-type="string">
            <text:p text:style-name="P27">Matches at the end; also matches before each newline with the <text:span text:style-name="Console">re.MULTILINE</text:span> flag</text:p>
          </table:table-cell>
        </table:table-row>
        <table:table-row table:style-name="Table-13.3-Regular-Expression-Assertions.1">
          <table:table-cell table:style-name="Table-13.3-Regular-Expression-Assertions.A5" office:value-type="string">
            <text:p text:style-name="P27"><text:span text:style-name="Console">\A</text:span></text:p>
          </table:table-cell>
          <table:table-cell table:style-name="Table-13.3-Regular-Expression-Assertions.B5" office:value-type="string">
            <text:p text:style-name="P27">Matches at the start</text:p>
          </table:table-cell>
        </table:table-row>
        <table:table-row table:style-name="Table-13.3-Regular-Expression-Assertions.1">
          <table:table-cell table:style-name="Table-13.3-Regular-Expression-Assertions.A4" office:value-type="string">
            <text:p text:style-name="P27"><text:span text:style-name="Console">\b</text:span></text:p>
          </table:table-cell>
          <table:table-cell table:style-name="Table-13.3-Regular-Expression-Assertions.B6" office:value-type="string">
            <text:p text:style-name="P28">Matches at a “<text:span text:style-name="T1">word</text:span>” boundary; influenced by the <text:span text:style-name="Console">re.</text:span><text:span text:style-name="Console"><text:span text:style-name="T2">ascii</text:span></text:span><text:span text:style-name="T2"> </text:span>flag—inside a character class this is the escape for the backspace character</text:p>
          </table:table-cell>
        </table:table-row>
        <table:table-row table:style-name="Table-13.3-Regular-Expression-Assertions.1">
          <table:table-cell table:style-name="Table-13.3-Regular-Expression-Assertions.A5" office:value-type="string">
            <text:p text:style-name="P27"><text:span text:style-name="Console">\B</text:span></text:p>
          </table:table-cell>
          <table:table-cell table:style-name="Table-13.3-Regular-Expression-Assertions.B7" office:value-type="string">
            <text:p text:style-name="P28">Matches at a non-“<text:span text:style-name="T1">word</text:span>” boundary; influenced by the <text:span text:style-name="Console">re.</text:span><text:span text:style-name="Console"><text:span text:style-name="T2">ascii</text:span></text:span> flag</text:p>
          </table:table-cell>
        </table:table-row>
        <table:table-row table:style-name="Table-13.3-Regular-Expression-Assertions.1">
          <table:table-cell table:style-name="Table-13.3-Regular-Expression-Assertions.A4" office:value-type="string">
            <text:p text:style-name="P27"><text:span text:style-name="Console">\Z</text:span></text:p>
          </table:table-cell>
          <table:table-cell table:style-name="Table-13.3-Regular-Expression-Assertions.B8" office:value-type="string">
            <text:p text:style-name="P27">Matches at the end</text:p>
          </table:table-cell>
        </table:table-row>
        <table:table-row table:style-name="Table-13.3-Regular-Expression-Assertions.1">
          <table:table-cell table:style-name="Table-13.3-Regular-Expression-Assertions.A5" office:value-type="string">
            <text:p text:style-name="P27"><text:span text:style-name="Console">(?=e)</text:span></text:p>
          </table:table-cell>
          <table:table-cell table:style-name="Table-13.3-Regular-Expression-Assertions.B9" office:value-type="string">
            <text:p text:style-name="P27">Matches if the expression <text:span text:style-name="Console">e</text:span> matches at this assertion but does not advance over it—called lookahead or positive lookahead</text:p>
          </table:table-cell>
        </table:table-row>
        <table:table-row table:style-name="Table-13.3-Regular-Expression-Assertions.1">
          <table:table-cell table:style-name="Table-13.3-Regular-Expression-Assertions.A4" office:value-type="string">
            <text:p text:style-name="P27"><text:span text:style-name="Console">(?!e)</text:span></text:p>
          </table:table-cell>
          <table:table-cell table:style-name="Table-13.3-Regular-Expression-Assertions.B10" office:value-type="string">
            <text:p text:style-name="P27">Matches if the expression <text:span text:style-name="Console">e</text:span> does not match at this assertion and does not advance over it—called negative lookahead</text:p>
          </table:table-cell>
        </table:table-row>
        <table:table-row table:style-name="Table-13.3-Regular-Expression-Assertions.1">
          <table:table-cell table:style-name="Table-13.3-Regular-Expression-Assertions.A5" office:value-type="string">
            <text:p text:style-name="P27"><text:span text:style-name="Console">(?&lt;=e)</text:span></text:p>
          </table:table-cell>
          <table:table-cell table:style-name="Table-13.3-Regular-Expression-Assertions.B11" office:value-type="string">
            <text:p text:style-name="P27">Matches if the expression <text:span text:style-name="Console">e</text:span> matches immediately before this assertion—called positive look-behind</text:p>
          </table:table-cell>
        </table:table-row>
        <table:table-row table:style-name="Table-13.3-Regular-Expression-Assertions.1">
          <table:table-cell table:style-name="Table-13.3-Regular-Expression-Assertions.A12" office:value-type="string">
            <text:p text:style-name="P27"><text:span text:style-name="Console">(?&lt;!e)</text:span></text:p>
          </table:table-cell>
          <table:table-cell table:style-name="Table-13.3-Regular-Expression-Assertions.B12" office:value-type="string">
            <text:p text:style-name="P27">Matches if the expression <text:span text:style-name="Console">e</text:span> does not match immediately before this assertion—called negative look-behind</text:p>
          </table:table-cell>
        </table:table-row>
      </table:table>
      <text:p text:style-name="P24">whitespace we must either use <text:span text:style-name="Inline_20_Code"><text:span text:style-name="T7">\s</text:span></text:span> or a character class such as <text:span text:style-name="Inline_20_Code"><text:span text:style-name="T7">[ ]</text:span></text:span>. Here’s the <text:span text:style-name="T1">key=value</text:span> regex with comments:</text:p>
      <text:p text:style-name="P29">^[ \t]*<text:tab/><text:tab/># start of line and optional leading whitespace</text:p>
      <text:p text:style-name="P29">(?P&lt;key&gt;\w+)<text:tab/><text:tab/># the key text</text:p>
      <text:p text:style-name="P29">[ \t]*=[ \t]*<text:tab/># the equals with optional surrounding whitespace</text:p>
      <text:p text:style-name="P29">(?P&lt;value&gt;[^\n]+)<text:tab/># the value text</text:p>
      <text:p text:style-name="P29">(?&lt;![ \t])<text:tab/><text:tab/># negative lookbehind to avoid trailing whitespace</text:p>
      <text:p text:style-name="P3"><draw:frame text:anchor-type="paragraph" draw:z-index="20" draw:name="p491 jump" draw:style-name="gr4" draw:text-style-name="P6" svg:width="1.571cm" svg:height="1.856cm" svg:x="-1.6cm" svg:y="0cm"><draw:text-box draw:corner-radius="0.199cm"><text:p text:style-name="P5"><text:span text:style-name="T23">Raw strings</text:span></text:p><text:p><text:span text:style-name="T6"><text:a xlink:href="#raw strings" xlink:type="simple">67 ⮜</text:a></text:span></text:p></draw:text-box></draw:frame>In the context of a Python program we would normally write a regex like this inside a raw triple quoted string—raw so that we don’t have to double up the backslashes, and triple quoted so that we can spread it over multiple lines. </text:p>
      <text:p text:style-name="P3">In addition to the assertions we have discussed so far, there are additional assertions which look at the text in front of (or behind) the assertion to see whether it matches (or does not match) an expression we specify. The expressions that can be used in look-behind assertions must be of fixed length (so the quantifiers <text:span text:style-name="Console">?</text:span>, <text:span text:style-name="Console">+</text:span>, and <text:span text:style-name="Console">*</text:span> cannot be used, and numeric quantifiers must be of a fixed size, for example, <text:span text:style-name="Inline_20_Code"><text:span text:style-name="T7">{3}</text:span></text:span>).</text:p>
      <text:p text:style-name="P3"><text:soft-page-break/>In the case of the <text:span text:style-name="T1">key=value</text:span> regex, the negative look-behind assertion means that at the point it occurs the preceding character must not be a space or a tab. This has the effect of ensuring that the last character captured into the "<text:span text:style-name="T1">value</text:span>" capture group is not a space or tab (yet without preventing spaces or tabs from appearing inside the captured text).</text:p>
      <text:p text:style-name="P3">Let’s consider another example. Suppose we are reading a multiline text that contains the names “<text:span text:style-name="T1">Helen Patricia Sharman</text:span>”, “<text:span text:style-name="T1">Jim Sharman</text:span>”, “<text:span text:style-name="T1">Sharman Joshi</text:span>”, “<text:span text:style-name="T1">Helen Kelly</text:span>”, and so on, and we want to match “<text:span text:style-name="T1">Helen Patricia</text:span>”, but only when referring to “<text:span text:style-name="T1">Helen Patricia Sharman</text:span>”. The easiest way is to use the regex <text:span text:style-name="Inline_20_Code"><text:span text:style-name="T7">\b(Helen\s+Patricia)\s+Sharman\b</text:span></text:span>. But we could also achieve the same thing using a lookahead assertion, for example, <text:span text:style-name="Inline_20_Code"><text:span text:style-name="T7">\b(Helen\s+Patricia)(?=\s+Sharman\b)</text:span></text:span>. This will match “<text:span text:style-name="T1">Helen Patricia</text:span>” only if it is preceded by a word boundary and followed by whitespace and “<text:span text:style-name="T1">Sharman</text:span>” ending at a word boundary.</text:p>
      <text:p text:style-name="P3">To capture the particular variation of the forenames that is used (“<text:span text:style-name="T1">Helen</text:span>”, “<text:span text:style-name="T1">Helen P.</text:span>”, or “<text:span text:style-name="T1">Helen Patricia</text:span>”), we could make the regex slightly more sophisticated, for example, <text:span text:style-name="Inline_20_Code"><text:span text:style-name="T7">\</text:span></text:span><text:span text:style-name="Inline_20_Code"><text:span text:style-name="T24">⁠</text:span></text:span><text:span text:style-name="Inline_20_Code"><text:span text:style-name="T7">b(Helen(?:\</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P\.|</text:span></text:span><text:span text:style-name="Inline_20_Code"><text:span text:style-name="T24">⁠</text:span></text:span><text:span text:style-name="Inline_20_Code"><text:span text:style-name="T7">Patricia))?)\</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text:span></text:span><text:span text:style-name="Inline_20_Code"><text:span text:style-name="T24">⁠</text:span></text:span><text:span text:style-name="Inline_20_Code"><text:span text:style-name="T7">=Sharman\b)</text:span></text:span>. This matches a word boundary followed by one of the forename forms—but only if this is followed by some whitespace and then “<text:span text:style-name="T1">Sharman</text:span>” and a word boundary.</text:p>
      <text:p text:style-name="P3">Note that only two syntaxes perform capturing, <text:span text:style-name="Inline_20_Code"><text:span text:style-name="T7">(e)</text:span></text:span> and <text:span text:style-name="Inline_20_Code"><text:span text:style-name="T7">(?P&lt;name&gt;e)</text:span></text:span>. None of the other parenthesized forms captures. This makes perfect sense for the look-ahead and look-behind assertions since they only make a statement about what follows or precedes them—they are not part of the match, but rather affect whether a match is made. It also makes sense for the last two parenthesi<text:span text:style-name="T25">s</text:span>ed forms that we will now consider.</text:p>
      <text:p text:style-name="P3">We saw earlier how we can back-reference a capture inside a regex either by number (e.g., <text:span text:style-name="Inline_20_Code"><text:span text:style-name="T7">\1</text:span></text:span>) or by name (e.g., <text:span text:style-name="Inline_20_Code"><text:span text:style-name="T7">(?P=name)</text:span></text:span>). <text:bookmark-start text:name="Conditional Matching"/>It is also possible to match conditionally<text:bookmark-end text:name="Conditional Matching"/> depending on whether an earlier match occurred. The syntaxes are <text:span text:style-name="Inline_20_Code"><text:span text:style-name="T7">(?(id)yes_exp)</text:span></text:span> and <text:span text:style-name="Inline_20_Code"><text:span text:style-name="T7">(?(id)yes_exp|no_exp)</text:span></text:span>. The id is the name or number of an earlier capture that we are referring to. If the capture succeeded the <text:span text:style-name="Console">yes_exp</text:span> will be matched here. If the capture failed the <text:span text:style-name="Console">no_exp</text:span> will be matched if it is given.</text:p>
      <text:p text:style-name="P3">Let’s consider an example. Suppose we want to extract the filenames referred to by the <text:span text:style-name="Console">src</text:span> attribute in <text:span text:style-name="T2">html</text:span> <text:span text:style-name="Console">img</text:span> tags. We will begin just by trying to match the <text:span text:style-name="Console">src</text:span> attribute, but unlike our earlier attempt we will account for the three forms that the attribute’s value can take: single quoted, double quoted, and unquoted. Here is an initial attempt: <text:span text:style-name="Inline_20_Code"><text:span text:style-name="T7">src=(["'])([^"'&gt;]+)\1</text:span></text:span>. The <text:span text:style-name="Inline_20_Code"><text:span text:style-name="T7">([^"'&gt;]</text:span></text:span><text:span text:style-name="Inline_20_Code"><text:span text:style-name="T24">⁠</text:span></text:span><text:span text:style-name="Inline_20_Code"><text:span text:style-name="T7">+)</text:span></text:span> part captures a greedy match of at least one character that isn’t a quote or <text:span text:style-name="Console">&gt;</text:span>. This regex works fine for quoted filenames, and thanks to the <text:span text:style-name="Inline_20_Code"><text:span text:style-name="T7">\1</text:span></text:span> matches only when the opening and closing quotes are the same. But it does not allow for unquoted filenames. To fix this we must make the opening quote optional and therefore match only if it is present.</text:p>
      <text:p text:style-name="P3"><text:soft-page-break/>Here is a revised regex: <text:span text:style-name="Inline_20_Code"><text:span text:style-name="T7">src=(["'])?([^"'&gt;]+)(?(1)\1)</text:span></text:span>. We did not provide a <text:span text:style-name="Console">no_exp</text:span> since there is nothing to match if no quote is given. Unfortunately, this doesn’t work quite right. It will work fine for quoted filenames, but for unquoted filenames it will work only if the <text:span text:style-name="Console">src</text:span> attribute is the last attribute in the tag; otherwise it will incorrectly match text into the next attribute. The solution is to treat the two cases (quoted and unquoted) separately, and to use alternation: <text:span text:style-name="Inline_20_Code"><text:span text:style-name="T7">src=((["'])([^\1&gt;]+?)\1|([^"' &gt;]+))</text:span></text:span>. Now let’s see the regex in context, complete with named groups, non-matching parentheses, and comments:</text:p>
      <text:p text:style-name="P30">&lt;img\s+<text:tab/><text:tab/># start of the tag</text:p>
      <text:p text:style-name="P30">[^&gt;]*?<text:tab/><text:tab/># any attributes that precede the src</text:p>
      <text:p text:style-name="P30">src=<text:tab/><text:tab/># start of the src attribute</text:p>
      <text:p text:style-name="P30">(?:</text:p>
      <text:p text:style-name="P30"><text:tab/>(?P&lt;quote&gt;["'])<text:tab/># opening quote</text:p>
      <text:p text:style-name="P30"><text:tab/>(?P&lt;qimage&gt;[^\1&gt;]+?)<text:tab/># image filename</text:p>
      <text:p text:style-name="P30"><text:tab/>(?P=quote)<text:tab/># closing quote matching the opening quote</text:p>
      <text:p text:style-name="P30">|<text:tab/><text:tab/># ---or alternatively--</text:p>
      <text:p text:style-name="P30"><text:tab/>(?P&lt;uimage&gt;[^"' &gt;]+)<text:tab/># unquoted image filename</text:p>
      <text:p text:style-name="P30">)</text:p>
      <text:p text:style-name="P30">[^&gt;]*?<text:tab/># any attributes that follow the src</text:p>
      <text:p text:style-name="P30">&gt;<text:tab/><text:tab/># end of the tag</text:p>
      <text:p text:style-name="P3">The indentation is just for clarity. The non-capturing parentheses are used for alternation. The first alternative matches a quote (either single or double), then the image filename (which may contain any characters except for the quote that matched or <text:span text:style-name="Console">&gt;</text:span>), and finally, another quote which must be the same as the matching quote. We also had to use minimal matching, <text:span text:style-name="Inline_20_Code"><text:span text:style-name="T7">+?</text:span></text:span>, for the filename, to ensure that the match doesn’t extend beyond the first matching closing quote. This means that a filename such as "<text:span text:style-name="T1">I'm here!.png</text:span>" will match correctly. Note also that to refer to the matching quote inside the character class we had to use a numbered back-reference, <text:span text:style-name="Inline_20_Code"><text:span text:style-name="T7">\1</text:span></text:span>, instead of <text:span text:style-name="Inline_20_Code"><text:span text:style-name="T7">(?P=quote)</text:span></text:span>, since only numbered back-references work inside character classes. The second alternative matches an unquoted filename—a string of characters that don’t include quotes, spaces, or <text:span text:style-name="Console">&gt;</text:span>. Due to the alternation, the filename is captured in "<text:span text:style-name="T1">qimage</text:span>" (capture number 2) or in "<text:span text:style-name="T1">uimage</text:span>" (capture number 3, since <text:span text:style-name="Inline_20_Code"><text:span text:style-name="T7">(?P=quote)</text:span></text:span><text:span text:style-name="T7"> </text:span>matches but doesn’t capture), so we must check for both.</text:p>
      <text:p text:style-name="P3"><draw:frame text:anchor-type="paragraph" draw:z-index="21" draw:name="p493 jump" draw:style-name="gr3" draw:text-style-name="P16" svg:width="1.571cm" svg:height="1.878cm" svg:x="17cm" svg:y="0cm"><draw:text-box draw:corner-radius="0.199cm"><text:p text:style-name="P5"><text:span text:style-name="T12">Regex flags</text:span></text:p><text:p text:style-name="P5"><text:span text:style-name="T13"><text:a xlink:href="#The Regular Expression Module’s Flags" xlink:type="simple">506 ⮞</text:a></text:span></text:p></draw:text-box></draw:frame>The final piece of regex syntax that Python’s regular expression engine offers is a means of setting the flags. Usually the flags are set by passing them as additional parameters when calling the <text:span text:style-name="Console">re.compile()</text:span> function, but sometimes it is more convenient to set them as part of the regex itself. The syntax is simply <text:span text:style-name="Inline_20_Code"><text:span text:style-name="T7">(?flags)</text:span></text:span> where <text:span text:style-name="Inline_20_Code"><text:span text:style-name="T7">flags</text:span></text:span> is one or more of <text:span text:style-name="Inline_20_Code"><text:span text:style-name="T7">a</text:span></text:span> (the same as passing <text:span text:style-name="Console">re.</text:span><text:span text:style-name="Console"><text:span text:style-name="T2">ascii</text:span></text:span>), <text:span text:style-name="Inline_20_Code"><text:span text:style-name="T7">i</text:span></text:span> (<text:span text:style-name="Console">re.IGNORECASE</text:span>), <text:span text:style-name="Inline_20_Code"><text:span text:style-name="T7">m</text:span></text:span> (<text:span text:style-name="Console">re.MULTILINE</text:span>), <text:span text:style-name="Inline_20_Code"><text:span text:style-name="T7">s</text:span></text:span> (<text:span text:style-name="Console">re.DOTALL</text:span>), and <text:span text:style-name="Inline_20_Code"><text:span text:style-name="T7">x</text:span></text:span> (<text:span text:style-name="Console">re.VERBOSE</text:span>)<text:note text:id="ftn3" text:note-class="footnote"><text:note-citation>3</text:note-citation><text:note-body><text:p text:style-name="Footnote">The letters used for the flags are the same as the ones used by Perl’s regex engine, which is why <text:span text:style-name="Inline_20_Code"><text:span text:style-name="T7">s</text:span></text:span> is used for <text:span text:style-name="Console">re.DOTALL</text:span> and <text:span text:style-name="Inline_20_Code"><text:span text:style-name="T7">x</text:span></text:span> is used for <text:span text:style-name="Console">re.VERBOSE</text:span>.</text:p></text:note-body></text:note>. If the flags are set this way they should be put at the start of the regex; they match nothing, so their effect on the regex is only to set the flags.</text:p>
      <text:h text:style-name="P8" text:outline-level="2"><draw:frame draw:style-name="fr5" draw:name="f13-02-h2" text:anchor-type="paragraph" svg:y="-0.25cm" svg:width="1.401cm" draw:z-index="26"><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text:bookmark-start text:name="The Regular Expression Module"/><text:soft-page-break/>The Regular Expression Module<text:bookmark-end text:name="__RefHeading___Toc105827_3888671934 Copy 1 Copy 1 Copy 1 Copy 1 Copy 1 Copy 1 Copy 1 Copy 1 Copy 1 Copy 1 Copy 1 Copy 1 Copy 1 Copy 1 Copy 1 Copy 1 Copy 1 Copy 1 Copy 1 Copy 1 Copy 1"/><text:bookmark-end text:name="The Regular Expression Module"/></text:h>
      <text:p text:style-name="P3">The <text:span text:style-name="Console">re</text:span> module provides two ways of working with regexes. One is to use the functions listed in Table 13.4 [<text:a xlink:type="simple" xlink:href="#The Regular Expression Module’s Functions" text:style-name="Internet_20_link" text:visited-style-name="Visited_20_Internet_20_Link"><text:span text:style-name="T3">506 ➤</text:span></text:a>], where each function is given a regex as its first argument. Each function converts the regex into an internal format—a process called compiling—and then does its work. This is very convenient for one-off uses, but if we need to use the same regex repeatedly we can avoid the cost of compiling it at each use by compiling it once using the <text:span text:style-name="Console">re.compile()</text:span> function. We can then call methods on the compiled regex object as many times as we like. The compiled regex methods are listed in Table 13.6 [<text:a xlink:type="simple" xlink:href="#Regular Expression Object Methods" text:style-name="Internet_20_link" text:visited-style-name="Visited_20_Internet_20_Link"><text:span text:style-name="T3">507 ➤</text:span></text:a>].</text:p>
      <text:p text:style-name="P31">match = re.search(r"#[\dA-Fa-f]{6}\b", text)</text:p>
      <text:p text:style-name="P3">This code snippet shows the use of an <text:span text:style-name="Console">re</text:span> module function. The regex matches <text:span text:style-name="T2">html</text:span>-style colo<text:span text:style-name="T26">u</text:span>rs (such as <text:span text:style-name="Inline_20_Code">#C0C0AB</text:span>). If a match is found the <text:span text:style-name="Console">re.search()</text:span> function returns a match object; otherwise, it returns <text:span text:style-name="Console">None</text:span>. The methods provided by match objects are listed in Table 13.7 [<text:a xlink:type="simple" xlink:href="#Match Object Attributes and Methods" text:style-name="Internet_20_link" text:visited-style-name="Visited_20_Internet_20_Link"><text:span text:style-name="T3">511 ➤</text:span></text:a>].</text:p>
      <text:p text:style-name="P3">If we were going to use this regex repeatedly, we could compile it once and then use the compiled regex whenever we needed it:</text:p>
      <text:p text:style-name="P31">color_re = re.compile(r"#[\dA-Fa-f]{6}\b")</text:p>
      <text:p text:style-name="P31">match = color_re.search(text)</text:p>
      <text:p text:style-name="P3">As we noted earlier, we use raw strings to avoid having to escape backslashes. Another way of writing this regex would be to use the character class <text:span text:style-name="Inline_20_Code"><text:span text:style-name="T7">[\dA-F] </text:span></text:span>and pass the <text:span text:style-name="Console">re.IGNORECASE</text:span> flag as the last argument to the <text:span text:style-name="Console">re.compile()</text:span> call, or to use the regex <text:span text:style-name="Inline_20_Code"><text:span text:style-name="T7">(?i)#[\dA-F]{6}\b</text:span></text:span> which starts with the ignore case flag.</text:p>
      <text:p text:style-name="P3">If more than one flag is required they can be combined using the OR operator (<text:span text:style-name="Console">|</text:span>), for example, <text:span text:style-name="Inline_20_Code"><text:span text:style-name="T7">re.MULTILINE|re.DOTALL</text:span></text:span>, or <text:span text:style-name="Inline_20_Code"><text:span text:style-name="T7">(?ms)</text:span></text:span> if embedded in the regex itself.</text:p>
      <text:p text:style-name="P3">We will round off this section by reviewing some examples, starting with some of the regexes shown in earlier sections, so as to illustrate the most commonly used functionality that the <text:span text:style-name="Console">re</text:span> module provides. Let’s start with a regex to spot duplicate words:</text:p>
      <text:p text:style-name="P32">double_word_re = re.compile(r"\b(?P&lt;word&gt;\w+)\s+(?P=word)(?!\w)",</text:p>
      <text:p text:style-name="P32"><text:s text:c="52"/>re.IGNORECASE)</text:p>
      <text:p text:style-name="P32">for match in double_word_re.finditer(text):</text:p>
      <text:p text:style-name="P32"><text:tab/>print("{0} is duplicated".format(match.group("word")))</text:p>
      <text:p text:style-name="P3">The regex is slightly more sophisticated than the version we made earlier. It starts at a word boundary (to ensure that each match starts at the beginning of a word), then greedily matches one or more “<text:span text:style-name="T1">word</text:span>” characters, then one or <text:soft-page-break/>more whitespace characters, then the same word again—but only if the second occurrence of the word is not followed by a word character.</text:p>
      <text:p text:style-name="P3">If the input text was “<text:span text:style-name="T1">win in vain</text:span>”, <text:span text:style-name="T1">without</text:span> the first assertion there would be one match and one capture: <text:span text:style-name="Inline_20_Code">w</text:span><text:span text:style-name="Inline_20_Code"><text:span text:style-name="T27">in</text:span></text:span><text:span text:style-name="Inline_20_Code"><text:span text:style-name="T8"> in</text:span></text:span><text:span text:style-name="Inline_20_Code"> vain</text:span>. There aren’t two matches because while <text:span text:style-name="Inline_20_Code"><text:span text:style-name="T7">(?P&lt;word&gt;)</text:span></text:span> matches and captures, the <text:span text:style-name="Inline_20_Code"><text:span text:style-name="T7">\s+</text:span></text:span> and <text:span text:style-name="Inline_20_Code"><text:span text:style-name="T7">(?P=word)</text:span></text:span> parts only match.</text:p>
      <text:p text:style-name="P3">The use of the word boundary assertion ensures that the first word matched is a whole word, so we end up with no match or capture since there is no duplicate whole word. Similarly, if the input text was “<text:span text:style-name="T1">one and and two let’s say</text:span>”, without the last assertion there would be two matches and two captures: <text:span text:style-name="Inline_20_Code">one </text:span><text:span text:style-name="Inline_20_Code"><text:span text:style-name="T27">and</text:span></text:span><text:span text:style-name="Inline_20_Code"><text:span text:style-name="T8"> and</text:span></text:span><text:span text:style-name="Inline_20_Code"> two let'</text:span><text:span text:style-name="Inline_20_Code"><text:span text:style-name="T27">s</text:span></text:span><text:span text:style-name="Inline_20_Code"><text:span text:style-name="T8"> s</text:span></text:span><text:span text:style-name="Inline_20_Code">ay</text:span>. The use of the lookahead assertion means that the second word matched is a whole word, so we end up with one match and one capture: <text:span text:style-name="Inline_20_Code">one </text:span><text:span text:style-name="Inline_20_Code"><text:span text:style-name="T27">and</text:span></text:span><text:span text:style-name="Inline_20_Code"><text:span text:style-name="T8"> and</text:span></text:span><text:span text:style-name="Inline_20_Code"> two let's say</text:span>.</text:p>
      <text:p text:style-name="P3">The for loop iterates over every match object returned by the <text:span text:style-name="Console">finditer()</text:span> method and we use the match object’s <text:span text:style-name="Console">group()</text:span> method to retrieve the captured group’s text. We could just as easily (but less maintainably) have used <text:span text:style-name="Console">group(1)</text:span>—in which case we need not have named the capture group at all and just used the regex <text:span text:style-name="Inline_20_Code"><text:span text:style-name="T7">\b(\w+)\s+\1(?!\w)</text:span></text:span>. Another point to note is that we could have used a word boundary <text:span text:style-name="Inline_20_Code"><text:span text:style-name="T7">\b</text:span></text:span> at the end, instead of <text:span text:style-name="Inline_20_Code"><text:span text:style-name="T7">(?!\w)</text:span></text:span>.</text:p>
      <text:p text:style-name="P3">Another example we presented earlier was a regex for finding the filenames in <text:span text:style-name="T2">html</text:span> image tags. Here is how we would compile the regex, adding flags so that it is not case-sensitive, and allowing us to include comments:</text:p>
      <text:p text:style-name="P33">image_re = re.compile(r"""</text:p>
      <text:p text:style-name="P33"><text:s text:c="11"/>&lt;img\s+<text:tab/># start of tag</text:p>
      <text:p text:style-name="P33"><text:s text:c="11"/>[^&gt;]*?<text:tab/># non-src attributes </text:p>
      <text:p text:style-name="P33"><text:s text:c="11"/>src=<text:tab/># start of src attribute</text:p>
      <text:p text:style-name="P33"><text:s text:c="11"/>(?:</text:p>
      <text:p text:style-name="P33"><text:s text:c="14"/>(?P&lt;quote&gt;["'])<text:tab/># opening quote</text:p>
      <text:p text:style-name="P33"><text:s text:c="14"/>(?P&lt;qimage&gt;[^\1&gt;]+?)<text:tab/># image filename</text:p>
      <text:p text:style-name="P33"><text:span text:style-name="T28"><text:s text:c="13"/></text:span>(?P=quote)<text:tab/># closing quote</text:p>
      <text:p text:style-name="P33"><text:span text:style-name="T28"><text:s text:c="10"/></text:span>|<text:tab/># ---or alternatively--</text:p>
      <text:p text:style-name="P33"><text:span text:style-name="T28"><text:s text:c="13"/></text:span>(?P&lt;uimage&gt;[^"' &gt;]+)<text:tab/># unquoted image filename</text:p>
      <text:p text:style-name="P33"><text:span text:style-name="T28"><text:s text:c="10"/></text:span>)</text:p>
      <text:p text:style-name="P33"><text:span text:style-name="T28"><text:s text:c="10"/></text:span>[^&gt;]*?<text:tab/># non-src attributes</text:p>
      <text:p text:style-name="P33"><text:span text:style-name="T28"><text:s text:c="10"/></text:span>&gt;<text:tab/># end of the tag</text:p>
      <text:p text:style-name="P33"><text:span text:style-name="T28"><text:s text:c="10"/></text:span>""", re.IGNORECASE|re.VERBOSE)</text:p>
      <text:p text:style-name="P33">image_files = []</text:p>
      <text:p text:style-name="P33">for match in image_re.finditer(text):</text:p>
      <text:p text:style-name="P33"><text:s text:c="4"/>image_files.append(match.group("qimage") or</text:p>
      <text:p text:style-name="P33"><text:s text:c="22"/>match.group("uimage"))</text:p>
      <text:p text:style-name="P3">Again we use the <text:span text:style-name="Console">finditer()</text:span> method to retrieve each match and the match object’s <text:span text:style-name="Console">group()</text:span> function to retrieve the captured texts. Each time a match is made we don’t know which of the image groups ("<text:span text:style-name="T1">qimage</text:span>" or "<text:span text:style-name="T1">uimage</text:span>") has matched, but using the <text:span text:style-name="Inline_20_Code"><text:span text:style-name="T7">or</text:span></text:span> operator provides a neat solution for this. Since the case insensitivity applies only to <text:span text:style-name="Console">img</text:span> and <text:span text:style-name="Console">src</text:span>, we could drop the <text:span text:style-name="Console">re.IGNORECASE</text:span> flag and use <text:span text:style-name="Inline_20_Code"><text:span text:style-name="T7">[Ii][Mm][Gg]</text:span></text:span> and <text:span text:style-name="Inline_20_Code"><text:span text:style-name="T7">[Ss][Rr][Cc]</text:span></text:span> instead. </text:p>
      <table:table table:name="Table-13.4-The-Regular-Expression-Module’s-Functions" table:style-name="Table-13.4-The-Regular-Expression-Module_2019_s-Functions">
        <table:table-column table:style-name="Table-13.4-The-Regular-Expression-Module_2019_s-Functions.A"/>
        <table:table-column table:style-name="Table-13.4-The-Regular-Expression-Module_2019_s-Functions.B"/>
        <table:table-header-rows>
          <table:table-row table:style-name="Table-13.4-The-Regular-Expression-Module_2019_s-Functions.1">
            <table:table-cell table:style-name="Table-13.4-The-Regular-Expression-Module_2019_s-Functions.A1" table:number-columns-spanned="2" office:value-type="string">
              <text:p text:style-name="P34">Table <text:span text:style-name="Caption_20_characters"><text:sequence text:ref-name="refTable3" text:name="Table" text:formula="ooow:Table+1" style:num-format="1">13.4</text:sequence></text:span>: <text:bookmark-start text:name="The Regular Expression Module’s Functions"/>The Regular Expression Module’s Functions<text:bookmark-end text:name="The Regular Expression Module’s Functions"/></text:p>
            </table:table-cell>
            <table:covered-table-cell/>
          </table:table-row>
          <table:table-row table:style-name="Table-13.4-The-Regular-Expression-Module_2019_s-Functions.1">
            <table:table-cell table:style-name="Table-13.4-The-Regular-Expression-Module_2019_s-Functions.A2" office:value-type="string">
              <text:p text:style-name="P35">Syntax</text:p>
            </table:table-cell>
            <table:table-cell table:style-name="Table-13.4-The-Regular-Expression-Module_2019_s-Functions.B2" office:value-type="string">
              <text:p text:style-name="P35">Description</text:p>
            </table:table-cell>
          </table:table-row>
        </table:table-header-rows>
        <table:table-row table:style-name="Table-13.4-The-Regular-Expression-Module_2019_s-Functions.1">
          <table:table-cell table:style-name="Table-13.4-The-Regular-Expression-Module_2019_s-Functions.A3" office:value-type="string">
            <text:p text:style-name="P36"><text:span text:style-name="Console">re.compile(</text:span></text:p>
            <text:p text:style-name="P36"><text:span text:style-name="Console"><text:s text:c="6"/>r, f)</text:span></text:p>
          </table:table-cell>
          <table:table-cell table:style-name="Table-13.4-The-Regular-Expression-Module_2019_s-Functions.B3" office:value-type="string">
            <text:p text:style-name="P36">Returns compiled regex <text:span text:style-name="Console">r</text:span> with its flags set to <text:span text:style-name="Console">f</text:span> if specified. (The flags are described in Table 13.5 <text:span text:style-name="T26">(below)</text:span>)</text:p>
          </table:table-cell>
        </table:table-row>
        <table:table-row table:style-name="Table-13.4-The-Regular-Expression-Module_2019_s-Functions.1">
          <table:table-cell table:style-name="Table-13.4-The-Regular-Expression-Module_2019_s-Functions.A4" office:value-type="string">
            <text:p text:style-name="P36"><text:span text:style-name="Console">re.escape(s)</text:span></text:p>
          </table:table-cell>
          <table:table-cell table:style-name="Table-13.4-The-Regular-Expression-Module_2019_s-Functions.B4" office:value-type="string">
            <text:p text:style-name="P36">Returns string <text:span text:style-name="Console">s</text:span> with all non-alphanumeric characters backslash-escaped—therefore, the returned string has no special regex characters</text:p>
          </table:table-cell>
        </table:table-row>
        <table:table-row table:style-name="Table-13.4-The-Regular-Expression-Module_2019_s-Functions.1">
          <table:table-cell table:style-name="Table-13.4-The-Regular-Expression-Module_2019_s-Functions.A5" office:value-type="string">
            <text:p text:style-name="P36"><text:span text:style-name="Console">re.findall(</text:span></text:p>
            <text:p text:style-name="P36"><text:span text:style-name="Console"><text:s text:c="4"/>r, s, f)</text:span></text:p>
          </table:table-cell>
          <table:table-cell table:style-name="Table-13.4-The-Regular-Expression-Module_2019_s-Functions.B5" office:value-type="string">
            <text:p text:style-name="P36">Returns all non-overlapping matches of regex <text:span text:style-name="Console">r</text:span> in string <text:span text:style-name="Console">s</text:span> (influenced by the flags <text:span text:style-name="Console">f</text:span> if given). If the regex has captures, each match is returned as a tuple of captures.</text:p>
          </table:table-cell>
        </table:table-row>
        <table:table-row table:style-name="Table-13.4-The-Regular-Expression-Module_2019_s-Functions.1">
          <table:table-cell table:style-name="Table-13.4-The-Regular-Expression-Module_2019_s-Functions.A4" office:value-type="string">
            <text:p text:style-name="P36"><text:span text:style-name="Console">re.finditer(</text:span></text:p>
            <text:p text:style-name="P36"><text:span text:style-name="Console">r, s, f)</text:span></text:p>
          </table:table-cell>
          <table:table-cell table:style-name="Table-13.4-The-Regular-Expression-Module_2019_s-Functions.B4" office:value-type="string">
            <text:p text:style-name="P36">Returns a match object for each non-overlapping match of regex <text:span text:style-name="Console">r</text:span> in string <text:span text:style-name="Console">s</text:span> (influenced by the flags <text:span text:style-name="Console">f</text:span> if given)</text:p>
          </table:table-cell>
        </table:table-row>
        <table:table-row table:style-name="Table-13.4-The-Regular-Expression-Module_2019_s-Functions.1">
          <table:table-cell table:style-name="Table-13.4-The-Regular-Expression-Module_2019_s-Functions.A5" office:value-type="string">
            <text:p text:style-name="P36"><text:span text:style-name="Console">re.match(</text:span></text:p>
            <text:p text:style-name="P36"><text:span text:style-name="Console"><text:s text:c="4"/>r, s, f)</text:span></text:p>
          </table:table-cell>
          <table:table-cell table:style-name="Table-13.4-The-Regular-Expression-Module_2019_s-Functions.B5" office:value-type="string">
            <text:p text:style-name="P36">Returns a match object if the regex <text:span text:style-name="Console">r</text:span> matches at the start of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4" office:value-type="string">
            <text:p text:style-name="P36"><text:span text:style-name="Console">re.search(</text:span></text:p>
            <text:p text:style-name="P36"><text:span text:style-name="Console"><text:s text:c="4"/>r, s, f)</text:span></text:p>
          </table:table-cell>
          <table:table-cell table:style-name="Table-13.4-The-Regular-Expression-Module_2019_s-Functions.B4" office:value-type="string">
            <text:p text:style-name="P36">Returns a match object if the regex <text:span text:style-name="Console">r</text:span> matches anywhere in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5" office:value-type="string">
            <text:p text:style-name="P36"><draw:frame text:anchor-type="paragraph" draw:z-index="36" draw:name="p496 info 1" draw:style-name="gr5" draw:text-style-name="P38" svg:width="1.571cm" svg:height="5.931cm" svg:x="-1.67cm" svg:y="0cm"><draw:text-box draw:corner-radius="0.199cm"><text:p text:style-name="P37"><text:span text:style-name="T29">3.x</text:span></text:p></draw:text-box></draw:frame><text:span text:style-name="Console">re.split(</text:span></text:p>
            <text:p text:style-name="P36"><text:span text:style-name="Console"><text:s text:c="7"/>r, s,</text:span></text:p>
            <text:p text:style-name="P36"><text:span text:style-name="Console"><text:s text:c="7"/>m, f)</text:span></text:p>
          </table:table-cell>
          <table:table-cell table:style-name="Table-13.4-The-Regular-Expression-Module_2019_s-Functions.B5" office:value-type="string">
            <text:p text:style-name="P36">Returns the list of strings that results from splitting string <text:span text:style-name="Console">s</text:span> on every occurrence of regex <text:span text:style-name="Console">r</text:span> doing up to <text:span text:style-name="Console">m </text:span>splits (or as many as possible if no <text:span text:style-name="Console">m</text:span> is given, and for Python 3.1 influenced by flags <text:span text:style-name="Console">f</text:span> if given). If the regex has captures, these are included in the list between the parts they split.</text:p>
          </table:table-cell>
        </table:table-row>
        <table:table-row table:style-name="Table-13.4-The-Regular-Expression-Module_2019_s-Functions.1">
          <table:table-cell table:style-name="Table-13.4-The-Regular-Expression-Module_2019_s-Functions.A4" office:value-type="string">
            <text:p text:style-name="P36"><text:span text:style-name="Console">re.sub(</text:span></text:p>
            <text:p text:style-name="P36"><text:span text:style-name="Console"><text:s text:c="7"/>r, x,</text:span></text:p>
            <text:p text:style-name="P36"><text:span text:style-name="Console"><text:s text:c="4"/>s, m, f)</text:span></text:p>
          </table:table-cell>
          <table:table-cell table:style-name="Table-13.4-The-Regular-Expression-Module_2019_s-Functions.B4" office:value-type="string">
            <text:p text:style-name="P36">Returns a copy of string <text:span text:style-name="Console">s</text:span> with every (or up to <text:span text:style-name="Console">m</text:span> if given, and for Python 3.1 influenced by flags <text:span text:style-name="Console">f</text:span> if given) match of regex <text:span text:style-name="Console">r</text:span> replaced with <text:span text:style-name="Console">x</text:span>—this can be a string or a function; see text</text:p>
          </table:table-cell>
        </table:table-row>
        <table:table-row table:style-name="Table-13.4-The-Regular-Expression-Module_2019_s-Functions.1">
          <table:table-cell table:style-name="Table-13.4-The-Regular-Expression-Module_2019_s-Functions.A11" office:value-type="string">
            <text:p text:style-name="P36"><text:span text:style-name="Console">re.subn(</text:span></text:p>
            <text:p text:style-name="P36"><text:span text:style-name="Console"><text:s text:c="7"/>r, x,</text:span></text:p>
            <text:p text:style-name="P36"><text:span text:style-name="Console"><text:s text:c="4"/>s, m, f)</text:span></text:p>
          </table:table-cell>
          <table:table-cell table:style-name="Table-13.4-The-Regular-Expression-Module_2019_s-Functions.B11" office:value-type="string">
            <text:p text:style-name="P36">The same as <text:span text:style-name="Console">re.sub()</text:span> except that it returns a <text:span text:style-name="T1">2-tuple</text:span> of the resultant string and the number of substitutions that were made</text:p>
          </table:table-cell>
        </table:table-row>
      </table:table>
      <table:table table:name="Table-13.5-The-Regular-Expression-Module’s-Flags" table:style-name="Table-13.5-The-Regular-Expression-Module_2019_s-Flags">
        <table:table-column table:style-name="Table-13.5-The-Regular-Expression-Module_2019_s-Flags.A"/>
        <table:table-column table:style-name="Table-13.5-The-Regular-Expression-Module_2019_s-Flags.B"/>
        <table:table-header-rows>
          <table:table-row table:style-name="Table-13.5-The-Regular-Expression-Module_2019_s-Flags.1">
            <table:table-cell table:style-name="Table-13.5-The-Regular-Expression-Module_2019_s-Flags.A1" table:number-columns-spanned="2" office:value-type="string">
              <text:p text:style-name="P34">Table <text:span text:style-name="Caption_20_characters"><text:sequence text:ref-name="refTable4" text:name="Table" text:formula="ooow:Table+1" style:num-format="1">13.5</text:sequence></text:span>: <text:bookmark-start text:name="The Regular Expression Module’s Flags"/>The Regular Expression Module’s Flags<text:bookmark-end text:name="The Regular Expression Module’s Flags"/></text:p>
            </table:table-cell>
            <table:covered-table-cell/>
          </table:table-row>
          <table:table-row table:style-name="Table-13.5-The-Regular-Expression-Module_2019_s-Flags.1">
            <table:table-cell table:style-name="Table-13.5-The-Regular-Expression-Module_2019_s-Flags.A2" office:value-type="string">
              <text:p text:style-name="P35">Flag</text:p>
            </table:table-cell>
            <table:table-cell table:style-name="Table-13.5-The-Regular-Expression-Module_2019_s-Flags.B2" office:value-type="string">
              <text:p text:style-name="P35">Meaning</text:p>
            </table:table-cell>
          </table:table-row>
        </table:table-header-rows>
        <table:table-row>
          <table:table-cell table:style-name="Table-13.5-The-Regular-Expression-Module_2019_s-Flags.A3" office:value-type="string">
            <text:p text:style-name="P36"><text:span text:style-name="Console">re.A or re.ascii</text:span></text:p>
          </table:table-cell>
          <table:table-cell table:style-name="Table-13.5-The-Regular-Expression-Module_2019_s-Flags.B3" office:value-type="string">
            <text:p text:style-name="P36">Makes <text:span text:style-name="Inline_20_Code">\b</text:span>, <text:span text:style-name="Inline_20_Code">\B</text:span>, <text:span text:style-name="Inline_20_Code">\s</text:span>, <text:span text:style-name="Inline_20_Code">\S</text:span>, <text:span text:style-name="Inline_20_Code">\w</text:span>, and <text:span text:style-name="Inline_20_Code">\W</text:span> assume that strings are <text:span text:style-name="T2">ascii</text:span>; the default is for these character class short-hands to depend on the Unicode specification</text:p>
          </table:table-cell>
        </table:table-row>
        <table:table-row>
          <table:table-cell table:style-name="Table-13.5-The-Regular-Expression-Module_2019_s-Flags.A4" office:value-type="string">
            <text:p text:style-name="P36"><text:span text:style-name="Console">re.I or re.IGNORECASE</text:span></text:p>
          </table:table-cell>
          <table:table-cell table:style-name="Table-13.5-The-Regular-Expression-Module_2019_s-Flags.B4" office:value-type="string">
            <text:p text:style-name="P36">Makes the regex match case-insensitively</text:p>
          </table:table-cell>
        </table:table-row>
        <table:table-row>
          <table:table-cell table:style-name="Table-13.5-The-Regular-Expression-Module_2019_s-Flags.A3" office:value-type="string">
            <text:p text:style-name="P36"><text:span text:style-name="Console">re.M or re.MULTILINE</text:span></text:p>
          </table:table-cell>
          <table:table-cell table:style-name="Table-13.5-The-Regular-Expression-Module_2019_s-Flags.B3" office:value-type="string">
            <text:p text:style-name="P36">Makes <text:span text:style-name="Inline_20_Code">^</text:span> match at the start and after each newline and <text:span text:style-name="Inline_20_Code">$</text:span> match before each newline and at the end</text:p>
          </table:table-cell>
        </table:table-row>
        <table:table-row>
          <table:table-cell table:style-name="Table-13.5-The-Regular-Expression-Module_2019_s-Flags.A4" office:value-type="string">
            <text:p text:style-name="P36"><text:span text:style-name="Console">re.S or re.DOTALL</text:span></text:p>
          </table:table-cell>
          <table:table-cell table:style-name="Table-13.5-The-Regular-Expression-Module_2019_s-Flags.B4" office:value-type="string">
            <text:p text:style-name="P36">Makes . match every character including newlines</text:p>
          </table:table-cell>
        </table:table-row>
        <table:table-row>
          <table:table-cell table:style-name="Table-13.5-The-Regular-Expression-Module_2019_s-Flags.A7" office:value-type="string">
            <text:p text:style-name="P36"><text:span text:style-name="Console">re.X or re.VERBOSE</text:span></text:p>
          </table:table-cell>
          <table:table-cell table:style-name="Table-13.5-The-Regular-Expression-Module_2019_s-Flags.B7" office:value-type="string">
            <text:p text:style-name="P36">Allows whitespace and comments to be included</text:p>
          </table:table-cell>
        </table:table-row>
      </table:table>
      <table:table table:name="Table-13.6-Regular-Expression-Object-Methods" table:style-name="Table-13.6-Regular-Expression-Object-Methods">
        <table:table-column table:style-name="Table-13.6-Regular-Expression-Object-Methods.A"/>
        <table:table-column table:style-name="Table-13.6-Regular-Expression-Object-Methods.B"/>
        <text:soft-page-break/>
        <table:table-row table:style-name="Table-13.6-Regular-Expression-Object-Methods.1">
          <table:table-cell table:style-name="Table-13.6-Regular-Expression-Object-Methods.A1" table:number-columns-spanned="2" office:value-type="string">
            <text:p text:style-name="P34">Table <text:span text:style-name="Caption_20_characters"><text:sequence text:ref-name="refTable5" text:name="Table" text:formula="ooow:Table+1" style:num-format="1">13.6</text:sequence></text:span>: <text:bookmark-start text:name="Regular Expression Object Methods"/>Regular Expression Object Methods<text:bookmark-end text:name="Regular Expression Object Methods"/></text:p>
          </table:table-cell>
          <table:covered-table-cell/>
        </table:table-row>
        <table:table-row table:style-name="Table-13.6-Regular-Expression-Object-Methods.1">
          <table:table-cell table:style-name="Table-13.6-Regular-Expression-Object-Methods.A2" office:value-type="string">
            <text:p text:style-name="P35">Syntax</text:p>
          </table:table-cell>
          <table:table-cell table:style-name="Table-13.6-Regular-Expression-Object-Methods.B2" office:value-type="string">
            <text:p text:style-name="P35">Description</text:p>
          </table:table-cell>
        </table:table-row>
        <table:table-row table:style-name="Table-13.6-Regular-Expression-Object-Methods.1">
          <table:table-cell table:style-name="Table-13.6-Regular-Expression-Object-Methods.A3" office:value-type="string">
            <text:p text:style-name="P36"><text:span text:style-name="Console">rx.findall(s</text:span></text:p>
            <text:p text:style-name="P36"><text:span text:style-name="Console"><text:s text:c="2"/>start, end)</text:span></text:p>
          </table:table-cell>
          <table:table-cell table:style-name="Table-13.6-Regular-Expression-Object-Methods.B3" office:value-type="string">
            <text:p text:style-name="P36">Returns all non-overlapping matches of the regex in string <text:span text:style-name="Console">s</text:span> (or in the <text:span text:style-name="Inline_20_Code">start:end</text:span> slice of <text:span text:style-name="Console">s</text:span>). If the regex has captures, each match is returned as a tuple of captures.</text:p>
          </table:table-cell>
        </table:table-row>
        <table:table-row table:style-name="Table-13.6-Regular-Expression-Object-Methods.1">
          <table:table-cell table:style-name="Table-13.6-Regular-Expression-Object-Methods.A4" office:value-type="string">
            <text:p text:style-name="P36"><text:span text:style-name="Console">rx.finditer(s</text:span></text:p>
            <text:p text:style-name="P36"><text:span text:style-name="Console"><text:s text:c="2"/>start, end)</text:span></text:p>
          </table:table-cell>
          <table:table-cell table:style-name="Table-13.6-Regular-Expression-Object-Methods.B4" office:value-type="string">
            <text:p text:style-name="P36">Returns a match object for each non-overlapping match in string <text:span text:style-name="Console">s</text:span> (or in the <text:span text:style-name="Inline_20_Code">start:end</text:span> slice of <text:span text:style-name="Console">s</text:span>)</text:p>
          </table:table-cell>
        </table:table-row>
        <table:table-row table:style-name="Table-13.6-Regular-Expression-Object-Methods.1">
          <table:table-cell table:style-name="Table-13.6-Regular-Expression-Object-Methods.A3" office:value-type="string">
            <text:p text:style-name="P36"><text:span text:style-name="Console">rx.flags</text:span></text:p>
          </table:table-cell>
          <table:table-cell table:style-name="Table-13.6-Regular-Expression-Object-Methods.B3" office:value-type="string">
            <text:p text:style-name="P36">The flags that were set when the regex was compiled</text:p>
          </table:table-cell>
        </table:table-row>
        <table:table-row table:style-name="Table-13.6-Regular-Expression-Object-Methods.1">
          <table:table-cell table:style-name="Table-13.6-Regular-Expression-Object-Methods.A4" office:value-type="string">
            <text:p text:style-name="P36"><text:span text:style-name="Console">rx.groupindex</text:span></text:p>
          </table:table-cell>
          <table:table-cell table:style-name="Table-13.6-Regular-Expression-Object-Methods.B4" office:value-type="string">
            <text:p text:style-name="P36">A dictionary whose keys are capture group names and whose values are group numbers; empty if no names are used</text:p>
          </table:table-cell>
        </table:table-row>
        <table:table-row table:style-name="Table-13.6-Regular-Expression-Object-Methods.1">
          <table:table-cell table:style-name="Table-13.6-Regular-Expression-Object-Methods.A3" office:value-type="string">
            <text:p text:style-name="P36"><text:span text:style-name="Console">rx.match(s,</text:span></text:p>
            <text:p text:style-name="P36"><text:span text:style-name="Console"><text:s text:c="2"/>start, end)</text:span></text:p>
          </table:table-cell>
          <table:table-cell table:style-name="Table-13.6-Regular-Expression-Object-Methods.B3" office:value-type="string">
            <text:p text:style-name="P36">Returns a match object if the regex matches at the start of string s (or at the start of the <text:span text:style-name="Inline_20_Code">start:end</text:span> slice of <text:span text:style-name="Console">s</text:span>); otherwise, returns None</text:p>
          </table:table-cell>
        </table:table-row>
        <table:table-row table:style-name="Table-13.6-Regular-Expression-Object-Methods.1">
          <table:table-cell table:style-name="Table-13.6-Regular-Expression-Object-Methods.A4" office:value-type="string">
            <text:p text:style-name="P36"><text:span text:style-name="Console">rx.pattern</text:span></text:p>
          </table:table-cell>
          <table:table-cell table:style-name="Table-13.6-Regular-Expression-Object-Methods.B4" office:value-type="string">
            <text:p text:style-name="P36">The string from which the regex was compiled</text:p>
          </table:table-cell>
        </table:table-row>
        <table:table-row table:style-name="Table-13.6-Regular-Expression-Object-Methods.1">
          <table:table-cell table:style-name="Table-13.6-Regular-Expression-Object-Methods.A3" office:value-type="string">
            <text:p text:style-name="P36"><text:span text:style-name="Console">rx.search(s,</text:span></text:p>
            <text:p text:style-name="P36"><text:span text:style-name="Console"><text:s text:c="2"/>start, end)</text:span></text:p>
          </table:table-cell>
          <table:table-cell table:style-name="Table-13.6-Regular-Expression-Object-Methods.B3" office:value-type="string">
            <text:p text:style-name="P36">Returns a match object if the regex matches anywhere in string <text:span text:style-name="Console">s</text:span> (or in the <text:span text:style-name="Inline_20_Code">start:end</text:span> slice of <text:span text:style-name="Console">s</text:span>); otherwise, returns <text:span text:style-name="Console">None</text:span></text:p>
          </table:table-cell>
        </table:table-row>
        <table:table-row table:style-name="Table-13.6-Regular-Expression-Object-Methods.1">
          <table:table-cell table:style-name="Table-13.6-Regular-Expression-Object-Methods.A4" office:value-type="string">
            <text:p text:style-name="P36"><text:span text:style-name="Console">rx.split(s, m)</text:span></text:p>
          </table:table-cell>
          <table:table-cell table:style-name="Table-13.6-Regular-Expression-Object-Methods.B4" office:value-type="string">
            <text:p text:style-name="P36">Returns the list of strings that results from splitting string <text:span text:style-name="Console">s</text:span> on every occurrence of the regex doing up to <text:span text:style-name="Console">m </text:span>splits (or as many as possible if no <text:span text:style-name="Console">m</text:span> is given). If the regex has captures, these are included in the list between the parts they split.</text:p>
          </table:table-cell>
        </table:table-row>
        <table:table-row table:style-name="Table-13.6-Regular-Expression-Object-Methods.1">
          <table:table-cell table:style-name="Table-13.6-Regular-Expression-Object-Methods.A3" office:value-type="string">
            <text:p text:style-name="P36"><text:span text:style-name="Console">rx.sub(x, s,</text:span></text:p>
            <text:p text:style-name="P36"><text:span text:style-name="Console"><text:s text:c="11"/>m)</text:span></text:p>
          </table:table-cell>
          <table:table-cell table:style-name="Table-13.6-Regular-Expression-Object-Methods.B3" office:value-type="string">
            <text:p text:style-name="P36">Returns a copy of string <text:span text:style-name="Console">s</text:span> with every (or up to <text:span text:style-name="Console">m</text:span> if given) match replaced with <text:span text:style-name="Console">x</text:span>—this can be a string or a function; see text</text:p>
          </table:table-cell>
        </table:table-row>
        <table:table-row table:style-name="Table-13.6-Regular-Expression-Object-Methods.1">
          <table:table-cell table:style-name="Table-13.6-Regular-Expression-Object-Methods.A12" office:value-type="string">
            <text:p text:style-name="P36"><text:span text:style-name="Console">rx.subn(x, s</text:span></text:p>
            <text:p text:style-name="P36"><text:span text:style-name="Console"><text:s text:c="11"/>m)</text:span></text:p>
          </table:table-cell>
          <table:table-cell table:style-name="Table-13.6-Regular-Expression-Object-Methods.B12" office:value-type="string">
            <text:p text:style-name="P36">The same as <text:span text:style-name="Console">re.sub()</text:span> except that it returns a <text:span text:style-name="Console">2-tuple</text:span> of the resultant string and the number of substitutions that were made</text:p>
          </table:table-cell>
        </table:table-row>
      </table:table>
      <text:p text:style-name="P39">Although this would make the regex less clear, it might make it faster since it would not require the text being matched to be set to upper- (or lower-) case—but it is likely to make a difference only if the regex was being used on a very large amount of text.</text:p>
      <text:p text:style-name="P3">One common task is to take an <text:span text:style-name="T2">html</text:span> text and output just the plain text that it contains. Naturally we could do this using one of Python’s parsers, but a simple tool can be created using regexes. There are three tasks that need to be done: delete any tags, replace entities with the characters they represent, and insert blank lines to separate paragraphs. Here is a function (taken from the <text:span text:style-name="Filename">html2text.py</text:span> program) that does the job:</text:p>
      <text:p text:style-name="P40">def html2text(html_text):</text:p>
      <text:p text:style-name="P40"><text:tab/>def char_from_entity(match):</text:p>
      <text:p text:style-name="P40"><text:tab/>code = html.entities.name2codepoint.get(match.group(1), 0xFFFD)</text:p>
      <text:p text:style-name="P40"><text:soft-page-break/><text:tab/>return chr(code)</text:p>
      <text:p text:style-name="P40"><text:tab/>text = re.sub(r"&lt;!--(?:.|\n)*?--&gt;", "", html_text)<text:tab/>#1</text:p>
      <text:p text:style-name="P40"><text:tab/>text = re.sub(r"&lt;[Pp][^&gt;]*?&gt;", "\n\n", text)<text:tab/>#2</text:p>
      <text:p text:style-name="P40"><text:tab/>text = re.sub(r"&lt;[^&gt;]*?&gt;", "", text)<text:tab/>#3</text:p>
      <text:p text:style-name="P40"><text:tab/>text = re.sub(r"&amp;#(\d+);", lambda m: chr(int(m.group(1))), text)<text:tab/><text:span text:style-name="T30">#4</text:span></text:p>
      <text:p text:style-name="P40"><text:tab/>text = re.sub(r"&amp;([A-Za-z]+);", char_from_entity, text)<text:tab/>#5</text:p>
      <text:p text:style-name="P40"><text:tab/>text = re.sub(r"\n(?:[ \xA0\t]+\n)+", "\n", text)<text:tab/>#6</text:p>
      <text:p text:style-name="P40"><text:tab/>return re.sub(r"\n\n+", "\n\n", text.strip())<text:tab/>#7</text:p>
      <text:p text:style-name="P3">The first regex, <text:span text:style-name="Inline_20_Code"><text:span text:style-name="T7">&lt;!--(?:.|\n)*?--&gt;</text:span></text:span>, matches <text:span text:style-name="T2">html</text:span> comments, including those with other <text:span text:style-name="T2">html</text:span> tags nested inside them. The <text:span text:style-name="Console">re.sub()</text:span> function replaces as many matches as it finds with the replacement—deleting the matches if the replacement is an empty string, as it is here. (We can specify a maximum number of matches by giving an additional integer argument at the end.)</text:p>
      <text:p text:style-name="P3">We are careful to use non-greedy (minimal) matching to ensure that we delete one comment for each match; if we did not do this we would delete from the start of the first comment to the end of the last comment.</text:p>
      <text:p text:style-name="P3"><draw:frame text:anchor-type="paragraph" draw:z-index="22" draw:name="p498 info" draw:style-name="gr6" draw:text-style-name="P38" svg:width="1.571cm" svg:height="3.548cm" svg:x="-1.67cm" svg:y="0cm"><draw:text-box draw:corner-radius="0.199cm"><text:p text:style-name="P37"><text:span text:style-name="T29">3.0</text:span></text:p></draw:text-box></draw:frame>In Python 3.0, the <text:span text:style-name="Console">re.sub()</text:span> function does not accept any flags as arguments, and since <text:span text:style-name="Inline_20_Code"><text:span text:style-name="T7">.</text:span></text:span> means “<text:span text:style-name="T1">any character except newline</text:span>”, we must look for <text:span text:style-name="Inline_20_Code"><text:span text:style-name="T7">. or \n</text:span></text:span>. And we must look for these using alternation rather than a character class, since inside a character class <text:span text:style-name="Inline_20_Code"><text:span text:style-name="T7">.</text:span></text:span> has its literal meaning, that is, period. An alternative would be to begin the regex with the flag embedded, for example, <text:span text:style-name="Inline_20_Code"><text:span text:style-name="T7">(?s)&lt;!--.*?--&gt;</text:span></text:span>, or we could compile a regex object with the <text:span text:style-name="Console">re.DOTALL</text:span> flag, in which case the regex would simply be <text:span text:style-name="Inline_20_Code"><text:span text:style-name="T7">&lt;!--.*?--&gt;</text:span></text:span>.</text:p>
      <text:p text:style-name="P3"><draw:frame text:anchor-type="paragraph" draw:z-index="23" draw:name="p498 info#2" draw:style-name="gr7" draw:text-style-name="P38" svg:width="1.571cm" svg:height="1.038cm" svg:x="-1.67cm" svg:y="0cm"><draw:text-box draw:corner-radius="0.199cm"><text:p text:style-name="P37"><text:span text:style-name="T29">3.1</text:span></text:p></draw:text-box></draw:frame>From Python 3.1, <text:span text:style-name="Console">re.split()</text:span>, <text:span text:style-name="Console">re.sub()</text:span>, and <text:span text:style-name="Console">re.subn()</text:span>, can all accept a flags argument, so we could simply use <text:span text:style-name="Inline_20_Code"><text:span text:style-name="T7">&lt;!--.*?--&gt;</text:span></text:span> and pass the <text:span text:style-name="Console">re.DOTALL</text:span> flag.</text:p>
      <text:p text:style-name="P3">The second regex, <text:span text:style-name="Inline_20_Code"><text:span text:style-name="T7">&lt;[Pp][^&gt;]*?&gt;</text:span></text:span>, matches opening paragraph tags (such as <text:span text:style-name="Inline_20_Code">&lt;P&gt;</text:span> or <text:span text:style-name="Inline_20_Code">&lt;p align="center"&gt;</text:span>). It matches the opening <text:span text:style-name="Console">&lt;p</text:span> (or <text:span text:style-name="Console">&lt;P</text:span>), then any attributes (using non-greedy matching), and finally the closing <text:span text:style-name="Console">&gt;</text:span>. The second call to the <text:span text:style-name="Console">re.sub()</text:span> function uses this regex to replace opening paragraph tags with two newline characters (the standard way to delimit a paragraph in a plain text file).</text:p>
      <text:p text:style-name="P3">The third regex, <text:span text:style-name="Inline_20_Code"><text:span text:style-name="T7">&lt;[^&gt;]*?&gt;</text:span></text:span>, matches any tag and is used in the third <text:span text:style-name="Console">re.sub()</text:span> call to delete all the remaining tags.</text:p>
      <text:p text:style-name="P3"><text:span text:style-name="T2">html</text:span> entities are a way of specifying non-<text:span text:style-name="T2">ascii</text:span> characters using <text:span text:style-name="T2">ascii </text:span>characters. They come in two forms: <text:span text:style-name="Console">&amp;name</text:span>; where <text:span text:style-name="T1">name</text:span> is the name of the character—for example, <text:span text:style-name="Inline_20_Code">&amp;copy;</text:span> for <text:span text:style-name="Inline_20_Code">©</text:span>—and <text:span text:style-name="Console">&amp;#digits;</text:span> where <text:span text:style-name="T1">digits</text:span> are decimal digits identifying the Unicode code point—for example, <text:span text:style-name="Inline_20_Code">&amp;#165;</text:span> for <text:span text:style-name="Inline_20_Code">¥</text:span>. The fourth call to <text:span text:style-name="Console">re.sub()</text:span> uses the regex <text:span text:style-name="Inline_20_Code"><text:span text:style-name="T7">&amp;#(\d+);</text:span></text:span>, which matches the <text:soft-page-break/>digits form and captures the digits into capture group 1. Instead of a literal replacement text we have passed a lambda function. When a function is passed to <text:span text:style-name="Console">re.sub()</text:span> it calls the function once for each time it matches, passing the match object as the function’s sole argument. Inside the lambda function we retrieve the digits (as a string), convert to an integer using the built-in <text:span text:style-name="Console">int()</text:span> function, and then use the built-in <text:span text:style-name="Console">chr()</text:span> function to obtain the Unicode character for the given code point. The function’s return value (or in the case of a lambda expression, the result of the expression) is used as the replacement text.</text:p>
      <text:p text:style-name="P3">The fifth <text:span text:style-name="Console">re.sub()</text:span> call uses the regex <text:span text:style-name="Inline_20_Code"><text:span text:style-name="T7">&amp;([A-Za-z]+);</text:span></text:span> to capture named entities. The standard library’s <text:span text:style-name="Console">html.entities</text:span> module contains dictionaries of entities, including <text:span text:style-name="Console">name2codepoint</text:span> whose keys are entity names and whose values are integer code points. The <text:span text:style-name="Console">re.sub()</text:span> function calls the local <text:span text:style-name="Console">char_from_entity()</text:span> function every time it has a match. The <text:span text:style-name="Console">char_from_entity()</text:span> function uses <text:span text:style-name="Console">dict.get()</text:span> with a default argument of <text:span text:style-name="T1">0xFFFD</text:span> (the code point of the standard Unicode replacement character—often depicted as ? ). This ensures that a code point is always retrieved and it is used with the <text:span text:style-name="Console">chr()</text:span> function to return a suitable character to replace the named entity with—using the Unicode replacement character if the entity name is invalid.</text:p>
      <text:p text:style-name="P3">The sixth <text:span text:style-name="Console">re.sub()</text:span> call’s regex, <text:span text:style-name="Inline_20_Code"><text:span text:style-name="T7">\n(?:[ \xA0\t]+\n)+</text:span></text:span>, is used to delete lines that contain only whitespace. The character class we have used contains a space, a non-breaking space (which <text:span text:style-name="Console">&amp;nbsp;</text:span> entities are replaced with in the preceding regex), and a tab. The regex matches a newline (the one at the end of a line that precedes one or more whitespace-only lines), then at least one (and as many as possible) lines that contain only whitespace. Since the match includes the newline, from the line preceding the whitespace-only lines we must replace the match with a single newline; otherwise, we would delete not just the whitespace-only lines but also the newline of the line that preceded them.</text:p>
      <text:p text:style-name="P3">The result of the seventh and last <text:span text:style-name="Console">re.sub()</text:span> call is returned to the caller. This regex, <text:span text:style-name="Inline_20_Code"><text:span text:style-name="T7">\n\n+</text:span></text:span>, is used to replace sequences of two or more newlines with exactly two newlines, that is, to ensure that each paragraph is separated by just one blank line.</text:p>
      <text:p text:style-name="P3">In the <text:span text:style-name="T2">html</text:span> example none of the replacements were directly taken from the match (although <text:span text:style-name="T2">html</text:span> entity names and numbers were used), but in some situations the replacement might need to include all or some of the matching text. For example, if we have a list of names, each of the form <text:span text:style-name="Inline_20_Code">Forename Middlename1 … MiddlenameN Surname</text:span>, where there may be any number of middle names (including none), and we want to produce a new version of the list with each item of the form Surname, Forename Middlename1…MiddlenameN, we can easily do so using a regex:</text:p>
      <text:p text:style-name="P32">new_names = []</text:p>
      <text:p text:style-name="P32">for name in names:</text:p>
      <text:p text:style-name="P32"><text:soft-page-break/><text:tab/>name = re.sub(r"(\w+(?:\s+\w+)*)\s+(\w+)", r"\2, \1", name)</text:p>
      <text:p text:style-name="P32"><text:tab/>new_names.append(name)</text:p>
      <text:p text:style-name="P3">The first part of the regex, <text:span text:style-name="Inline_20_Code"><text:span text:style-name="T7">(\w+(?:\s+\w+)*)</text:span></text:span>, matches the forename with the first <text:span text:style-name="Inline_20_Code"><text:span text:style-name="T7">\w+</text:span></text:span> expression and zero or more middle names with the <text:span text:style-name="Inline_20_Code"><text:span text:style-name="T7">(?:\s+\w+)*</text:span></text:span> expression. The middle name expression matches zero or more occurrences of whitespace followed by a word. The second part of the regex, <text:span text:style-name="Inline_20_Code"><text:span text:style-name="T7">\s+(\w+)</text:span></text:span>, matches the whitespace that follows the forename (and middle names) and the surname.</text:p>
      <text:p text:style-name="P3">If the regex looks a bit too much like line noise, we can use named capture groups to improve legibility and make it more maintainable:</text:p>
      <text:p text:style-name="P31">name = re.sub(r"(?P&lt;forenames&gt;\w+(?:\s+\w+)*)"</text:p>
      <text:p text:style-name="P31"><text:s text:c="14"/>r"\s+(?P&lt;surname&gt;\w+)",</text:p>
      <text:p text:style-name="P31"><text:s text:c="14"/>r"\g&lt;surname&gt;, \g&lt;forenames&gt;", name)</text:p>
      <text:p text:style-name="P3">Captured text can be referred to in a <text:span text:style-name="Console">sub()</text:span> or <text:span text:style-name="Console">subn()</text:span> function or method by using the syntax <text:span text:style-name="Inline_20_Code"><text:span text:style-name="T7">\i or \g&lt;id&gt;</text:span></text:span> where <text:span text:style-name="Console">i</text:span> is the number of the capture group and <text:span text:style-name="Console">id</text:span> is the name or number of the capture group—so <text:span text:style-name="Inline_20_Code"><text:span text:style-name="T7">\1</text:span></text:span> is the same as <text:span text:style-name="Inline_20_Code"><text:span text:style-name="T7">\</text:span></text:span><text:span text:style-name="Inline_20_Code"><text:span text:style-name="T31">⁠</text:span></text:span><text:span text:style-name="Inline_20_Code"><text:span text:style-name="T7">g&lt;1&gt;</text:span></text:span>, and in this example, the same as <text:span text:style-name="Inline_20_Code"><text:span text:style-name="T7">\g&lt;forenames&gt;</text:span></text:span>. This syntax can also be used in the string passed to a match object’s <text:span text:style-name="Console">expand()</text:span> method.</text:p>
      <text:p text:style-name="P3">Why doesn’t the first part of the regex grab the entire name? After all, it is using greedy matching. In fact it will, but then the match will fail because although the middle names part can match zero or more times, the surname part must match exactly once, but the greedy middle names part has grabbed everything. Having failed, the regular expression engine will then backtrack, giving up the last “<text:span text:style-name="T1">middle name</text:span>” and thus allowing the surname to match. Although greedy matches match as much as possible, they stop if matching more would make the match fail.</text:p>
      <text:p text:style-name="P3">For example, if the name is “<text:span text:style-name="T1">John le Carré</text:span>”, the regex will first match the entire name, that is, <text:span text:style-name="Inline_20_Code"><text:span text:style-name="T9">John le Carré</text:span></text:span>. This satisfies the first part of the regex but leaves nothing for the surname part to match, and since the surname is mandatory (it has an implicit quantifier of <text:span text:style-name="Console">1</text:span>), the regex has failed. Since the middle names part is quantified by <text:span text:style-name="Inline_20_Code"><text:span text:style-name="T7">*</text:span></text:span>, it can match zero or more times (currently it is matching twice, “<text:span text:style-name="T1"> le</text:span>” and “<text:span text:style-name="T1"> Carré</text:span>”), so the regular expression engine can make it give up some of its match without causing it to fail. Therefore, the regex backtracks, giving up the last <text:span text:style-name="Inline_20_Code"><text:span text:style-name="T7">\s+\w+</text:span></text:span> (i.e., “<text:span text:style-name="T1"> Carré</text:span>”), so the match becomes <text:span text:style-name="Inline_20_Code"><text:span text:style-name="T9">John le</text:span></text:span><text:span text:style-name="Inline_20_Code"> </text:span><text:span text:style-name="Inline_20_Code"><text:span text:style-name="T9">Carré</text:span></text:span><text:span text:style-name="T32"> </text:span>with the match satisfying the whole regex and with the two match groups containing the correct texts.</text:p>
      <text:p text:style-name="P39">There’s one weakness in the regex as written: It doesn’t cope correctly with forenames that are written using an initial, such as “<text:span text:style-name="T1">James W. Loewen</text:span>”, or “<text:span text:style-name="T1">J. R. R. Tolkein</text:span>”. This is because <text:span text:style-name="Inline_20_Code"><text:span text:style-name="T7">\w</text:span></text:span> matches word characters and these don’t include period. One obvious—but incorrect—solution is to change the forenames part of the regex’s <text:span text:style-name="Inline_20_Code"><text:span text:style-name="T7">\w+</text:span></text:span> expression to <text:span text:style-name="Inline_20_Code"><text:span text:style-name="T7">[\w.]+</text:span></text:span>, in both places that it </text:p>
      <table:table table:name="Table-13.7-Match-Object-Attributes-and-Methods" table:style-name="Table-13.7-Match-Object-Attributes-and-Methods">
        <table:table-column table:style-name="Table-13.7-Match-Object-Attributes-and-Methods.A"/>
        <table:table-column table:style-name="Table-13.7-Match-Object-Attributes-and-Methods.B"/>
        <table:table-header-rows>
          <text:soft-page-break/>
          <table:table-row table:style-name="Table-13.7-Match-Object-Attributes-and-Methods.1">
            <table:table-cell table:style-name="Table-13.7-Match-Object-Attributes-and-Methods.A1" table:number-columns-spanned="2" office:value-type="string">
              <text:p text:style-name="P34"><text:span text:style-name="Caption_20_characters">Table </text:span><text:span text:style-name="Caption_20_characters"><text:sequence text:ref-name="refTable6" text:name="Table" text:formula="ooow:Table+1" style:num-format="1">13.7</text:sequence></text:span><text:span text:style-name="Caption_20_characters">:</text:span> <text:bookmark-start text:name="Match Object Attributes and Methods"/>Match Object Attributes and Methods<text:bookmark-end text:name="Match Object Attributes and Methods"/></text:p>
            </table:table-cell>
            <table:covered-table-cell/>
          </table:table-row>
          <table:table-row table:style-name="Table-13.7-Match-Object-Attributes-and-Methods.1">
            <table:table-cell table:style-name="Table-13.7-Match-Object-Attributes-and-Methods.A2" office:value-type="string">
              <text:p text:style-name="P35">Syntax</text:p>
            </table:table-cell>
            <table:table-cell table:style-name="Table-13.7-Match-Object-Attributes-and-Methods.B2" office:value-type="string">
              <text:p text:style-name="P41">Description</text:p>
            </table:table-cell>
          </table:table-row>
        </table:table-header-rows>
        <table:table-row>
          <table:table-cell table:style-name="Table-13.7-Match-Object-Attributes-and-Methods.A3" office:value-type="string">
            <text:p text:style-name="P36"><text:span text:style-name="Console">m.end(g)</text:span></text:p>
          </table:table-cell>
          <table:table-cell table:style-name="Table-13.7-Match-Object-Attributes-and-Methods.B3" office:value-type="string">
            <text:p text:style-name="P36">Returns the end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4" office:value-type="string">
            <text:p text:style-name="P36"><text:span text:style-name="Console">m.endpos</text:span></text:p>
          </table:table-cell>
          <table:table-cell table:style-name="Table-13.7-Match-Object-Attributes-and-Methods.B4" office:value-type="string">
            <text:p text:style-name="P36">The search’s end position (the end of the text or the end given to <text:span text:style-name="Console">match()</text:span> or <text:span text:style-name="Console">search()</text:span>)</text:p>
          </table:table-cell>
        </table:table-row>
        <table:table-row>
          <table:table-cell table:style-name="Table-13.7-Match-Object-Attributes-and-Methods.A5" office:value-type="string">
            <text:p text:style-name="P36"><text:span text:style-name="Console">m.expand(s)</text:span></text:p>
          </table:table-cell>
          <table:table-cell table:style-name="Table-13.7-Match-Object-Attributes-and-Methods.B5" office:value-type="string">
            <text:p text:style-name="P36">Returns string <text:span text:style-name="Console">s</text:span> with capture markers (<text:span text:style-name="Inline_20_Code"><text:span text:style-name="T7">\1</text:span></text:span>, <text:span text:style-name="Inline_20_Code"><text:span text:style-name="T7">\2</text:span></text:span>, <text:span text:style-name="Inline_20_Code"><text:span text:style-name="T7">\g&lt;name&gt;</text:span></text:span>, and similar) replaced by the corresponding captures</text:p>
          </table:table-cell>
        </table:table-row>
        <table:table-row>
          <table:table-cell table:style-name="Table-13.7-Match-Object-Attributes-and-Methods.A4" office:value-type="string">
            <text:p text:style-name="P36"><text:span text:style-name="Console">m.group(g,</text:span></text:p>
            <text:p text:style-name="P36"><text:span text:style-name="Console"><text:s text:c="9"/>…)</text:span></text:p>
          </table:table-cell>
          <table:table-cell table:style-name="Table-13.7-Match-Object-Attributes-and-Methods.B4" office:value-type="string">
            <text:p text:style-name="P36">Returns the numbered or named capture group g; if more than one is given a tuple of corresponding capture groups is returned (the whole match is group <text:span text:style-name="Console">0</text:span>)</text:p>
          </table:table-cell>
        </table:table-row>
        <table:table-row>
          <table:table-cell table:style-name="Table-13.7-Match-Object-Attributes-and-Methods.A5" office:value-type="string">
            <text:p text:style-name="P36"><text:span text:style-name="Console">m.groupdict(</text:span></text:p>
            <text:p text:style-name="P36"><text:span text:style-name="Console"><text:s text:c="4"/>default)</text:span></text:p>
          </table:table-cell>
          <table:table-cell table:style-name="Table-13.7-Match-Object-Attributes-and-Methods.B5" office:value-type="string">
            <text:p text:style-name="P36">Returns a dictionary of all the named capture groups with the names as keys and the captures as values; if a default is given this is the value used for capture groups that did not participate in the match</text:p>
          </table:table-cell>
        </table:table-row>
        <table:table-row>
          <table:table-cell table:style-name="Table-13.7-Match-Object-Attributes-and-Methods.A4" office:value-type="string">
            <text:p text:style-name="P36"><text:span text:style-name="Console">m.groups(</text:span></text:p>
            <text:p text:style-name="P36"><text:span text:style-name="Console"><text:s text:c="4"/>default)</text:span></text:p>
          </table:table-cell>
          <table:table-cell table:style-name="Table-13.7-Match-Object-Attributes-and-Methods.B4" office:value-type="string">
            <text:p text:style-name="P36">Returns a tuple of all the capture groups starting from <text:span text:style-name="Console">1</text:span>; if a default is given this is the value used for capture groups that did not participate in the match</text:p>
          </table:table-cell>
        </table:table-row>
        <table:table-row>
          <table:table-cell table:style-name="Table-13.7-Match-Object-Attributes-and-Methods.A5" office:value-type="string">
            <text:p text:style-name="P36"><text:span text:style-name="Console">m.lastgroup</text:span></text:p>
          </table:table-cell>
          <table:table-cell table:style-name="Table-13.7-Match-Object-Attributes-and-Methods.B5" office:value-type="string">
            <text:p text:style-name="P36">The name of the highest numbered capturing group that matched or <text:span text:style-name="Console">None</text:span> if there isn’t one or if no names are used</text:p>
          </table:table-cell>
        </table:table-row>
        <table:table-row>
          <table:table-cell table:style-name="Table-13.7-Match-Object-Attributes-and-Methods.A10" office:value-type="string">
            <text:p text:style-name="P36"><text:span text:style-name="Console">m.lastindex</text:span></text:p>
          </table:table-cell>
          <table:table-cell table:style-name="Table-13.7-Match-Object-Attributes-and-Methods.B10" office:value-type="string">
            <text:p text:style-name="P36">The number of the highest capturing group that matched or <text:span text:style-name="Console">None</text:span> if there isn’t one</text:p>
          </table:table-cell>
        </table:table-row>
        <table:table-row>
          <table:table-cell table:style-name="Table-13.7-Match-Object-Attributes-and-Methods.A11" office:value-type="string">
            <text:p text:style-name="P36"><text:span text:style-name="Console">m.pos</text:span></text:p>
          </table:table-cell>
          <table:table-cell table:style-name="Table-13.7-Match-Object-Attributes-and-Methods.B11" office:value-type="string">
            <text:p text:style-name="P36">The start position to look from (the start of the text or the start given to <text:span text:style-name="Console">match()</text:span> or <text:span text:style-name="Console">search()</text:span>)</text:p>
          </table:table-cell>
        </table:table-row>
        <table:table-row>
          <table:table-cell table:style-name="Table-13.7-Match-Object-Attributes-and-Methods.A12" office:value-type="string">
            <text:p text:style-name="P36"><text:span text:style-name="Console">m.re</text:span></text:p>
          </table:table-cell>
          <table:table-cell table:style-name="Table-13.7-Match-Object-Attributes-and-Methods.B12" office:value-type="string">
            <text:p text:style-name="P36">The regex object which produced this match object</text:p>
          </table:table-cell>
        </table:table-row>
        <table:table-row>
          <table:table-cell table:style-name="Table-13.7-Match-Object-Attributes-and-Methods.A13" office:value-type="string">
            <text:p text:style-name="P36"><text:span text:style-name="Console">m.span(g)</text:span></text:p>
          </table:table-cell>
          <table:table-cell table:style-name="Table-13.7-Match-Object-Attributes-and-Methods.B13" office:value-type="string">
            <text:p text:style-name="P36">Returns the start and end positions of the match in the text for group <text:span text:style-name="Console">g</text:span> if given (or for group <text:span text:style-name="Console">0</text:span>, the whole match); returns <text:span text:style-name="Inline_20_Code">(-1, -1)</text:span> if the group did not participate in the match</text:p>
          </table:table-cell>
        </table:table-row>
        <table:table-row>
          <table:table-cell table:style-name="Table-13.7-Match-Object-Attributes-and-Methods.A13" office:value-type="string">
            <text:p text:style-name="P36"><text:span text:style-name="Console">m.start(g)</text:span></text:p>
          </table:table-cell>
          <table:table-cell table:style-name="Table-13.7-Match-Object-Attributes-and-Methods.B13" office:value-type="string">
            <text:p text:style-name="P36">Returns the start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15" office:value-type="string">
            <text:p text:style-name="P36"><text:span text:style-name="Console">m.string</text:span></text:p>
          </table:table-cell>
          <table:table-cell table:style-name="Table-13.7-Match-Object-Attributes-and-Methods.B15" office:value-type="string">
            <text:p text:style-name="P36">The string that was passed to <text:span text:style-name="Console">match()</text:span> or <text:span text:style-name="Console">search()</text:span></text:p>
          </table:table-cell>
        </table:table-row>
      </table:table>
      <text:p text:style-name="P42">occurs. A period in a character class is taken to be a literal period, and character class short-hands retain their meaning inside character classes, so the new expression matches word characters or periods. But this would allow for names like “.”, “..”, “.A”, “.A.”, and so on. In view of this, a more subtle approach is required.</text:p>
      <text:p text:style-name="P43"><text:soft-page-break/>name = re.sub(r"(?P&lt;forenames&gt;\w+\.?(?:\s+\w+\.?)*)"</text:p>
      <text:p text:style-name="P31"><text:s text:c="14"/>r"\s+(?P&lt;surname&gt;\w+)",</text:p>
      <text:p text:style-name="P31"><text:s text:c="14"/>r"\g&lt;surname&gt;, \g&lt;forenames&gt;", name)</text:p>
      <text:p text:style-name="P3">Here we have changed the forenames part of the regex (the first line). The first part of the forenames regex matches one or more word characters optionally followed by a period. The second part matches at least one whitespace character, then one or more word characters optionally followed by a period, with the whole of this second part itself matching zero or more times.</text:p>
      <text:p text:style-name="P3">When we use alternation (<text:span text:style-name="Inline_20_Code"><text:span text:style-name="T7">|</text:span></text:span>) with two or more alternatives capturing, we don’t know which alternative matched, so we don’t know which capture group to retrieve the captured text from. We can of course iterate over all the groups to find the non-empty one, but quite often in this situation the match object’s <text:span text:style-name="Console">lastindex</text:span> attribute can give us the number of the group we want. We will look at one last example to illustrate this and to give us a little bit more regex practice.</text:p>
      <text:p text:style-name="P3">Suppose we want to find out what encoding an <text:span text:style-name="T2">html</text:span>, <text:span text:style-name="T2">xml</text:span>, or Python file is using. We could open the file in binary mode, and read, say, the first 1,000 bytes into a bytes object. We could then close the file, look for an encoding in the bytes, and reopen the file in text mode using the encoding we found or using a fallback encoding (such as <text:span text:style-name="T2">utf-8</text:span>). The regex engine expects regexes to be supplied as strings, but the text the regex is applied to can be a <text:span text:style-name="Console">str</text:span>, <text:span text:style-name="Console">bytes</text:span>, or <text:span text:style-name="Console">bytearray</text:span> object, and when <text:span text:style-name="Console">bytes</text:span> or <text:span text:style-name="Console">bytearray</text:span> objects are used, all the functions and methods return bytes instead of strings, and the <text:span text:style-name="Console">re.</text:span><text:span text:style-name="Console"><text:span text:style-name="T2">ascii</text:span></text:span> flag is implicitly switched on.</text:p>
      <text:p text:style-name="P3">For <text:span text:style-name="T2">html</text:span> files the encoding is normally specified in a <text:span text:style-name="Inline_20_Code">&lt;meta&gt;</text:span> tag (if specified at all), for example, <text:span text:style-name="Inline_20_Code">&lt;meta http‑equiv='Content‑Type' content='text/html; charset=</text:span><text:span text:style-name="Inline_20_Code"><text:span text:style-name="T2">iso-8859-1</text:span></text:span><text:span text:style-name="Inline_20_Code">'/&gt;</text:span>. <text:span text:style-name="T2">xml</text:span> files are <text:span text:style-name="T2">utf-8</text:span> by default, but this can be overridden, for example, <text:span text:style-name="Inline_20_Code">&lt;?xml version="1.0" encoding="Shift_JIS"?&gt;</text:span>. Python 3 files are also <text:span text:style-name="T2">utf-8</text:span> by default, but again this can be overridden by including a line such as <text:span text:style-name="Inline_20_Code"># encoding: latin1</text:span> or <text:span text:style-name="Inline_20_Code"># -*- coding: latin1 -*</text:span>- immediately after the shebang line.</text:p>
      <text:p text:style-name="P3">Here is how we would find the encoding, assuming that the variable binary is a <text:span text:style-name="Console">bytes</text:span> object containing the first 1,000 bytes of an <text:span text:style-name="T2">html</text:span>, <text:span text:style-name="T2">xml</text:span>, or Python file:</text:p>
      <text:p text:style-name="P44">match = re.search(r"""(?&lt;![-\w])<text:tab/>#1</text:p>
      <text:p text:style-name="P44"><text:s text:c="22"/>(?:(?:en)?coding|charset)<text:tab/>#2</text:p>
      <text:p text:style-name="P44"><text:s text:c="22"/>(?:=(["'])?([-\w]+)(?(1)\1)<text:tab/>#3</text:p>
      <text:p text:style-name="P44"><text:s text:c="22"/>|:\s*([-\w]+))""".encode("utf8"),</text:p>
      <text:p text:style-name="P44"><text:s text:c="22"/>binary, re.IGNORECASE|re.VERBOSE)</text:p>
      <text:p text:style-name="P44">encoding = match.group(match.lastindex) if match else b"utf8"</text:p>
      <text:p text:style-name="P45"><text:soft-page-break/>To search a bytes object we must specify a pattern that is also a bytes object. In this case we want the convenience of using a raw string, so we use one and convert it to a bytes object as the <text:span text:style-name="Console">re.search()</text:span> function’s first argument.</text:p>
      <text:p text:style-name="P3"><draw:frame text:anchor-type="paragraph" draw:z-index="24" draw:name="p502 jump" draw:style-name="gr8" draw:text-style-name="P6" svg:width="1.571cm" svg:height="2.28cm" svg:x="-1.67cm" svg:y="0cm"><draw:text-box draw:corner-radius="0.199cm"><text:p text:style-name="P5"><text:span text:style-name="T4">Cond­itional matching</text:span></text:p><text:p><text:span text:style-name="T6"><text:a xlink:href="#Conditional Matching" xlink:type="simple">492 ⮜</text:a></text:span></text:p></draw:text-box></draw:frame>The first part of the regex itself is a look-behind assertion that says that the match cannot be preceded by a hyphen or a word character. The second part matches “<text:span text:style-name="T1">encoding</text:span>”, “<text:span text:style-name="T1">coding</text:span>”, or “<text:span text:style-name="T1">charset</text:span>” and could have been written as <text:span text:style-name="Inline_20_Code"><text:span text:style-name="T7">(?:encoding|coding|charset)</text:span></text:span>. We have made the third part span two lines to emphasise the fact that it has two alternating parts, <text:span text:style-name="Inline_20_Code"><text:span text:style-name="T7">=(["'])?([-\w]+)(?(1)\1) </text:span></text:span>and <text:span text:style-name="Inline_20_Code"><text:span text:style-name="T7">:\s*([-\w]+)</text:span></text:span>, only one of which can match. The first of these matches an<text:span text:style-name="T33"> </text:span>equals sign followed by one or more word or hyphen characters (optionally enclosed in matching quotes using a conditional match), and the second matches a colon and then optional whitespace followed by one or more word or hyphen characters. (Recall that a hyphen inside a character class is taken to be a literal hyphen if it is the first character; otherwise, it means a range of characters, for example, <text:span text:style-name="Inline_20_Code"><text:span text:style-name="T7">[0-9]</text:span></text:span>.)</text:p>
      <text:p text:style-name="P3">We have used the <text:span text:style-name="Console">re.IGNORECASE</text:span> flag to avoid having to write <text:span text:style-name="Inline_20_Code"><text:span text:style-name="T7">(?:</text:span></text:span><text:span text:style-name="Inline_20_Code"><text:span text:style-name="T34">⁠</text:span></text:span><text:span text:style-name="Inline_20_Code"><text:span text:style-name="T7">(?:</text:span></text:span><text:span text:style-name="Inline_20_Code"><text:span text:style-name="T34">⁠</text:span></text:span><text:span text:style-name="Inline_20_Code"><text:span text:style-name="T7">[Ee]</text:span></text:span><text:span text:style-name="Inline_20_Code"><text:span text:style-name="T34">⁠</text:span></text:span><text:span text:style-name="Inline_20_Code"><text:span text:style-name="T7">[Nn])? [Cc][Oo][Dd][Ii][Nn][Gg]|[Cc][Hh][Aa][Rr][Ss][Ee][Tt])</text:span></text:span> and we have used the <text:span text:style-name="Console">re.VERBOSE</text:span> flag so that we can lay out the regex neatly and include comments (in this case just numbers to make the parts easy to refer to in this text).</text:p>
      <text:p text:style-name="P3">There are three capturing match groups, all in the third part: <text:span text:style-name="Inline_20_Code"><text:span text:style-name="T7">(["'])?</text:span></text:span> which captures the optional opening quote, <text:span text:style-name="Inline_20_Code"><text:span text:style-name="T7">([-\w]+)</text:span></text:span> which captures an encoding that follows an equals sign, and the second <text:span text:style-name="Inline_20_Code"><text:span text:style-name="T7">([-\w]+)</text:span></text:span> (on the following line) that captures an encoding that follows a colon. We are only interested in the encoding, so we want to retrieve either the second or third capture group, only one of which can match since they are alternatives. The <text:span text:style-name="Console">lastindex</text:span> attribute holds the index of the last matching capture group (either <text:span text:style-name="Console">2</text:span> or <text:span text:style-name="Console">3</text:span> when a match occurs in this example), so we retrieve whichever matched, or use a default encoding if no match was made.</text:p>
      <text:p text:style-name="P3">We have now seen all of the most frequently used <text:span text:style-name="Console">re</text:span> module functionality in action, so we will conclude this section by mentioning one last function. The <text:span text:style-name="Console">re.split()</text:span> function (or the regex object’s <text:span text:style-name="Console">split()</text:span> method) can split strings based on a regex. One common requirement is to split a text on white-space to get a list of words. This can be done using <text:span text:style-name="Inline_20_Code"><text:span text:style-name="T7">re.split(r"\s+", text)</text:span></text:span> which returns a list of words (or more precisely a list of strings, each of which matches <text:span text:style-name="Inline_20_Code"><text:span text:style-name="T7">\S+</text:span></text:span>). Regular expressions are very powerful and useful, and once they are learned, it is easy to see all text problems as requiring a regex solution. But sometimes using string methods is both sufficient and more appropriate. For example, we can just as easily split on whitespace by using <text:span text:style-name="Console">text.split()</text:span> since the <text:span text:style-name="Console">str.split()</text:span> method’s default behaviour (or with a first argument of <text:span text:style-name="Console">None</text:span>) is to split on <text:span text:style-name="Inline_20_Code"><text:span text:style-name="T7">\s+</text:span></text:span>.</text:p>
      <text:h text:style-name="P8" text:outline-level="2"><draw:frame draw:style-name="fr2" draw:name="f13-03-h2" text:anchor-type="paragraph" svg:y="-0.25cm" svg:width="1.401cm" draw:z-index="27"><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text:soft-page-break/>Summary<text:bookmark-end text:name="__RefHeading___Toc105827_3888671934 Copy 1 Copy 1 Copy 1 Copy 1 Copy 1 Copy 1 Copy 1 Copy 1 Copy 1 Copy 1 Copy 1 Copy 1 Copy 1 Copy 1 Copy 1 Copy 1 Copy 1 Copy 1 Copy 1 Copy 1 Copy 1 Copy 3"/></text:h>
      <text:p text:style-name="P3">Regular expressions offer a powerful way of searching texts for strings that match a particular pattern, and for replacing such strings with other strings which themselves can depend on what was matched.</text:p>
      <text:p text:style-name="P22">In this chapter we saw that most characters are matched literally and are implicitly quantified by <text:span text:style-name="Inline_20_Code"><text:span text:style-name="T7">{1}</text:span></text:span>. We also learned how to specify character classes—sets of characters to match—and how to negate such sets and include ranges of characters in them without having to write each character individually.</text:p>
      <text:p text:style-name="P3">We learned how to quantify expressions to match a specific number of times or to match from a given minimum to a given maximum number of times, and how to use greedy and non-greedy matching. We also learned how to group one or more expressions together so that they can be quantified (and optionally captured) as a unit.</text:p>
      <text:p text:style-name="P3">The chapter also showed how what is matched can be affected by using various assertions, such as positive and negative lookahead and look-behind, and by various flags, for example, to control the interpretation of the period and whether to use case-insensitive matching.</text:p>
      <text:p text:style-name="P3">The final section showed how to put regexes to use within the context of Python programs. In this section we learned how to use the functions provided by the <text:span text:style-name="Console">re</text:span> module, and the methods available from compiled regexes and from match objects. We also learned how to replace matches with literal strings, with literal strings that contain back-references, and with the results of function calls or lambda expressions, and how to make regexes more maintainable by using named captures and comments.</text:p>
      <text:h text:style-name="P8" text:outline-level="2"><draw:frame draw:style-name="fr2" draw:name="f13-04-h2" text:anchor-type="paragraph" svg:y="-0.25cm" svg:width="1.401cm" draw:z-index="28"><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 Copy 1"/>Exercises<text:bookmark-end text:name="__RefHeading___Toc105827_3888671934 Copy 1 Copy 1 Copy 1 Copy 1 Copy 1 Copy 1 Copy 1 Copy 1 Copy 1 Copy 1 Copy 1 Copy 1 Copy 1 Copy 1 Copy 1 Copy 1 Copy 1 Copy 1 Copy 1 Copy 1 Copy 1 Copy 3 Copy 1"/></text:h>
      <text:list text:style-name="L2">
        <text:list-item>
          <text:p text:style-name="P46">In many contexts (e.g., in some web forms), users must enter a phone number, and some of these irritate users by accepting only a specific format. Write a program that reads U.S. phone numbers with the three-digit area and seven-digit local codes accepted as ten digits, or separated into blocks using hyphens or spaces, and with the area code optionally enclosed in parentheses. For example, all of these are valid: <text:span text:style-name="Inline_20_Code">555-123-1234</text:span>, <text:span text:style-name="Inline_20_Code">(555) 1234567</text:span>, <text:span text:style-name="Inline_20_Code">(555) 123 1234</text:span>, and <text:span text:style-name="Inline_20_Code">5551234567</text:span>. Read the phone numbers from <text:span text:style-name="Console">sys.stdin</text:span> and for each one echo the number in the form “<text:span text:style-name="T1">(999) 999 9999</text:span>” or report an error for any that are invalid, or that don’t have exactly ten digits.</text:p>
          <text:p text:style-name="P46"><text:soft-page-break/><text:span text:style-name="T35">T</text:span>he regex to match these phone numbers is about ten lines long (in verbose mode) and is quite straightforward. A solution is provided in <text:span text:style-name="Filename">phone.py</text:span>, which is about twenty-five lines long.</text:p>
        </text:list-item>
        <text:list-item>
          <text:p text:style-name="P47">Write a small program that reads an <text:span text:style-name="T2">xml</text:span> or <text:span text:style-name="T2">html</text:span> file specified on the command line and for each tag that has attributes, outputs the name of the tag with its attributes shown underneath. For example, here is an extract from the program’s output when given one of the Python documentation’s <text:span text:style-name="Filename">index.html</text:span> files <text:span text:style-name="T36">(next page)</text:span>:</text:p>
        </text:list-item>
      </text:list>
      <text:p text:style-name="P31">html</text:p>
      <text:p text:style-name="P31"><text:tab/>xmlns = http://www.w3.org/1999/xhtml</text:p>
      <text:p text:style-name="P31">meta</text:p>
      <text:p text:style-name="P31"><text:tab/>http-equiv = Content-Type</text:p>
      <text:p text:style-name="P31"><text:tab/>content = text/html; charset=<text:span text:style-name="T2">utf-8</text:span></text:p>
      <text:p text:style-name="P31">li</text:p>
      <text:p text:style-name="P31"><text:tab/>class = right</text:p>
      <text:p text:style-name="P31"><text:tab/>style = margin-right: 10px</text:p>
      <text:p text:style-name="P21">One approach is to use two regexes, one to capture tags with their attributes and another to extract the name and value of each attribute. Attribute values might be quoted using single or double quotes (in which case they may contain whitespace and the quotes that are not used to enclose them), or they may be unquoted (in which case they cannot contain whitespace or quotes). It is probably easiest to start by creating a regex to handle quoted and unquoted values separately, and then merging the two regexes into a single regex to cover both cases. It is best to use named groups to make the regex more readable. This is not easy, especially since back-references cannot be used inside character classes.</text:p>
      <text:p text:style-name="P21">A solution is provided in <text:span text:style-name="Filename">extract_tags.py</text:span>, which is less than 35 lines long. The tag and attributes regex is just one line. The attribute name–value regex is half a dozen lines and uses alternation, conditional matching (twice, with one nested inside the other), and both greedy and non-greedy quantif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he Regular Expression Module</text:chapter><text:tab/><text:page-number text:select-page="current">17</text:page-number></text:p>
      </style:header>
      <style:header-left>
        <text:p text:style-name="MP2"><text:page-number text:select-page="current">16</text:page-number><text:tab/><text:chapter text:display="number-and-name" text:outline-level="1">13 Regular Expressions</text:chapter></text:p>
      </style:header-left>
      <style:header-first>
        <text:p text:style-name="MP2"><text:page-number text:select-page="current">2</text:page-number><text:tab/><text:chapter text:display="number-and-name" text:outline-level="1">13 Regular Express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p text:style-name="MP34"><draw:frame draw:style-name="Mfr4" draw:name="f13-chapter" text:anchor-type="paragraph" svg:x="0cm" svg:y="0cm" svg:width="4.001cm" svg:height="4.001cm" draw:z-index="2"><draw:text-box><text:p text:style-name="MP15"><text:span text:style-name="Caption_20_characters"><text:span text:style-name="MT8"><text:chapter text:display="number" text:outline-level="1">13</text:chapter></text:span></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0T12:35:26.800041251</dc:date>
    <meta:editing-duration>PT1H20M51S</meta:editing-duration>
    <meta:editing-cycles>11</meta:editing-cycles>
    <meta:generator>LibreOffice/24.8.3.2$Linux_X86_64 LibreOffice_project/48a6bac9e7e268aeb4c3483fcf825c94556d9f92</meta:generator>
    <meta:document-statistic meta:table-count="7" meta:image-count="0" meta:object-count="0" meta:page-count="23" meta:paragraph-count="431" meta:word-count="9629" meta:character-count="57250" meta:non-whitespace-character-count="47596"/>
  </office:meta>
</office:document-meta>
</file>